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26.23mm"/>
    </style:style>
    <style:style style:name="co16" style:family="table-column">
      <style:table-column-properties fo:break-before="auto" style:column-width="25.68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30.04mm"/>
    </style:style>
    <style:style style:name="co21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ynamic_classifi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ICU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Feature_1</text:p>
          </table:table-cell>
          <table:table-cell office:value-type="string" calcext:value-type="string">
            <text:p>Feature_2</text:p>
          </table:table-cell>
          <table:table-cell office:value-type="string" calcext:value-type="string">
            <text:p>Feature_3</text:p>
          </table:table-cell>
          <table:table-cell office:value-type="string" calcext:value-type="string">
            <text:p>Feature_4</text:p>
          </table:table-cell>
          <table:table-cell office:value-type="string" calcext:value-type="string">
            <text:p>Feature_5</text:p>
          </table:table-cell>
          <table:table-cell office:value-type="string" calcext:value-type="string">
            <text:p>Feature_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9865" calcext:value-type="float">
            <text:p>0,659865</text:p>
          </table:table-cell>
          <table:table-cell office:value-type="float" office:value="0.000864" calcext:value-type="float">
            <text:p>0,000864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0525" calcext:value-type="float">
            <text:p>0,610525</text:p>
          </table:table-cell>
          <table:table-cell office:value-type="float" office:value="0.003865" calcext:value-type="float">
            <text:p>0,0038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55887" calcext:value-type="float">
            <text:p>0,655887</text:p>
          </table:table-cell>
          <table:table-cell office:value-type="float" office:value="0.00028" calcext:value-type="float">
            <text:p>0,0002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25305" calcext:value-type="float">
            <text:p>0,625305</text:p>
          </table:table-cell>
          <table:table-cell office:value-type="float" office:value="0.001079" calcext:value-type="float">
            <text:p>0,00107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4924" calcext:value-type="float">
            <text:p>0,64924</text:p>
          </table:table-cell>
          <table:table-cell office:value-type="float" office:value="0.001084" calcext:value-type="float">
            <text:p>0,0010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4241" calcext:value-type="float">
            <text:p>0,64241</text:p>
          </table:table-cell>
          <table:table-cell office:value-type="float" office:value="0.000304" calcext:value-type="float">
            <text:p>0,00030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08467" calcext:value-type="float">
            <text:p>0,608467</text:p>
          </table:table-cell>
          <table:table-cell office:value-type="float" office:value="0.001537" calcext:value-type="float">
            <text:p>0,0015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75817" calcext:value-type="float">
            <text:p>0,575817</text:p>
          </table:table-cell>
          <table:table-cell office:value-type="float" office:value="0.003165" calcext:value-type="float">
            <text:p>0,0031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23485" calcext:value-type="float">
            <text:p>0,623485</text:p>
          </table:table-cell>
          <table:table-cell office:value-type="float" office:value="0.000929" calcext:value-type="float">
            <text:p>0,00092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40366" calcext:value-type="float">
            <text:p>0,640366</text:p>
          </table:table-cell>
          <table:table-cell office:value-type="float" office:value="0.002045" calcext:value-type="float">
            <text:p>0,00204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673489" calcext:value-type="float">
            <text:p>0,673489</text:p>
          </table:table-cell>
          <table:table-cell office:value-type="float" office:value="0.001756" calcext:value-type="float">
            <text:p>0,00175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640683" calcext:value-type="float">
            <text:p>0,640683</text:p>
          </table:table-cell>
          <table:table-cell office:value-type="float" office:value="0.002504" calcext:value-type="float">
            <text:p>0,00250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51561" calcext:value-type="float">
            <text:p>0,651561</text:p>
          </table:table-cell>
          <table:table-cell office:value-type="float" office:value="0.002747" calcext:value-type="float">
            <text:p>0,00274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626374" calcext:value-type="float">
            <text:p>0,626374</text:p>
          </table:table-cell>
          <table:table-cell office:value-type="float" office:value="0.002483" calcext:value-type="float">
            <text:p>0,00248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24408" calcext:value-type="float">
            <text:p>0,624408</text:p>
          </table:table-cell>
          <table:table-cell office:value-type="float" office:value="0.006978" calcext:value-type="float">
            <text:p>0,00697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685891" calcext:value-type="float">
            <text:p>0,685891</text:p>
          </table:table-cell>
          <table:table-cell office:value-type="float" office:value="0.001465" calcext:value-type="float">
            <text:p>0,0014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28047" calcext:value-type="float">
            <text:p>0,628047</text:p>
          </table:table-cell>
          <table:table-cell office:value-type="float" office:value="0.002155" calcext:value-type="float">
            <text:p>0,00215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63116" calcext:value-type="float">
            <text:p>0,663116</text:p>
          </table:table-cell>
          <table:table-cell office:value-type="float" office:value="0.001308" calcext:value-type="float">
            <text:p>0,00130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76993" calcext:value-type="float">
            <text:p>0,676993</text:p>
          </table:table-cell>
          <table:table-cell office:value-type="float" office:value="0.002953" calcext:value-type="float">
            <text:p>0,00295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70273" calcext:value-type="float">
            <text:p>0,670273</text:p>
          </table:table-cell>
          <table:table-cell office:value-type="float" office:value="0.001475" calcext:value-type="float">
            <text:p>0,0014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27744" calcext:value-type="float">
            <text:p>0,627744</text:p>
          </table:table-cell>
          <table:table-cell office:value-type="float" office:value="0.002484" calcext:value-type="float">
            <text:p>0,0024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2107" calcext:value-type="float">
            <text:p>0,632107</text:p>
          </table:table-cell>
          <table:table-cell office:value-type="float" office:value="0.002208" calcext:value-type="float">
            <text:p>0,00220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38493" calcext:value-type="float">
            <text:p>0,638493</text:p>
          </table:table-cell>
          <table:table-cell office:value-type="float" office:value="0.002123" calcext:value-type="float">
            <text:p>0,00212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64933" calcext:value-type="float">
            <text:p>0,64933</text:p>
          </table:table-cell>
          <table:table-cell office:value-type="float" office:value="0.001237" calcext:value-type="float">
            <text:p>0,0012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28383" calcext:value-type="float">
            <text:p>0,628383</text:p>
          </table:table-cell>
          <table:table-cell office:value-type="float" office:value="0.002125" calcext:value-type="float">
            <text:p>0,00212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655732" calcext:value-type="float">
            <text:p>0,655732</text:p>
          </table:table-cell>
          <table:table-cell office:value-type="float" office:value="0.002865" calcext:value-type="float">
            <text:p>0,0028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649151" calcext:value-type="float">
            <text:p>0,649151</text:p>
          </table:table-cell>
          <table:table-cell office:value-type="float" office:value="0.002344" calcext:value-type="float">
            <text:p>0,00234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632477" calcext:value-type="float">
            <text:p>0,632477</text:p>
          </table:table-cell>
          <table:table-cell office:value-type="float" office:value="0.002073" calcext:value-type="float">
            <text:p>0,0020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636739" calcext:value-type="float">
            <text:p>0,636739</text:p>
          </table:table-cell>
          <table:table-cell office:value-type="float" office:value="0.002677" calcext:value-type="float">
            <text:p>0,00267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607782" calcext:value-type="float">
            <text:p>0,607782</text:p>
          </table:table-cell>
          <table:table-cell office:value-type="float" office:value="0.004594" calcext:value-type="float">
            <text:p>0,0045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639142" calcext:value-type="float">
            <text:p>0,639142</text:p>
          </table:table-cell>
          <table:table-cell office:value-type="float" office:value="0.002563" calcext:value-type="float">
            <text:p>0,0025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635744" calcext:value-type="float">
            <text:p>0,635744</text:p>
          </table:table-cell>
          <table:table-cell office:value-type="float" office:value="0.004448" calcext:value-type="float">
            <text:p>0,0044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661288" calcext:value-type="float">
            <text:p>0,661288</text:p>
          </table:table-cell>
          <table:table-cell office:value-type="float" office:value="0.003144" calcext:value-type="float">
            <text:p>0,00314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655928" calcext:value-type="float">
            <text:p>0,655928</text:p>
          </table:table-cell>
          <table:table-cell office:value-type="float" office:value="0.003779" calcext:value-type="float">
            <text:p>0,00377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659971" calcext:value-type="float">
            <text:p>0,659971</text:p>
          </table:table-cell>
          <table:table-cell office:value-type="float" office:value="0.003374" calcext:value-type="float">
            <text:p>0,0033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664094" calcext:value-type="float">
            <text:p>0,664094</text:p>
          </table:table-cell>
          <table:table-cell office:value-type="float" office:value="0.003152" calcext:value-type="float">
            <text:p>0,00315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683319" calcext:value-type="float">
            <text:p>0,683319</text:p>
          </table:table-cell>
          <table:table-cell office:value-type="float" office:value="0.002292" calcext:value-type="float">
            <text:p>0,00229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6836" calcext:value-type="float">
            <text:p>0,646836</text:p>
          </table:table-cell>
          <table:table-cell office:value-type="float" office:value="0.00211" calcext:value-type="float">
            <text:p>0,0021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643193" calcext:value-type="float">
            <text:p>0,643193</text:p>
          </table:table-cell>
          <table:table-cell office:value-type="float" office:value="0.001274" calcext:value-type="float">
            <text:p>0,0012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65486" calcext:value-type="float">
            <text:p>0,65486</text:p>
          </table:table-cell>
          <table:table-cell office:value-type="float" office:value="0.001755" calcext:value-type="float">
            <text:p>0,00175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57699" calcext:value-type="float">
            <text:p>0,657699</text:p>
          </table:table-cell>
          <table:table-cell office:value-type="float" office:value="0.003036" calcext:value-type="float">
            <text:p>0,00303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22473" calcext:value-type="float">
            <text:p>0,622473</text:p>
          </table:table-cell>
          <table:table-cell office:value-type="float" office:value="0.000982" calcext:value-type="float">
            <text:p>0,00098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674374" calcext:value-type="float">
            <text:p>0,674374</text:p>
          </table:table-cell>
          <table:table-cell office:value-type="float" office:value="0.007096" calcext:value-type="float">
            <text:p>0,00709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66614" calcext:value-type="float">
            <text:p>0,66614</text:p>
          </table:table-cell>
          <table:table-cell office:value-type="float" office:value="0.000942" calcext:value-type="float">
            <text:p>0,00094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58686" calcext:value-type="float">
            <text:p>0,658686</text:p>
          </table:table-cell>
          <table:table-cell office:value-type="float" office:value="0.004641" calcext:value-type="float">
            <text:p>0,0046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60482" calcext:value-type="float">
            <text:p>0,660482</text:p>
          </table:table-cell>
          <table:table-cell office:value-type="float" office:value="0.002176" calcext:value-type="float">
            <text:p>0,0021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54607" calcext:value-type="float">
            <text:p>0,654607</text:p>
          </table:table-cell>
          <table:table-cell office:value-type="float" office:value="0.010463" calcext:value-type="float">
            <text:p>0,0104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76156" calcext:value-type="float">
            <text:p>0,476156</text:p>
          </table:table-cell>
          <table:table-cell office:value-type="float" office:value="0.000797" calcext:value-type="float">
            <text:p>0,000797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47573" calcext:value-type="float">
            <text:p>0,547573</text:p>
          </table:table-cell>
          <table:table-cell office:value-type="float" office:value="0.007639" calcext:value-type="float">
            <text:p>0,00763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31729" calcext:value-type="float">
            <text:p>0,631729</text:p>
          </table:table-cell>
          <table:table-cell office:value-type="float" office:value="0.003763" calcext:value-type="float">
            <text:p>0,0037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49379" calcext:value-type="float">
            <text:p>0,649379</text:p>
          </table:table-cell>
          <table:table-cell office:value-type="float" office:value="0.008027" calcext:value-type="float">
            <text:p>0,00802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09459" calcext:value-type="float">
            <text:p>0,709459</text:p>
          </table:table-cell>
          <table:table-cell office:value-type="float" office:value="0.007141" calcext:value-type="float">
            <text:p>0,0071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18337" calcext:value-type="float">
            <text:p>0,718337</text:p>
          </table:table-cell>
          <table:table-cell office:value-type="float" office:value="0.015252" calcext:value-type="float">
            <text:p>0,01525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28814" calcext:value-type="float">
            <text:p>0,728814</text:p>
          </table:table-cell>
          <table:table-cell office:value-type="float" office:value="0.00273" calcext:value-type="float">
            <text:p>0,002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90496" calcext:value-type="float">
            <text:p>0,690496</text:p>
          </table:table-cell>
          <table:table-cell office:value-type="float" office:value="0.006205" calcext:value-type="float">
            <text:p>0,00620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1576" calcext:value-type="float">
            <text:p>0,71576</text:p>
          </table:table-cell>
          <table:table-cell office:value-type="float" office:value="0.00451" calcext:value-type="float">
            <text:p>0,004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41401" calcext:value-type="float">
            <text:p>0,741401</text:p>
          </table:table-cell>
          <table:table-cell office:value-type="float" office:value="0.005968" calcext:value-type="float">
            <text:p>0,00596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744411" calcext:value-type="float">
            <text:p>0,744411</text:p>
          </table:table-cell>
          <table:table-cell office:value-type="float" office:value="0.006339" calcext:value-type="float">
            <text:p>0,00633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711104" calcext:value-type="float">
            <text:p>0,711104</text:p>
          </table:table-cell>
          <table:table-cell office:value-type="float" office:value="0.001253" calcext:value-type="float">
            <text:p>0,00125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719128" calcext:value-type="float">
            <text:p>0,719128</text:p>
          </table:table-cell>
          <table:table-cell office:value-type="float" office:value="0.006589" calcext:value-type="float">
            <text:p>0,0065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709408" calcext:value-type="float">
            <text:p>0,709408</text:p>
          </table:table-cell>
          <table:table-cell office:value-type="float" office:value="0.007471" calcext:value-type="float">
            <text:p>0,0074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649309" calcext:value-type="float">
            <text:p>0,649309</text:p>
          </table:table-cell>
          <table:table-cell office:value-type="float" office:value="0.002823" calcext:value-type="float">
            <text:p>0,00282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14446" calcext:value-type="float">
            <text:p>0,614446</text:p>
          </table:table-cell>
          <table:table-cell office:value-type="float" office:value="0.00875" calcext:value-type="float">
            <text:p>0,008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586706" calcext:value-type="float">
            <text:p>0,586706</text:p>
          </table:table-cell>
          <table:table-cell office:value-type="float" office:value="0.003222" calcext:value-type="float">
            <text:p>0,00322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70296" calcext:value-type="float">
            <text:p>0,670296</text:p>
          </table:table-cell>
          <table:table-cell office:value-type="float" office:value="0.00289" calcext:value-type="float">
            <text:p>0,002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654006" calcext:value-type="float">
            <text:p>0,654006</text:p>
          </table:table-cell>
          <table:table-cell office:value-type="float" office:value="0.006307" calcext:value-type="float">
            <text:p>0,0063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45248" calcext:value-type="float">
            <text:p>0,645248</text:p>
          </table:table-cell>
          <table:table-cell office:value-type="float" office:value="0.007869" calcext:value-type="float">
            <text:p>0,0078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602026" calcext:value-type="float">
            <text:p>0,602026</text:p>
          </table:table-cell>
          <table:table-cell office:value-type="float" office:value="0.007635" calcext:value-type="float">
            <text:p>0,0076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63889" calcext:value-type="float">
            <text:p>0,63889</text:p>
          </table:table-cell>
          <table:table-cell office:value-type="float" office:value="0.001877" calcext:value-type="float">
            <text:p>0,00187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668097" calcext:value-type="float">
            <text:p>0,668097</text:p>
          </table:table-cell>
          <table:table-cell office:value-type="float" office:value="0.004597" calcext:value-type="float">
            <text:p>0,0045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667722" calcext:value-type="float">
            <text:p>0,667722</text:p>
          </table:table-cell>
          <table:table-cell office:value-type="float" office:value="0.011484" calcext:value-type="float">
            <text:p>0,0114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619637" calcext:value-type="float">
            <text:p>0,619637</text:p>
          </table:table-cell>
          <table:table-cell office:value-type="float" office:value="0.003044" calcext:value-type="float">
            <text:p>0,00304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580706" calcext:value-type="float">
            <text:p>0,580706</text:p>
          </table:table-cell>
          <table:table-cell office:value-type="float" office:value="0.003308" calcext:value-type="float">
            <text:p>0,00330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64664" calcext:value-type="float">
            <text:p>0,64664</text:p>
          </table:table-cell>
          <table:table-cell office:value-type="float" office:value="0.00779" calcext:value-type="float">
            <text:p>0,0077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611647" calcext:value-type="float">
            <text:p>0,611647</text:p>
          </table:table-cell>
          <table:table-cell office:value-type="float" office:value="0.004216" calcext:value-type="float">
            <text:p>0,0042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643272" calcext:value-type="float">
            <text:p>0,643272</text:p>
          </table:table-cell>
          <table:table-cell office:value-type="float" office:value="0.0064" calcext:value-type="float">
            <text:p>0,006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76378" calcext:value-type="float">
            <text:p>0,576378</text:p>
          </table:table-cell>
          <table:table-cell office:value-type="float" office:value="0.004016" calcext:value-type="float">
            <text:p>0,0040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652827" calcext:value-type="float">
            <text:p>0,652827</text:p>
          </table:table-cell>
          <table:table-cell office:value-type="float" office:value="0.002758" calcext:value-type="float">
            <text:p>0,00275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666072" calcext:value-type="float">
            <text:p>0,666072</text:p>
          </table:table-cell>
          <table:table-cell office:value-type="float" office:value="0.00112" calcext:value-type="float">
            <text:p>0,001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681982" calcext:value-type="float">
            <text:p>0,681982</text:p>
          </table:table-cell>
          <table:table-cell office:value-type="float" office:value="0.012594" calcext:value-type="float">
            <text:p>0,0125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628271" calcext:value-type="float">
            <text:p>0,628271</text:p>
          </table:table-cell>
          <table:table-cell office:value-type="float" office:value="0.003194" calcext:value-type="float">
            <text:p>0,0031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630075" calcext:value-type="float">
            <text:p>0,630075</text:p>
          </table:table-cell>
          <table:table-cell office:value-type="float" office:value="0.006777" calcext:value-type="float">
            <text:p>0,00677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653237" calcext:value-type="float">
            <text:p>0,653237</text:p>
          </table:table-cell>
          <table:table-cell office:value-type="float" office:value="0.002974" calcext:value-type="float">
            <text:p>0,0029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62157" calcext:value-type="float">
            <text:p>0,62157</text:p>
          </table:table-cell>
          <table:table-cell office:value-type="float" office:value="0.008433" calcext:value-type="float">
            <text:p>0,0084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4251" calcext:value-type="float">
            <text:p>0,664251</text:p>
          </table:table-cell>
          <table:table-cell office:value-type="float" office:value="0.005518" calcext:value-type="float">
            <text:p>0,00551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70848" calcext:value-type="float">
            <text:p>0,70848</text:p>
          </table:table-cell>
          <table:table-cell office:value-type="float" office:value="0.001001" calcext:value-type="float">
            <text:p>0,00100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667575" calcext:value-type="float">
            <text:p>0,667575</text:p>
          </table:table-cell>
          <table:table-cell office:value-type="float" office:value="0.005621" calcext:value-type="float">
            <text:p>0,00562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674865" calcext:value-type="float">
            <text:p>0,674865</text:p>
          </table:table-cell>
          <table:table-cell office:value-type="float" office:value="0.009848" calcext:value-type="float">
            <text:p>0,0098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669046" calcext:value-type="float">
            <text:p>0,669046</text:p>
          </table:table-cell>
          <table:table-cell office:value-type="float" office:value="0.002795" calcext:value-type="float">
            <text:p>0,00279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640171" calcext:value-type="float">
            <text:p>0,640171</text:p>
          </table:table-cell>
          <table:table-cell office:value-type="float" office:value="0.002197" calcext:value-type="float">
            <text:p>0,0021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69449" calcext:value-type="float">
            <text:p>0,69449</text:p>
          </table:table-cell>
          <table:table-cell office:value-type="float" office:value="0.010132" calcext:value-type="float">
            <text:p>0,01013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649968" calcext:value-type="float">
            <text:p>0,649968</text:p>
          </table:table-cell>
          <table:table-cell office:value-type="float" office:value="0.002714" calcext:value-type="float">
            <text:p>0,00271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718259" calcext:value-type="float">
            <text:p>0,718259</text:p>
          </table:table-cell>
          <table:table-cell office:value-type="float" office:value="0.01011" calcext:value-type="float">
            <text:p>0,0101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664578" calcext:value-type="float">
            <text:p>0,664578</text:p>
          </table:table-cell>
          <table:table-cell office:value-type="float" office:value="0.005756" calcext:value-type="float">
            <text:p>0,00575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102" calcext:value-type="float">
            <text:p>0,60102</text:p>
          </table:table-cell>
          <table:table-cell office:value-type="float" office:value="0.002388" calcext:value-type="float">
            <text:p>0,002388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8722" calcext:value-type="float">
            <text:p>0,568722</text:p>
          </table:table-cell>
          <table:table-cell office:value-type="float" office:value="0.005585" calcext:value-type="float">
            <text:p>0,00558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70016" calcext:value-type="float">
            <text:p>0,570016</text:p>
          </table:table-cell>
          <table:table-cell office:value-type="float" office:value="0.002173" calcext:value-type="float">
            <text:p>0,0021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71491" calcext:value-type="float">
            <text:p>0,571491</text:p>
          </table:table-cell>
          <table:table-cell office:value-type="float" office:value="0.00311" calcext:value-type="float">
            <text:p>0,0031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0175" calcext:value-type="float">
            <text:p>0,570175</text:p>
          </table:table-cell>
          <table:table-cell office:value-type="float" office:value="0.001211" calcext:value-type="float">
            <text:p>0,00121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73926" calcext:value-type="float">
            <text:p>0,573926</text:p>
          </table:table-cell>
          <table:table-cell office:value-type="float" office:value="0.002027" calcext:value-type="float">
            <text:p>0,00202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585099" calcext:value-type="float">
            <text:p>0,585099</text:p>
          </table:table-cell>
          <table:table-cell office:value-type="float" office:value="0.001875" calcext:value-type="float">
            <text:p>0,0018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613517" calcext:value-type="float">
            <text:p>0,613517</text:p>
          </table:table-cell>
          <table:table-cell office:value-type="float" office:value="0.001819" calcext:value-type="float">
            <text:p>0,00181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590993" calcext:value-type="float">
            <text:p>0,590993</text:p>
          </table:table-cell>
          <table:table-cell office:value-type="float" office:value="0.000861" calcext:value-type="float">
            <text:p>0,0008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30532" calcext:value-type="float">
            <text:p>0,630532</text:p>
          </table:table-cell>
          <table:table-cell office:value-type="float" office:value="0.000528" calcext:value-type="float">
            <text:p>0,00052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583769" calcext:value-type="float">
            <text:p>0,583769</text:p>
          </table:table-cell>
          <table:table-cell office:value-type="float" office:value="0.000476" calcext:value-type="float">
            <text:p>0,0004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593137" calcext:value-type="float">
            <text:p>0,593137</text:p>
          </table:table-cell>
          <table:table-cell office:value-type="float" office:value="0.000989" calcext:value-type="float">
            <text:p>0,0009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90272" calcext:value-type="float">
            <text:p>0,590272</text:p>
          </table:table-cell>
          <table:table-cell office:value-type="float" office:value="0.000999" calcext:value-type="float">
            <text:p>0,00099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579957" calcext:value-type="float">
            <text:p>0,579957</text:p>
          </table:table-cell>
          <table:table-cell office:value-type="float" office:value="0.003393" calcext:value-type="float">
            <text:p>0,00339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608803" calcext:value-type="float">
            <text:p>0,608803</text:p>
          </table:table-cell>
          <table:table-cell office:value-type="float" office:value="0.001421" calcext:value-type="float">
            <text:p>0,00142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616351" calcext:value-type="float">
            <text:p>0,616351</text:p>
          </table:table-cell>
          <table:table-cell office:value-type="float" office:value="0.002462" calcext:value-type="float">
            <text:p>0,00246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596728" calcext:value-type="float">
            <text:p>0,596728</text:p>
          </table:table-cell>
          <table:table-cell office:value-type="float" office:value="0.000784" calcext:value-type="float">
            <text:p>0,0007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8879" calcext:value-type="float">
            <text:p>0,58879</text:p>
          </table:table-cell>
          <table:table-cell office:value-type="float" office:value="0.003235" calcext:value-type="float">
            <text:p>0,0032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607843" calcext:value-type="float">
            <text:p>0,607843</text:p>
          </table:table-cell>
          <table:table-cell office:value-type="float" office:value="0.001229" calcext:value-type="float">
            <text:p>0,00122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610095" calcext:value-type="float">
            <text:p>0,610095</text:p>
          </table:table-cell>
          <table:table-cell office:value-type="float" office:value="0.004261" calcext:value-type="float">
            <text:p>0,0042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621856" calcext:value-type="float">
            <text:p>0,621856</text:p>
          </table:table-cell>
          <table:table-cell office:value-type="float" office:value="0.001392" calcext:value-type="float">
            <text:p>0,00139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616022" calcext:value-type="float">
            <text:p>0,616022</text:p>
          </table:table-cell>
          <table:table-cell office:value-type="float" office:value="0.003802" calcext:value-type="float">
            <text:p>0,0038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594918" calcext:value-type="float">
            <text:p>0,594918</text:p>
          </table:table-cell>
          <table:table-cell office:value-type="float" office:value="0.003079" calcext:value-type="float">
            <text:p>0,00307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74459" calcext:value-type="float">
            <text:p>0,574459</text:p>
          </table:table-cell>
          <table:table-cell office:value-type="float" office:value="0.001016" calcext:value-type="float">
            <text:p>0,0010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616911" calcext:value-type="float">
            <text:p>0,616911</text:p>
          </table:table-cell>
          <table:table-cell office:value-type="float" office:value="0.001042" calcext:value-type="float">
            <text:p>0,00104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601713" calcext:value-type="float">
            <text:p>0,601713</text:p>
          </table:table-cell>
          <table:table-cell office:value-type="float" office:value="0.002486" calcext:value-type="float">
            <text:p>0,00248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613637" calcext:value-type="float">
            <text:p>0,613637</text:p>
          </table:table-cell>
          <table:table-cell office:value-type="float" office:value="0.001102" calcext:value-type="float">
            <text:p>0,0011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60042" calcext:value-type="float">
            <text:p>0,60042</text:p>
          </table:table-cell>
          <table:table-cell office:value-type="float" office:value="0.000862" calcext:value-type="float">
            <text:p>0,00086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609294" calcext:value-type="float">
            <text:p>0,609294</text:p>
          </table:table-cell>
          <table:table-cell office:value-type="float" office:value="0.001789" calcext:value-type="float">
            <text:p>0,0017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633496" calcext:value-type="float">
            <text:p>0,633496</text:p>
          </table:table-cell>
          <table:table-cell office:value-type="float" office:value="0.000807" calcext:value-type="float">
            <text:p>0,0008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625987" calcext:value-type="float">
            <text:p>0,625987</text:p>
          </table:table-cell>
          <table:table-cell office:value-type="float" office:value="0.001398" calcext:value-type="float">
            <text:p>0,00139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633953" calcext:value-type="float">
            <text:p>0,633953</text:p>
          </table:table-cell>
          <table:table-cell office:value-type="float" office:value="0.002497" calcext:value-type="float">
            <text:p>0,0024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599399" calcext:value-type="float">
            <text:p>0,599399</text:p>
          </table:table-cell>
          <table:table-cell office:value-type="float" office:value="0.000261" calcext:value-type="float">
            <text:p>0,0002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629298" calcext:value-type="float">
            <text:p>0,629298</text:p>
          </table:table-cell>
          <table:table-cell office:value-type="float" office:value="0.001595" calcext:value-type="float">
            <text:p>0,00159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566001" calcext:value-type="float">
            <text:p>0,566001</text:p>
          </table:table-cell>
          <table:table-cell office:value-type="float" office:value="0.001554" calcext:value-type="float">
            <text:p>0,00155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576901" calcext:value-type="float">
            <text:p>0,576901</text:p>
          </table:table-cell>
          <table:table-cell office:value-type="float" office:value="0.002058" calcext:value-type="float">
            <text:p>0,00205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601007" calcext:value-type="float">
            <text:p>0,601007</text:p>
          </table:table-cell>
          <table:table-cell office:value-type="float" office:value="0.001614" calcext:value-type="float">
            <text:p>0,00161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5541" calcext:value-type="float">
            <text:p>0,585541</text:p>
          </table:table-cell>
          <table:table-cell office:value-type="float" office:value="0.002181" calcext:value-type="float">
            <text:p>0,00218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613221" calcext:value-type="float">
            <text:p>0,613221</text:p>
          </table:table-cell>
          <table:table-cell office:value-type="float" office:value="0.00097" calcext:value-type="float">
            <text:p>0,000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605473" calcext:value-type="float">
            <text:p>0,605473</text:p>
          </table:table-cell>
          <table:table-cell office:value-type="float" office:value="0.001831" calcext:value-type="float">
            <text:p>0,00183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613978" calcext:value-type="float">
            <text:p>0,613978</text:p>
          </table:table-cell>
          <table:table-cell office:value-type="float" office:value="0.002748" calcext:value-type="float">
            <text:p>0,0027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610922" calcext:value-type="float">
            <text:p>0,610922</text:p>
          </table:table-cell>
          <table:table-cell office:value-type="float" office:value="0.001568" calcext:value-type="float">
            <text:p>0,00156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608735" calcext:value-type="float">
            <text:p>0,608735</text:p>
          </table:table-cell>
          <table:table-cell office:value-type="float" office:value="0.00378" calcext:value-type="float">
            <text:p>0,0037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618681" calcext:value-type="float">
            <text:p>0,618681</text:p>
          </table:table-cell>
          <table:table-cell office:value-type="float" office:value="0.000169" calcext:value-type="float">
            <text:p>0,0001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624688" calcext:value-type="float">
            <text:p>0,624688</text:p>
          </table:table-cell>
          <table:table-cell office:value-type="float" office:value="0.000137" calcext:value-type="float">
            <text:p>0,0001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618163" calcext:value-type="float">
            <text:p>0,618163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615991" calcext:value-type="float">
            <text:p>0,615991</text:p>
          </table:table-cell>
          <table:table-cell office:value-type="float" office:value="0.002747" calcext:value-type="float">
            <text:p>0,00274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57649" calcext:value-type="float">
            <text:p>0,557649</text:p>
          </table:table-cell>
          <table:table-cell office:value-type="float" office:value="0.001331" calcext:value-type="float">
            <text:p>0,00133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45329" calcext:value-type="float">
            <text:p>0,545329</text:p>
          </table:table-cell>
          <table:table-cell office:value-type="float" office:value="0.004781" calcext:value-type="float">
            <text:p>0,00478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44876" calcext:value-type="float">
            <text:p>0,544876</text:p>
          </table:table-cell>
          <table:table-cell office:value-type="float" office:value="0.002407" calcext:value-type="float">
            <text:p>0,0024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59286" calcext:value-type="float">
            <text:p>0,459286</text:p>
          </table:table-cell>
          <table:table-cell office:value-type="float" office:value="0.001016" calcext:value-type="float">
            <text:p>0,0010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87264" calcext:value-type="float">
            <text:p>0,487264</text:p>
          </table:table-cell>
          <table:table-cell office:value-type="float" office:value="0.00135" calcext:value-type="float">
            <text:p>0,001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33596" calcext:value-type="float">
            <text:p>0,533596</text:p>
          </table:table-cell>
          <table:table-cell office:value-type="float" office:value="0.003911" calcext:value-type="float">
            <text:p>0,00391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40997" calcext:value-type="float">
            <text:p>0,540997</text:p>
          </table:table-cell>
          <table:table-cell office:value-type="float" office:value="0.000522" calcext:value-type="float">
            <text:p>0,00052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75313" calcext:value-type="float">
            <text:p>0,575313</text:p>
          </table:table-cell>
          <table:table-cell office:value-type="float" office:value="0.001569" calcext:value-type="float">
            <text:p>0,0015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25362" calcext:value-type="float">
            <text:p>0,525362</text:p>
          </table:table-cell>
          <table:table-cell office:value-type="float" office:value="0.000717" calcext:value-type="float">
            <text:p>0,00071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0211" calcext:value-type="float">
            <text:p>0,50211</text:p>
          </table:table-cell>
          <table:table-cell office:value-type="float" office:value="0.006608" calcext:value-type="float">
            <text:p>0,00660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552037" calcext:value-type="float">
            <text:p>0,552037</text:p>
          </table:table-cell>
          <table:table-cell office:value-type="float" office:value="0.001876" calcext:value-type="float">
            <text:p>0,0018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65198" calcext:value-type="float">
            <text:p>0,565198</text:p>
          </table:table-cell>
          <table:table-cell office:value-type="float" office:value="0.008138" calcext:value-type="float">
            <text:p>0,00813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594306" calcext:value-type="float">
            <text:p>0,594306</text:p>
          </table:table-cell>
          <table:table-cell office:value-type="float" office:value="0.00021" calcext:value-type="float">
            <text:p>0,0002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590779" calcext:value-type="float">
            <text:p>0,590779</text:p>
          </table:table-cell>
          <table:table-cell office:value-type="float" office:value="0.001126" calcext:value-type="float">
            <text:p>0,00112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27381" calcext:value-type="float">
            <text:p>0,527381</text:p>
          </table:table-cell>
          <table:table-cell office:value-type="float" office:value="0.000371" calcext:value-type="float">
            <text:p>0,0003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9076" calcext:value-type="float">
            <text:p>0,59076</text:p>
          </table:table-cell>
          <table:table-cell office:value-type="float" office:value="0.001391" calcext:value-type="float">
            <text:p>0,00139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605097" calcext:value-type="float">
            <text:p>0,605097</text:p>
          </table:table-cell>
          <table:table-cell office:value-type="float" office:value="0.001037" calcext:value-type="float">
            <text:p>0,0010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557005" calcext:value-type="float">
            <text:p>0,557005</text:p>
          </table:table-cell>
          <table:table-cell office:value-type="float" office:value="0.000437" calcext:value-type="float">
            <text:p>0,0004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591297" calcext:value-type="float">
            <text:p>0,591297</text:p>
          </table:table-cell>
          <table:table-cell office:value-type="float" office:value="0.000151" calcext:value-type="float">
            <text:p>0,0001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588231" calcext:value-type="float">
            <text:p>0,588231</text:p>
          </table:table-cell>
          <table:table-cell office:value-type="float" office:value="0.001527" calcext:value-type="float">
            <text:p>0,00152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628713" calcext:value-type="float">
            <text:p>0,628713</text:p>
          </table:table-cell>
          <table:table-cell office:value-type="float" office:value="0.000851" calcext:value-type="float">
            <text:p>0,0008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565757" calcext:value-type="float">
            <text:p>0,565757</text:p>
          </table:table-cell>
          <table:table-cell office:value-type="float" office:value="0.003423" calcext:value-type="float">
            <text:p>0,00342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589879" calcext:value-type="float">
            <text:p>0,589879</text:p>
          </table:table-cell>
          <table:table-cell office:value-type="float" office:value="0.002143" calcext:value-type="float">
            <text:p>0,00214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57568" calcext:value-type="float">
            <text:p>0,557568</text:p>
          </table:table-cell>
          <table:table-cell office:value-type="float" office:value="0.00077" calcext:value-type="float">
            <text:p>0,0007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61044" calcext:value-type="float">
            <text:p>0,61044</text:p>
          </table:table-cell>
          <table:table-cell office:value-type="float" office:value="0.001918" calcext:value-type="float">
            <text:p>0,00191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630627" calcext:value-type="float">
            <text:p>0,630627</text:p>
          </table:table-cell>
          <table:table-cell office:value-type="float" office:value="0.001263" calcext:value-type="float">
            <text:p>0,0012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561851" calcext:value-type="float">
            <text:p>0,561851</text:p>
          </table:table-cell>
          <table:table-cell office:value-type="float" office:value="0.001195" calcext:value-type="float">
            <text:p>0,00119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61117" calcext:value-type="float">
            <text:p>0,61117</text:p>
          </table:table-cell>
          <table:table-cell office:value-type="float" office:value="0.001596" calcext:value-type="float">
            <text:p>0,00159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601386" calcext:value-type="float">
            <text:p>0,601386</text:p>
          </table:table-cell>
          <table:table-cell office:value-type="float" office:value="0.001248" calcext:value-type="float">
            <text:p>0,0012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606067" calcext:value-type="float">
            <text:p>0,606067</text:p>
          </table:table-cell>
          <table:table-cell office:value-type="float" office:value="0.00284" calcext:value-type="float">
            <text:p>0,002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568066" calcext:value-type="float">
            <text:p>0,568066</text:p>
          </table:table-cell>
          <table:table-cell office:value-type="float" office:value="0.002558" calcext:value-type="float">
            <text:p>0,00255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583634" calcext:value-type="float">
            <text:p>0,583634</text:p>
          </table:table-cell>
          <table:table-cell office:value-type="float" office:value="0.00361" calcext:value-type="float">
            <text:p>0,003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599828" calcext:value-type="float">
            <text:p>0,599828</text:p>
          </table:table-cell>
          <table:table-cell office:value-type="float" office:value="0.005249" calcext:value-type="float">
            <text:p>0,00524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592885" calcext:value-type="float">
            <text:p>0,592885</text:p>
          </table:table-cell>
          <table:table-cell office:value-type="float" office:value="0.005263" calcext:value-type="float">
            <text:p>0,0052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609663" calcext:value-type="float">
            <text:p>0,609663</text:p>
          </table:table-cell>
          <table:table-cell office:value-type="float" office:value="0.000601" calcext:value-type="float">
            <text:p>0,00060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550748" calcext:value-type="float">
            <text:p>0,550748</text:p>
          </table:table-cell>
          <table:table-cell office:value-type="float" office:value="0.001645" calcext:value-type="float">
            <text:p>0,00164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617419" calcext:value-type="float">
            <text:p>0,617419</text:p>
          </table:table-cell>
          <table:table-cell office:value-type="float" office:value="0.000776" calcext:value-type="float">
            <text:p>0,0007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5032" calcext:value-type="float">
            <text:p>0,585032</text:p>
          </table:table-cell>
          <table:table-cell office:value-type="float" office:value="0.004152" calcext:value-type="float">
            <text:p>0,00415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610561" calcext:value-type="float">
            <text:p>0,610561</text:p>
          </table:table-cell>
          <table:table-cell office:value-type="float" office:value="0.004432" calcext:value-type="float">
            <text:p>0,00443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580249" calcext:value-type="float">
            <text:p>0,580249</text:p>
          </table:table-cell>
          <table:table-cell office:value-type="float" office:value="0.001415" calcext:value-type="float">
            <text:p>0,00141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588523" calcext:value-type="float">
            <text:p>0,588523</text:p>
          </table:table-cell>
          <table:table-cell office:value-type="float" office:value="0.002873" calcext:value-type="float">
            <text:p>0,0028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604329" calcext:value-type="float">
            <text:p>0,604329</text:p>
          </table:table-cell>
          <table:table-cell office:value-type="float" office:value="0.001074" calcext:value-type="float">
            <text:p>0,0010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565543" calcext:value-type="float">
            <text:p>0,565543</text:p>
          </table:table-cell>
          <table:table-cell office:value-type="float" office:value="0.004426" calcext:value-type="float">
            <text:p>0,00442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584295" calcext:value-type="float">
            <text:p>0,584295</text:p>
          </table:table-cell>
          <table:table-cell office:value-type="float" office:value="0.000266" calcext:value-type="float">
            <text:p>0,00026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597697" calcext:value-type="float">
            <text:p>0,597697</text:p>
          </table:table-cell>
          <table:table-cell office:value-type="float" office:value="0.002859" calcext:value-type="float">
            <text:p>0,00285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605059" calcext:value-type="float">
            <text:p>0,605059</text:p>
          </table:table-cell>
          <table:table-cell office:value-type="float" office:value="0.001746" calcext:value-type="float">
            <text:p>0,00174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605845" calcext:value-type="float">
            <text:p>0,605845</text:p>
          </table:table-cell>
          <table:table-cell office:value-type="float" office:value="0.001336" calcext:value-type="float">
            <text:p>0,00133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1093" calcext:value-type="float">
            <text:p>0,411093</text:p>
          </table:table-cell>
          <table:table-cell office:value-type="float" office:value="0.0059" calcext:value-type="float">
            <text:p>0,0059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4669" calcext:value-type="float">
            <text:p>0,464669</text:p>
          </table:table-cell>
          <table:table-cell office:value-type="float" office:value="0.002431" calcext:value-type="float">
            <text:p>0,00243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78545" calcext:value-type="float">
            <text:p>0,478545</text:p>
          </table:table-cell>
          <table:table-cell office:value-type="float" office:value="0.008758" calcext:value-type="float">
            <text:p>0,00875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45396" calcext:value-type="float">
            <text:p>0,445396</text:p>
          </table:table-cell>
          <table:table-cell office:value-type="float" office:value="0.006001" calcext:value-type="float">
            <text:p>0,00600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66941" calcext:value-type="float">
            <text:p>0,566941</text:p>
          </table:table-cell>
          <table:table-cell office:value-type="float" office:value="0.003038" calcext:value-type="float">
            <text:p>0,00303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04887" calcext:value-type="float">
            <text:p>0,604887</text:p>
          </table:table-cell>
          <table:table-cell office:value-type="float" office:value="0.003678" calcext:value-type="float">
            <text:p>0,00367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27214" calcext:value-type="float">
            <text:p>0,527214</text:p>
          </table:table-cell>
          <table:table-cell office:value-type="float" office:value="0.004675" calcext:value-type="float">
            <text:p>0,0046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44582" calcext:value-type="float">
            <text:p>0,544582</text:p>
          </table:table-cell>
          <table:table-cell office:value-type="float" office:value="0.006499" calcext:value-type="float">
            <text:p>0,00649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479088" calcext:value-type="float">
            <text:p>0,479088</text:p>
          </table:table-cell>
          <table:table-cell office:value-type="float" office:value="0.002049" calcext:value-type="float">
            <text:p>0,00204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15664" calcext:value-type="float">
            <text:p>0,515664</text:p>
          </table:table-cell>
          <table:table-cell office:value-type="float" office:value="0.004751" calcext:value-type="float">
            <text:p>0,0047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16899" calcext:value-type="float">
            <text:p>0,516899</text:p>
          </table:table-cell>
          <table:table-cell office:value-type="float" office:value="0.003333" calcext:value-type="float">
            <text:p>0,0033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511578" calcext:value-type="float">
            <text:p>0,511578</text:p>
          </table:table-cell>
          <table:table-cell office:value-type="float" office:value="0.003581" calcext:value-type="float">
            <text:p>0,00358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23804" calcext:value-type="float">
            <text:p>0,523804</text:p>
          </table:table-cell>
          <table:table-cell office:value-type="float" office:value="0.002215" calcext:value-type="float">
            <text:p>0,00221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87818" calcext:value-type="float">
            <text:p>0,487818</text:p>
          </table:table-cell>
          <table:table-cell office:value-type="float" office:value="0.005422" calcext:value-type="float">
            <text:p>0,00542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89206" calcext:value-type="float">
            <text:p>0,489206</text:p>
          </table:table-cell>
          <table:table-cell office:value-type="float" office:value="0.00684" calcext:value-type="float">
            <text:p>0,006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00484" calcext:value-type="float">
            <text:p>0,004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559523" calcext:value-type="float">
            <text:p>0,559523</text:p>
          </table:table-cell>
          <table:table-cell office:value-type="float" office:value="0.008534" calcext:value-type="float">
            <text:p>0,00853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540748" calcext:value-type="float">
            <text:p>0,540748</text:p>
          </table:table-cell>
          <table:table-cell office:value-type="float" office:value="0.00737" calcext:value-type="float">
            <text:p>0,0073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27174" calcext:value-type="float">
            <text:p>0,527174</text:p>
          </table:table-cell>
          <table:table-cell office:value-type="float" office:value="0.00271" calcext:value-type="float">
            <text:p>0,002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25818" calcext:value-type="float">
            <text:p>0,525818</text:p>
          </table:table-cell>
          <table:table-cell office:value-type="float" office:value="0.009391" calcext:value-type="float">
            <text:p>0,00939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551466" calcext:value-type="float">
            <text:p>0,551466</text:p>
          </table:table-cell>
          <table:table-cell office:value-type="float" office:value="0.004644" calcext:value-type="float">
            <text:p>0,00464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84729" calcext:value-type="float">
            <text:p>0,584729</text:p>
          </table:table-cell>
          <table:table-cell office:value-type="float" office:value="0.001638" calcext:value-type="float">
            <text:p>0,00163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581623" calcext:value-type="float">
            <text:p>0,581623</text:p>
          </table:table-cell>
          <table:table-cell office:value-type="float" office:value="0.002699" calcext:value-type="float">
            <text:p>0,00269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590905" calcext:value-type="float">
            <text:p>0,590905</text:p>
          </table:table-cell>
          <table:table-cell office:value-type="float" office:value="0.004239" calcext:value-type="float">
            <text:p>0,00423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80773" calcext:value-type="float">
            <text:p>0,580773</text:p>
          </table:table-cell>
          <table:table-cell office:value-type="float" office:value="0.011219" calcext:value-type="float">
            <text:p>0,01121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643811" calcext:value-type="float">
            <text:p>0,643811</text:p>
          </table:table-cell>
          <table:table-cell office:value-type="float" office:value="0.002366" calcext:value-type="float">
            <text:p>0,00236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633088" calcext:value-type="float">
            <text:p>0,633088</text:p>
          </table:table-cell>
          <table:table-cell office:value-type="float" office:value="0.003576" calcext:value-type="float">
            <text:p>0,0035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624606" calcext:value-type="float">
            <text:p>0,624606</text:p>
          </table:table-cell>
          <table:table-cell office:value-type="float" office:value="0.006214" calcext:value-type="float">
            <text:p>0,00621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66089" calcext:value-type="float">
            <text:p>0,66089</text:p>
          </table:table-cell>
          <table:table-cell office:value-type="float" office:value="0.0035" calcext:value-type="float">
            <text:p>0,00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692463" calcext:value-type="float">
            <text:p>0,692463</text:p>
          </table:table-cell>
          <table:table-cell office:value-type="float" office:value="0.003402" calcext:value-type="float">
            <text:p>0,0034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69077" calcext:value-type="float">
            <text:p>0,69077</text:p>
          </table:table-cell>
          <table:table-cell office:value-type="float" office:value="0.00866" calcext:value-type="float">
            <text:p>0,0086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700079" calcext:value-type="float">
            <text:p>0,700079</text:p>
          </table:table-cell>
          <table:table-cell office:value-type="float" office:value="0.006943" calcext:value-type="float">
            <text:p>0,00694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719016" calcext:value-type="float">
            <text:p>0,719016</text:p>
          </table:table-cell>
          <table:table-cell office:value-type="float" office:value="0.004636" calcext:value-type="float">
            <text:p>0,00463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677256" calcext:value-type="float">
            <text:p>0,677256</text:p>
          </table:table-cell>
          <table:table-cell office:value-type="float" office:value="0.002189" calcext:value-type="float">
            <text:p>0,0021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698053" calcext:value-type="float">
            <text:p>0,698053</text:p>
          </table:table-cell>
          <table:table-cell office:value-type="float" office:value="0.002202" calcext:value-type="float">
            <text:p>0,0022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669197" calcext:value-type="float">
            <text:p>0,669197</text:p>
          </table:table-cell>
          <table:table-cell office:value-type="float" office:value="0.002091" calcext:value-type="float">
            <text:p>0,00209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70012" calcext:value-type="float">
            <text:p>0,70012</text:p>
          </table:table-cell>
          <table:table-cell office:value-type="float" office:value="0.001741" calcext:value-type="float">
            <text:p>0,0017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4922" calcext:value-type="float">
            <text:p>0,644922</text:p>
          </table:table-cell>
          <table:table-cell office:value-type="float" office:value="0.005833" calcext:value-type="float">
            <text:p>0,0058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721166" calcext:value-type="float">
            <text:p>0,721166</text:p>
          </table:table-cell>
          <table:table-cell office:value-type="float" office:value="0.00216" calcext:value-type="float">
            <text:p>0,002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703959" calcext:value-type="float">
            <text:p>0,703959</text:p>
          </table:table-cell>
          <table:table-cell office:value-type="float" office:value="0.002841" calcext:value-type="float">
            <text:p>0,0028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78415" calcext:value-type="float">
            <text:p>0,678415</text:p>
          </table:table-cell>
          <table:table-cell office:value-type="float" office:value="0.004379" calcext:value-type="float">
            <text:p>0,00437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74473" calcext:value-type="float">
            <text:p>0,674473</text:p>
          </table:table-cell>
          <table:table-cell office:value-type="float" office:value="0.003869" calcext:value-type="float">
            <text:p>0,0038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710634" calcext:value-type="float">
            <text:p>0,710634</text:p>
          </table:table-cell>
          <table:table-cell office:value-type="float" office:value="0.00331" calcext:value-type="float">
            <text:p>0,0033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752098" calcext:value-type="float">
            <text:p>0,752098</text:p>
          </table:table-cell>
          <table:table-cell office:value-type="float" office:value="0.002986" calcext:value-type="float">
            <text:p>0,00298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710266" calcext:value-type="float">
            <text:p>0,710266</text:p>
          </table:table-cell>
          <table:table-cell office:value-type="float" office:value="0.003648" calcext:value-type="float">
            <text:p>0,0036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712666" calcext:value-type="float">
            <text:p>0,712666</text:p>
          </table:table-cell>
          <table:table-cell office:value-type="float" office:value="0.004767" calcext:value-type="float">
            <text:p>0,00476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724506" calcext:value-type="float">
            <text:p>0,724506</text:p>
          </table:table-cell>
          <table:table-cell office:value-type="float" office:value="0.002289" calcext:value-type="float">
            <text:p>0,0022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8831" calcext:value-type="float">
            <text:p>0,448831</text:p>
          </table:table-cell>
          <table:table-cell office:value-type="float" office:value="0.003593" calcext:value-type="float">
            <text:p>0,003593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43922" calcext:value-type="float">
            <text:p>0,443922</text:p>
          </table:table-cell>
          <table:table-cell office:value-type="float" office:value="0.003773" calcext:value-type="float">
            <text:p>0,003773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79514" calcext:value-type="float">
            <text:p>0,479514</text:p>
          </table:table-cell>
          <table:table-cell office:value-type="float" office:value="0.003122" calcext:value-type="float">
            <text:p>0,00312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98511" calcext:value-type="float">
            <text:p>0,498511</text:p>
          </table:table-cell>
          <table:table-cell office:value-type="float" office:value="0.006743" calcext:value-type="float">
            <text:p>0,00674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0221" calcext:value-type="float">
            <text:p>0,490221</text:p>
          </table:table-cell>
          <table:table-cell office:value-type="float" office:value="0.010421" calcext:value-type="float">
            <text:p>0,01042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48088" calcext:value-type="float">
            <text:p>0,448088</text:p>
          </table:table-cell>
          <table:table-cell office:value-type="float" office:value="0.001169" calcext:value-type="float">
            <text:p>0,0011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51357" calcext:value-type="float">
            <text:p>0,451357</text:p>
          </table:table-cell>
          <table:table-cell office:value-type="float" office:value="0.001012" calcext:value-type="float">
            <text:p>0,0010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2931" calcext:value-type="float">
            <text:p>0,52931</text:p>
          </table:table-cell>
          <table:table-cell office:value-type="float" office:value="0.00218" calcext:value-type="float">
            <text:p>0,0021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72391" calcext:value-type="float">
            <text:p>0,472391</text:p>
          </table:table-cell>
          <table:table-cell office:value-type="float" office:value="0.001463" calcext:value-type="float">
            <text:p>0,00146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80795" calcext:value-type="float">
            <text:p>0,480795</text:p>
          </table:table-cell>
          <table:table-cell office:value-type="float" office:value="0.000512" calcext:value-type="float">
            <text:p>0,0005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0467" calcext:value-type="float">
            <text:p>0,40467</text:p>
          </table:table-cell>
          <table:table-cell office:value-type="float" office:value="0.007974" calcext:value-type="float">
            <text:p>0,0079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41881" calcext:value-type="float">
            <text:p>0,41881</text:p>
          </table:table-cell>
          <table:table-cell office:value-type="float" office:value="0.000804" calcext:value-type="float">
            <text:p>0,00080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87417" calcext:value-type="float">
            <text:p>0,487417</text:p>
          </table:table-cell>
          <table:table-cell office:value-type="float" office:value="0.009173" calcext:value-type="float">
            <text:p>0,0091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37318" calcext:value-type="float">
            <text:p>0,437318</text:p>
          </table:table-cell>
          <table:table-cell office:value-type="float" office:value="0.00195" calcext:value-type="float">
            <text:p>0,0019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431542" calcext:value-type="float">
            <text:p>0,431542</text:p>
          </table:table-cell>
          <table:table-cell office:value-type="float" office:value="0.003058" calcext:value-type="float">
            <text:p>0,00305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409424" calcext:value-type="float">
            <text:p>0,409424</text:p>
          </table:table-cell>
          <table:table-cell office:value-type="float" office:value="0.002916" calcext:value-type="float">
            <text:p>0,0029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85822" calcext:value-type="float">
            <text:p>0,485822</text:p>
          </table:table-cell>
          <table:table-cell office:value-type="float" office:value="0.005371" calcext:value-type="float">
            <text:p>0,0053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490698" calcext:value-type="float">
            <text:p>0,490698</text:p>
          </table:table-cell>
          <table:table-cell office:value-type="float" office:value="0.004067" calcext:value-type="float">
            <text:p>0,00406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81459" calcext:value-type="float">
            <text:p>0,481459</text:p>
          </table:table-cell>
          <table:table-cell office:value-type="float" office:value="0.009388" calcext:value-type="float">
            <text:p>0,00938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229" calcext:value-type="float">
            <text:p>0,5229</text:p>
          </table:table-cell>
          <table:table-cell office:value-type="float" office:value="0.012265" calcext:value-type="float">
            <text:p>0,0122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03125" calcext:value-type="float">
            <text:p>0,503125</text:p>
          </table:table-cell>
          <table:table-cell office:value-type="float" office:value="0.000276" calcext:value-type="float">
            <text:p>0,00027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461596" calcext:value-type="float">
            <text:p>0,461596</text:p>
          </table:table-cell>
          <table:table-cell office:value-type="float" office:value="0.002062" calcext:value-type="float">
            <text:p>0,00206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593081" calcext:value-type="float">
            <text:p>0,593081</text:p>
          </table:table-cell>
          <table:table-cell office:value-type="float" office:value="0.001994" calcext:value-type="float">
            <text:p>0,0019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580979" calcext:value-type="float">
            <text:p>0,580979</text:p>
          </table:table-cell>
          <table:table-cell office:value-type="float" office:value="0.003616" calcext:value-type="float">
            <text:p>0,0036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561883" calcext:value-type="float">
            <text:p>0,561883</text:p>
          </table:table-cell>
          <table:table-cell office:value-type="float" office:value="0.012391" calcext:value-type="float">
            <text:p>0,01239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526546" calcext:value-type="float">
            <text:p>0,526546</text:p>
          </table:table-cell>
          <table:table-cell office:value-type="float" office:value="0.002516" calcext:value-type="float">
            <text:p>0,0025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608232" calcext:value-type="float">
            <text:p>0,608232</text:p>
          </table:table-cell>
          <table:table-cell office:value-type="float" office:value="0.001671" calcext:value-type="float">
            <text:p>0,0016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623252" calcext:value-type="float">
            <text:p>0,623252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542401" calcext:value-type="float">
            <text:p>0,542401</text:p>
          </table:table-cell>
          <table:table-cell office:value-type="float" office:value="0.010307" calcext:value-type="float">
            <text:p>0,0103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4422" calcext:value-type="float">
            <text:p>0,54422</text:p>
          </table:table-cell>
          <table:table-cell office:value-type="float" office:value="0.005489" calcext:value-type="float">
            <text:p>0,0054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639803" calcext:value-type="float">
            <text:p>0,639803</text:p>
          </table:table-cell>
          <table:table-cell office:value-type="float" office:value="0.00667" calcext:value-type="float">
            <text:p>0,0066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715247" calcext:value-type="float">
            <text:p>0,715247</text:p>
          </table:table-cell>
          <table:table-cell office:value-type="float" office:value="0.001569" calcext:value-type="float">
            <text:p>0,0015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666508" calcext:value-type="float">
            <text:p>0,666508</text:p>
          </table:table-cell>
          <table:table-cell office:value-type="float" office:value="0.022661" calcext:value-type="float">
            <text:p>0,0226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601475" calcext:value-type="float">
            <text:p>0,601475</text:p>
          </table:table-cell>
          <table:table-cell office:value-type="float" office:value="0.01066" calcext:value-type="float">
            <text:p>0,0106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578601" calcext:value-type="float">
            <text:p>0,578601</text:p>
          </table:table-cell>
          <table:table-cell office:value-type="float" office:value="0.016817" calcext:value-type="float">
            <text:p>0,01681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713098" calcext:value-type="float">
            <text:p>0,713098</text:p>
          </table:table-cell>
          <table:table-cell office:value-type="float" office:value="0.001689" calcext:value-type="float">
            <text:p>0,0016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679111" calcext:value-type="float">
            <text:p>0,679111</text:p>
          </table:table-cell>
          <table:table-cell office:value-type="float" office:value="0.000934" calcext:value-type="float">
            <text:p>0,00093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2298" calcext:value-type="float">
            <text:p>0,732298</text:p>
          </table:table-cell>
          <table:table-cell office:value-type="float" office:value="0.003771" calcext:value-type="float">
            <text:p>0,0037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704488" calcext:value-type="float">
            <text:p>0,704488</text:p>
          </table:table-cell>
          <table:table-cell office:value-type="float" office:value="0.001545" calcext:value-type="float">
            <text:p>0,00154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84885" calcext:value-type="float">
            <text:p>0,784885</text:p>
          </table:table-cell>
          <table:table-cell office:value-type="float" office:value="0.000307" calcext:value-type="float">
            <text:p>0,00030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729293" calcext:value-type="float">
            <text:p>0,729293</text:p>
          </table:table-cell>
          <table:table-cell office:value-type="float" office:value="0.005847" calcext:value-type="float">
            <text:p>0,00584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74093" calcext:value-type="float">
            <text:p>0,74093</text:p>
          </table:table-cell>
          <table:table-cell office:value-type="float" office:value="0.004873" calcext:value-type="float">
            <text:p>0,00487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779671" calcext:value-type="float">
            <text:p>0,779671</text:p>
          </table:table-cell>
          <table:table-cell office:value-type="float" office:value="0.00841" calcext:value-type="float">
            <text:p>0,008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795801" calcext:value-type="float">
            <text:p>0,795801</text:p>
          </table:table-cell>
          <table:table-cell office:value-type="float" office:value="0.001896" calcext:value-type="float">
            <text:p>0,00189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787121" calcext:value-type="float">
            <text:p>0,787121</text:p>
          </table:table-cell>
          <table:table-cell office:value-type="float" office:value="0.001462" calcext:value-type="float">
            <text:p>0,00146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741529" calcext:value-type="float">
            <text:p>0,741529</text:p>
          </table:table-cell>
          <table:table-cell office:value-type="float" office:value="0.007905" calcext:value-type="float">
            <text:p>0,00790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770169" calcext:value-type="float">
            <text:p>0,770169</text:p>
          </table:table-cell>
          <table:table-cell office:value-type="float" office:value="0.002845" calcext:value-type="float">
            <text:p>0,00284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98542" calcext:value-type="float">
            <text:p>0,498542</text:p>
          </table:table-cell>
          <table:table-cell office:value-type="float" office:value="0.002309" calcext:value-type="float">
            <text:p>0,002309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0146" calcext:value-type="float">
            <text:p>0,570146</text:p>
          </table:table-cell>
          <table:table-cell office:value-type="float" office:value="0.000483" calcext:value-type="float">
            <text:p>0,000483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8964" calcext:value-type="float">
            <text:p>0,568964</text:p>
          </table:table-cell>
          <table:table-cell office:value-type="float" office:value="0.001012" calcext:value-type="float">
            <text:p>0,0010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59661" calcext:value-type="float">
            <text:p>0,559661</text:p>
          </table:table-cell>
          <table:table-cell office:value-type="float" office:value="0.001264" calcext:value-type="float">
            <text:p>0,00126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19979" calcext:value-type="float">
            <text:p>0,519979</text:p>
          </table:table-cell>
          <table:table-cell office:value-type="float" office:value="0.001922" calcext:value-type="float">
            <text:p>0,00192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38476" calcext:value-type="float">
            <text:p>0,538476</text:p>
          </table:table-cell>
          <table:table-cell office:value-type="float" office:value="0.002341" calcext:value-type="float">
            <text:p>0,0023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557104" calcext:value-type="float">
            <text:p>0,557104</text:p>
          </table:table-cell>
          <table:table-cell office:value-type="float" office:value="0.002135" calcext:value-type="float">
            <text:p>0,0021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27664" calcext:value-type="float">
            <text:p>0,527664</text:p>
          </table:table-cell>
          <table:table-cell office:value-type="float" office:value="0.002553" calcext:value-type="float">
            <text:p>0,00255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52512" calcext:value-type="float">
            <text:p>0,52512</text:p>
          </table:table-cell>
          <table:table-cell office:value-type="float" office:value="0.003533" calcext:value-type="float">
            <text:p>0,0035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181" calcext:value-type="float">
            <text:p>0,5181</text:p>
          </table:table-cell>
          <table:table-cell office:value-type="float" office:value="0.000436" calcext:value-type="float">
            <text:p>0,00043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519605" calcext:value-type="float">
            <text:p>0,519605</text:p>
          </table:table-cell>
          <table:table-cell office:value-type="float" office:value="0.00114" calcext:value-type="float">
            <text:p>0,0011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53558" calcext:value-type="float">
            <text:p>0,53558</text:p>
          </table:table-cell>
          <table:table-cell office:value-type="float" office:value="0.000869" calcext:value-type="float">
            <text:p>0,0008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90517" calcext:value-type="float">
            <text:p>0,490517</text:p>
          </table:table-cell>
          <table:table-cell office:value-type="float" office:value="0.001281" calcext:value-type="float">
            <text:p>0,00128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529063" calcext:value-type="float">
            <text:p>0,529063</text:p>
          </table:table-cell>
          <table:table-cell office:value-type="float" office:value="0.000501" calcext:value-type="float">
            <text:p>0,00050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13977" calcext:value-type="float">
            <text:p>0,513977</text:p>
          </table:table-cell>
          <table:table-cell office:value-type="float" office:value="0.001582" calcext:value-type="float">
            <text:p>0,00158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16837" calcext:value-type="float">
            <text:p>0,516837</text:p>
          </table:table-cell>
          <table:table-cell office:value-type="float" office:value="0.000268" calcext:value-type="float">
            <text:p>0,00026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522261" calcext:value-type="float">
            <text:p>0,522261</text:p>
          </table:table-cell>
          <table:table-cell office:value-type="float" office:value="0.000835" calcext:value-type="float">
            <text:p>0,00083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62305" calcext:value-type="float">
            <text:p>0,562305</text:p>
          </table:table-cell>
          <table:table-cell office:value-type="float" office:value="0.000488" calcext:value-type="float">
            <text:p>0,00048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517334" calcext:value-type="float">
            <text:p>0,517334</text:p>
          </table:table-cell>
          <table:table-cell office:value-type="float" office:value="0.00092" calcext:value-type="float">
            <text:p>0,0009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530905" calcext:value-type="float">
            <text:p>0,530905</text:p>
          </table:table-cell>
          <table:table-cell office:value-type="float" office:value="0.00184" calcext:value-type="float">
            <text:p>0,0018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1568" calcext:value-type="float">
            <text:p>0,51568</text:p>
          </table:table-cell>
          <table:table-cell office:value-type="float" office:value="0.001799" calcext:value-type="float">
            <text:p>0,00179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524611" calcext:value-type="float">
            <text:p>0,524611</text:p>
          </table:table-cell>
          <table:table-cell office:value-type="float" office:value="0.000375" calcext:value-type="float">
            <text:p>0,0003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52514" calcext:value-type="float">
            <text:p>0,52514</text:p>
          </table:table-cell>
          <table:table-cell office:value-type="float" office:value="0.000989" calcext:value-type="float">
            <text:p>0,0009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33865" calcext:value-type="float">
            <text:p>0,533865</text:p>
          </table:table-cell>
          <table:table-cell office:value-type="float" office:value="0.000412" calcext:value-type="float">
            <text:p>0,0004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519754" calcext:value-type="float">
            <text:p>0,519754</text:p>
          </table:table-cell>
          <table:table-cell office:value-type="float" office:value="0.000575" calcext:value-type="float">
            <text:p>0,00057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533842" calcext:value-type="float">
            <text:p>0,533842</text:p>
          </table:table-cell>
          <table:table-cell office:value-type="float" office:value="0.000525" calcext:value-type="float">
            <text:p>0,00052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85791" calcext:value-type="float">
            <text:p>0,485791</text:p>
          </table:table-cell>
          <table:table-cell office:value-type="float" office:value="0.001038" calcext:value-type="float">
            <text:p>0,00103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515374" calcext:value-type="float">
            <text:p>0,515374</text:p>
          </table:table-cell>
          <table:table-cell office:value-type="float" office:value="0.000844" calcext:value-type="float">
            <text:p>0,00084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547823" calcext:value-type="float">
            <text:p>0,547823</text:p>
          </table:table-cell>
          <table:table-cell office:value-type="float" office:value="0.000365" calcext:value-type="float">
            <text:p>0,00036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37578" calcext:value-type="float">
            <text:p>0,537578</text:p>
          </table:table-cell>
          <table:table-cell office:value-type="float" office:value="0.001902" calcext:value-type="float">
            <text:p>0,0019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512985" calcext:value-type="float">
            <text:p>0,512985</text:p>
          </table:table-cell>
          <table:table-cell office:value-type="float" office:value="0.000136" calcext:value-type="float">
            <text:p>0,00013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521928" calcext:value-type="float">
            <text:p>0,521928</text:p>
          </table:table-cell>
          <table:table-cell office:value-type="float" office:value="0.001209" calcext:value-type="float">
            <text:p>0,00120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508996" calcext:value-type="float">
            <text:p>0,508996</text:p>
          </table:table-cell>
          <table:table-cell office:value-type="float" office:value="0.002813" calcext:value-type="float">
            <text:p>0,00281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534995" calcext:value-type="float">
            <text:p>0,534995</text:p>
          </table:table-cell>
          <table:table-cell office:value-type="float" office:value="0.000485" calcext:value-type="float">
            <text:p>0,00048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526943" calcext:value-type="float">
            <text:p>0,526943</text:p>
          </table:table-cell>
          <table:table-cell office:value-type="float" office:value="0.000077" calcext:value-type="float">
            <text:p>0,00007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564301" calcext:value-type="float">
            <text:p>0,564301</text:p>
          </table:table-cell>
          <table:table-cell office:value-type="float" office:value="0.000497" calcext:value-type="float">
            <text:p>0,0004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557665" calcext:value-type="float">
            <text:p>0,557665</text:p>
          </table:table-cell>
          <table:table-cell office:value-type="float" office:value="0.00094" calcext:value-type="float">
            <text:p>0,000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00232" calcext:value-type="float">
            <text:p>0,0023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632756" calcext:value-type="float">
            <text:p>0,632756</text:p>
          </table:table-cell>
          <table:table-cell office:value-type="float" office:value="0.000541" calcext:value-type="float">
            <text:p>0,00054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621041" calcext:value-type="float">
            <text:p>0,621041</text:p>
          </table:table-cell>
          <table:table-cell office:value-type="float" office:value="0.000212" calcext:value-type="float">
            <text:p>0,00021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652411" calcext:value-type="float">
            <text:p>0,652411</text:p>
          </table:table-cell>
          <table:table-cell office:value-type="float" office:value="0.001271" calcext:value-type="float">
            <text:p>0,00127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678594" calcext:value-type="float">
            <text:p>0,678594</text:p>
          </table:table-cell>
          <table:table-cell office:value-type="float" office:value="0.00057" calcext:value-type="float">
            <text:p>0,0005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664488" calcext:value-type="float">
            <text:p>0,664488</text:p>
          </table:table-cell>
          <table:table-cell office:value-type="float" office:value="0.001469" calcext:value-type="float">
            <text:p>0,0014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674786" calcext:value-type="float">
            <text:p>0,674786</text:p>
          </table:table-cell>
          <table:table-cell office:value-type="float" office:value="0.001274" calcext:value-type="float">
            <text:p>0,0012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676619" calcext:value-type="float">
            <text:p>0,676619</text:p>
          </table:table-cell>
          <table:table-cell office:value-type="float" office:value="0.001593" calcext:value-type="float">
            <text:p>0,00159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669203" calcext:value-type="float">
            <text:p>0,669203</text:p>
          </table:table-cell>
          <table:table-cell office:value-type="float" office:value="0.000561" calcext:value-type="float">
            <text:p>0,0005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681762" calcext:value-type="float">
            <text:p>0,681762</text:p>
          </table:table-cell>
          <table:table-cell office:value-type="float" office:value="0.002025" calcext:value-type="float">
            <text:p>0,00202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08965" calcext:value-type="float">
            <text:p>0,508965</text:p>
          </table:table-cell>
          <table:table-cell office:value-type="float" office:value="0.001846" calcext:value-type="float">
            <text:p>0,001846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4791" calcext:value-type="float">
            <text:p>0,444791</text:p>
          </table:table-cell>
          <table:table-cell office:value-type="float" office:value="0.001578" calcext:value-type="float">
            <text:p>0,001578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60793" calcext:value-type="float">
            <text:p>0,460793</text:p>
          </table:table-cell>
          <table:table-cell office:value-type="float" office:value="0.002559" calcext:value-type="float">
            <text:p>0,00255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18408" calcext:value-type="float">
            <text:p>0,518408</text:p>
          </table:table-cell>
          <table:table-cell office:value-type="float" office:value="0.003097" calcext:value-type="float">
            <text:p>0,0030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04831" calcext:value-type="float">
            <text:p>0,504831</text:p>
          </table:table-cell>
          <table:table-cell office:value-type="float" office:value="0.004525" calcext:value-type="float">
            <text:p>0,00452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9816" calcext:value-type="float">
            <text:p>0,49816</text:p>
          </table:table-cell>
          <table:table-cell office:value-type="float" office:value="0.00062" calcext:value-type="float">
            <text:p>0,0006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466064" calcext:value-type="float">
            <text:p>0,466064</text:p>
          </table:table-cell>
          <table:table-cell office:value-type="float" office:value="0.004133" calcext:value-type="float">
            <text:p>0,0041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23967" calcext:value-type="float">
            <text:p>0,523967</text:p>
          </table:table-cell>
          <table:table-cell office:value-type="float" office:value="0.002146" calcext:value-type="float">
            <text:p>0,00214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41361" calcext:value-type="float">
            <text:p>0,541361</text:p>
          </table:table-cell>
          <table:table-cell office:value-type="float" office:value="0.005438" calcext:value-type="float">
            <text:p>0,00543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09014" calcext:value-type="float">
            <text:p>0,509014</text:p>
          </table:table-cell>
          <table:table-cell office:value-type="float" office:value="0.001323" calcext:value-type="float">
            <text:p>0,00132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532075" calcext:value-type="float">
            <text:p>0,532075</text:p>
          </table:table-cell>
          <table:table-cell office:value-type="float" office:value="0.001316" calcext:value-type="float">
            <text:p>0,0013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496652" calcext:value-type="float">
            <text:p>0,496652</text:p>
          </table:table-cell>
          <table:table-cell office:value-type="float" office:value="0.003004" calcext:value-type="float">
            <text:p>0,00300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76843" calcext:value-type="float">
            <text:p>0,476843</text:p>
          </table:table-cell>
          <table:table-cell office:value-type="float" office:value="0.000533" calcext:value-type="float">
            <text:p>0,0005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516843" calcext:value-type="float">
            <text:p>0,516843</text:p>
          </table:table-cell>
          <table:table-cell office:value-type="float" office:value="0.001039" calcext:value-type="float">
            <text:p>0,00103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65773" calcext:value-type="float">
            <text:p>0,465773</text:p>
          </table:table-cell>
          <table:table-cell office:value-type="float" office:value="0.001833" calcext:value-type="float">
            <text:p>0,0018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10652" calcext:value-type="float">
            <text:p>0,510652</text:p>
          </table:table-cell>
          <table:table-cell office:value-type="float" office:value="0.002206" calcext:value-type="float">
            <text:p>0,00220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68137" calcext:value-type="float">
            <text:p>0,468137</text:p>
          </table:table-cell>
          <table:table-cell office:value-type="float" office:value="0.00389" calcext:value-type="float">
            <text:p>0,0038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511225" calcext:value-type="float">
            <text:p>0,511225</text:p>
          </table:table-cell>
          <table:table-cell office:value-type="float" office:value="0.001474" calcext:value-type="float">
            <text:p>0,00147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509278" calcext:value-type="float">
            <text:p>0,509278</text:p>
          </table:table-cell>
          <table:table-cell office:value-type="float" office:value="0.001595" calcext:value-type="float">
            <text:p>0,00159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492343" calcext:value-type="float">
            <text:p>0,492343</text:p>
          </table:table-cell>
          <table:table-cell office:value-type="float" office:value="0.002202" calcext:value-type="float">
            <text:p>0,00220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98872" calcext:value-type="float">
            <text:p>0,498872</text:p>
          </table:table-cell>
          <table:table-cell office:value-type="float" office:value="0.00119" calcext:value-type="float">
            <text:p>0,0011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491987" calcext:value-type="float">
            <text:p>0,491987</text:p>
          </table:table-cell>
          <table:table-cell office:value-type="float" office:value="0.004816" calcext:value-type="float">
            <text:p>0,00481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4845" calcext:value-type="float">
            <text:p>0,4845</text:p>
          </table:table-cell>
          <table:table-cell office:value-type="float" office:value="0.004548" calcext:value-type="float">
            <text:p>0,00454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498592" calcext:value-type="float">
            <text:p>0,498592</text:p>
          </table:table-cell>
          <table:table-cell office:value-type="float" office:value="0.002566" calcext:value-type="float">
            <text:p>0,00256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512174" calcext:value-type="float">
            <text:p>0,512174</text:p>
          </table:table-cell>
          <table:table-cell office:value-type="float" office:value="0.001555" calcext:value-type="float">
            <text:p>0,00155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499141" calcext:value-type="float">
            <text:p>0,499141</text:p>
          </table:table-cell>
          <table:table-cell office:value-type="float" office:value="0.002142" calcext:value-type="float">
            <text:p>0,00214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477179" calcext:value-type="float">
            <text:p>0,477179</text:p>
          </table:table-cell>
          <table:table-cell office:value-type="float" office:value="0.002126" calcext:value-type="float">
            <text:p>0,002126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517648" calcext:value-type="float">
            <text:p>0,517648</text:p>
          </table:table-cell>
          <table:table-cell office:value-type="float" office:value="0.000633" calcext:value-type="float">
            <text:p>0,00063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525348" calcext:value-type="float">
            <text:p>0,525348</text:p>
          </table:table-cell>
          <table:table-cell office:value-type="float" office:value="0.002243" calcext:value-type="float">
            <text:p>0,00224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548527" calcext:value-type="float">
            <text:p>0,548527</text:p>
          </table:table-cell>
          <table:table-cell office:value-type="float" office:value="0.002513" calcext:value-type="float">
            <text:p>0,002513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52187" calcext:value-type="float">
            <text:p>0,52187</text:p>
          </table:table-cell>
          <table:table-cell office:value-type="float" office:value="0.002061" calcext:value-type="float">
            <text:p>0,00206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505666" calcext:value-type="float">
            <text:p>0,505666</text:p>
          </table:table-cell>
          <table:table-cell office:value-type="float" office:value="0.000898" calcext:value-type="float">
            <text:p>0,00089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511791" calcext:value-type="float">
            <text:p>0,511791</text:p>
          </table:table-cell>
          <table:table-cell office:value-type="float" office:value="0.006555" calcext:value-type="float">
            <text:p>0,00655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519122" calcext:value-type="float">
            <text:p>0,519122</text:p>
          </table:table-cell>
          <table:table-cell office:value-type="float" office:value="0.002569" calcext:value-type="float">
            <text:p>0,002569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524107" calcext:value-type="float">
            <text:p>0,524107</text:p>
          </table:table-cell>
          <table:table-cell office:value-type="float" office:value="0.00288" calcext:value-type="float">
            <text:p>0,0028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535375" calcext:value-type="float">
            <text:p>0,535375</text:p>
          </table:table-cell>
          <table:table-cell office:value-type="float" office:value="0.002151" calcext:value-type="float">
            <text:p>0,0021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554906" calcext:value-type="float">
            <text:p>0,554906</text:p>
          </table:table-cell>
          <table:table-cell office:value-type="float" office:value="0.002128" calcext:value-type="float">
            <text:p>0,00212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93321" calcext:value-type="float">
            <text:p>0,593321</text:p>
          </table:table-cell>
          <table:table-cell office:value-type="float" office:value="0.002451" calcext:value-type="float">
            <text:p>0,002451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59887" calcext:value-type="float">
            <text:p>0,59887</text:p>
          </table:table-cell>
          <table:table-cell office:value-type="float" office:value="0.00028" calcext:value-type="float">
            <text:p>0,00028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641834" calcext:value-type="float">
            <text:p>0,641834</text:p>
          </table:table-cell>
          <table:table-cell office:value-type="float" office:value="0.001105" calcext:value-type="float">
            <text:p>0,00110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658444" calcext:value-type="float">
            <text:p>0,658444</text:p>
          </table:table-cell>
          <table:table-cell office:value-type="float" office:value="0.001697" calcext:value-type="float">
            <text:p>0,001697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644215" calcext:value-type="float">
            <text:p>0,644215</text:p>
          </table:table-cell>
          <table:table-cell office:value-type="float" office:value="0.005385" calcext:value-type="float">
            <text:p>0,00538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651294" calcext:value-type="float">
            <text:p>0,651294</text:p>
          </table:table-cell>
          <table:table-cell office:value-type="float" office:value="0.002142" calcext:value-type="float">
            <text:p>0,00214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656747" calcext:value-type="float">
            <text:p>0,656747</text:p>
          </table:table-cell>
          <table:table-cell office:value-type="float" office:value="0.001852" calcext:value-type="float">
            <text:p>0,001852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65789" calcext:value-type="float">
            <text:p>0,65789</text:p>
          </table:table-cell>
          <table:table-cell office:value-type="float" office:value="0.003894" calcext:value-type="float">
            <text:p>0,00389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67821" calcext:value-type="float">
            <text:p>0,67821</text:p>
          </table:table-cell>
          <table:table-cell office:value-type="float" office:value="0.000555" calcext:value-type="float">
            <text:p>0,000555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URAL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664743" calcext:value-type="float">
            <text:p>0,664743</text:p>
          </table:table-cell>
          <table:table-cell office:value-type="float" office:value="0.000324" calcext:value-type="float">
            <text:p>0,000324</text:p>
          </table:table-cell>
          <table:table-cell office:value-type="string" calcext:value-type="string">
            <text:p>AVG_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C0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</table:table>
      <table:table table:name="graficos" table:style-name="ta1">
        <table:shapes>
          <draw:frame draw:z-index="0" draw:style-name="gr1" draw:text-style-name="P1" svg:width="292.47mm" svg:height="186.27mm" svg:x="0.12mm" svg:y="349.71mm">
            <loext:p draw:notify-on-update-of-ranges="graficos.B1:graficos.B1 graficos.B2:graficos.B48 graficos.C1:graficos.C1 graficos.C2:graficos.C48 graficos.D1:graficos.D1 graficos.D2:graficos.D48 graficos.E1:graficos.E1 graficos.E2:graficos.E48 graficos.F1:graficos.F1 graficos.F2:graficos.F48 graficos.G1:graficos.G1 graficos.G2:graficos.G48 graficos.H1:graficos.H1 graficos.H2:graficos.H48 graficos.I1:graficos.I1 graficos.I2:graficos.I48 graficos.J1:graficos.J1 graficos.J2:graficos.J48 graficos.K1:graficos.K1 graficos.K2:graficos.K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9.46mm" svg:height="146.88mm" svg:x="85.06mm" svg:y="18.69mm">
            <loext:p draw:notify-on-update-of-ranges="graficos.F1:graficos.F1 graficos.F2:graficos.F48 graficos.K1:graficos.K1 graficos.K2:graficos.K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w - Coronary</text:p>
          </table:table-cell>
          <table:table-cell office:value-type="string" calcext:value-type="string">
            <text:p>Raw – Cardiac</text:p>
          </table:table-cell>
          <table:table-cell office:value-type="string" calcext:value-type="string">
            <text:p>Raw – Medical</text:p>
          </table:table-cell>
          <table:table-cell office:value-type="string" calcext:value-type="string">
            <text:p>Raw – Surgical</text:p>
          </table:table-cell>
          <table:table-cell office:value-type="string" calcext:value-type="string">
            <text:p>Raw - Average</text:p>
          </table:table-cell>
          <table:table-cell office:value-type="string" calcext:value-type="string">
            <text:p>Neural – Coronary</text:p>
          </table:table-cell>
          <table:table-cell office:value-type="string" calcext:value-type="string">
            <text:p>Neural – Cardiac</text:p>
          </table:table-cell>
          <table:table-cell office:value-type="string" calcext:value-type="string">
            <text:p>Neural – Medical</text:p>
          </table:table-cell>
          <table:table-cell office:value-type="string" calcext:value-type="string">
            <text:p>Neural – Surgical</text:p>
          </table:table-cell>
          <table:table-cell office:value-type="string" calcext:value-type="string">
            <text:p>Neural – 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9865" calcext:value-type="float">
            <text:p>0,659865</text:p>
          </table:table-cell>
          <table:table-cell office:value-type="float" office:value="0.476156" calcext:value-type="float">
            <text:p>0,476156</text:p>
          </table:table-cell>
          <table:table-cell office:value-type="float" office:value="0.60102" calcext:value-type="float">
            <text:p>0,60102</text:p>
          </table:table-cell>
          <table:table-cell office:value-type="float" office:value="0.557649" calcext:value-type="float">
            <text:p>0,557649</text:p>
          </table:table-cell>
          <table:table-cell table:formula="of:=AVERAGE([.B2:.E2])" office:value-type="float" office:value="0.5736725" calcext:value-type="float">
            <text:p>0,5736725</text:p>
          </table:table-cell>
          <table:table-cell office:value-type="float" office:value="0.411093" calcext:value-type="float">
            <text:p>0,411093</text:p>
          </table:table-cell>
          <table:table-cell office:value-type="float" office:value="0.448831" calcext:value-type="float">
            <text:p>0,448831</text:p>
          </table:table-cell>
          <table:table-cell office:value-type="float" office:value="0.498542" calcext:value-type="float">
            <text:p>0,498542</text:p>
          </table:table-cell>
          <table:table-cell office:value-type="float" office:value="0.508965" calcext:value-type="float">
            <text:p>0,508965</text:p>
          </table:table-cell>
          <table:table-cell table:formula="of:=AVERAGE([.G2:.J2])" office:value-type="float" office:value="0.46685775" calcext:value-type="float">
            <text:p>0,46685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0525" calcext:value-type="float">
            <text:p>0,610525</text:p>
          </table:table-cell>
          <table:table-cell office:value-type="float" office:value="0.547573" calcext:value-type="float">
            <text:p>0,547573</text:p>
          </table:table-cell>
          <table:table-cell office:value-type="float" office:value="0.568722" calcext:value-type="float">
            <text:p>0,568722</text:p>
          </table:table-cell>
          <table:table-cell office:value-type="float" office:value="0.545329" calcext:value-type="float">
            <text:p>0,545329</text:p>
          </table:table-cell>
          <table:table-cell table:formula="of:=AVERAGE([.B3:.E3])" office:value-type="float" office:value="0.56803725" calcext:value-type="float">
            <text:p>0,56803725</text:p>
          </table:table-cell>
          <table:table-cell office:value-type="float" office:value="0.464669" calcext:value-type="float">
            <text:p>0,464669</text:p>
          </table:table-cell>
          <table:table-cell office:value-type="float" office:value="0.443922" calcext:value-type="float">
            <text:p>0,443922</text:p>
          </table:table-cell>
          <table:table-cell office:value-type="float" office:value="0.570146" calcext:value-type="float">
            <text:p>0,570146</text:p>
          </table:table-cell>
          <table:table-cell office:value-type="float" office:value="0.444791" calcext:value-type="float">
            <text:p>0,444791</text:p>
          </table:table-cell>
          <table:table-cell table:formula="of:=AVERAGE([.G3:.J3])" office:value-type="float" office:value="0.480882" calcext:value-type="float">
            <text:p>0,480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5887" calcext:value-type="float">
            <text:p>0,655887</text:p>
          </table:table-cell>
          <table:table-cell office:value-type="float" office:value="0.631729" calcext:value-type="float">
            <text:p>0,631729</text:p>
          </table:table-cell>
          <table:table-cell office:value-type="float" office:value="0.570016" calcext:value-type="float">
            <text:p>0,570016</text:p>
          </table:table-cell>
          <table:table-cell office:value-type="float" office:value="0.544876" calcext:value-type="float">
            <text:p>0,544876</text:p>
          </table:table-cell>
          <table:table-cell table:formula="of:=AVERAGE([.B4:.E4])" office:value-type="float" office:value="0.600627" calcext:value-type="float">
            <text:p>0,600627</text:p>
          </table:table-cell>
          <table:table-cell office:value-type="float" office:value="0.478545" calcext:value-type="float">
            <text:p>0,478545</text:p>
          </table:table-cell>
          <table:table-cell office:value-type="float" office:value="0.479514" calcext:value-type="float">
            <text:p>0,479514</text:p>
          </table:table-cell>
          <table:table-cell office:value-type="float" office:value="0.568964" calcext:value-type="float">
            <text:p>0,568964</text:p>
          </table:table-cell>
          <table:table-cell office:value-type="float" office:value="0.460793" calcext:value-type="float">
            <text:p>0,460793</text:p>
          </table:table-cell>
          <table:table-cell table:formula="of:=AVERAGE([.G4:.J4])" office:value-type="float" office:value="0.496954" calcext:value-type="float">
            <text:p>0,496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5305" calcext:value-type="float">
            <text:p>0,625305</text:p>
          </table:table-cell>
          <table:table-cell office:value-type="float" office:value="0.649379" calcext:value-type="float">
            <text:p>0,649379</text:p>
          </table:table-cell>
          <table:table-cell office:value-type="float" office:value="0.571491" calcext:value-type="float">
            <text:p>0,571491</text:p>
          </table:table-cell>
          <table:table-cell office:value-type="float" office:value="0.459286" calcext:value-type="float">
            <text:p>0,459286</text:p>
          </table:table-cell>
          <table:table-cell table:formula="of:=AVERAGE([.B5:.E5])" office:value-type="float" office:value="0.57636525" calcext:value-type="float">
            <text:p>0,57636525</text:p>
          </table:table-cell>
          <table:table-cell office:value-type="float" office:value="0.445396" calcext:value-type="float">
            <text:p>0,445396</text:p>
          </table:table-cell>
          <table:table-cell office:value-type="float" office:value="0.498511" calcext:value-type="float">
            <text:p>0,498511</text:p>
          </table:table-cell>
          <table:table-cell office:value-type="float" office:value="0.559661" calcext:value-type="float">
            <text:p>0,559661</text:p>
          </table:table-cell>
          <table:table-cell office:value-type="float" office:value="0.518408" calcext:value-type="float">
            <text:p>0,518408</text:p>
          </table:table-cell>
          <table:table-cell table:formula="of:=AVERAGE([.G5:.J5])" office:value-type="float" office:value="0.505494" calcext:value-type="float">
            <text:p>0,505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924" calcext:value-type="float">
            <text:p>0,64924</text:p>
          </table:table-cell>
          <table:table-cell office:value-type="float" office:value="0.709459" calcext:value-type="float">
            <text:p>0,709459</text:p>
          </table:table-cell>
          <table:table-cell office:value-type="float" office:value="0.570175" calcext:value-type="float">
            <text:p>0,570175</text:p>
          </table:table-cell>
          <table:table-cell office:value-type="float" office:value="0.487264" calcext:value-type="float">
            <text:p>0,487264</text:p>
          </table:table-cell>
          <table:table-cell table:formula="of:=AVERAGE([.B6:.E6])" office:value-type="float" office:value="0.6040345" calcext:value-type="float">
            <text:p>0,6040345</text:p>
          </table:table-cell>
          <table:table-cell office:value-type="float" office:value="0.566941" calcext:value-type="float">
            <text:p>0,566941</text:p>
          </table:table-cell>
          <table:table-cell office:value-type="float" office:value="0.490221" calcext:value-type="float">
            <text:p>0,490221</text:p>
          </table:table-cell>
          <table:table-cell office:value-type="float" office:value="0.519979" calcext:value-type="float">
            <text:p>0,519979</text:p>
          </table:table-cell>
          <table:table-cell office:value-type="float" office:value="0.504831" calcext:value-type="float">
            <text:p>0,504831</text:p>
          </table:table-cell>
          <table:table-cell table:formula="of:=AVERAGE([.G6:.J6])" office:value-type="float" office:value="0.520493" calcext:value-type="float">
            <text:p>0,520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241" calcext:value-type="float">
            <text:p>0,64241</text:p>
          </table:table-cell>
          <table:table-cell office:value-type="float" office:value="0.718337" calcext:value-type="float">
            <text:p>0,718337</text:p>
          </table:table-cell>
          <table:table-cell office:value-type="float" office:value="0.573926" calcext:value-type="float">
            <text:p>0,573926</text:p>
          </table:table-cell>
          <table:table-cell office:value-type="float" office:value="0.533596" calcext:value-type="float">
            <text:p>0,533596</text:p>
          </table:table-cell>
          <table:table-cell table:formula="of:=AVERAGE([.B7:.E7])" office:value-type="float" office:value="0.61706725" calcext:value-type="float">
            <text:p>0,61706725</text:p>
          </table:table-cell>
          <table:table-cell office:value-type="float" office:value="0.604887" calcext:value-type="float">
            <text:p>0,604887</text:p>
          </table:table-cell>
          <table:table-cell office:value-type="float" office:value="0.448088" calcext:value-type="float">
            <text:p>0,448088</text:p>
          </table:table-cell>
          <table:table-cell office:value-type="float" office:value="0.538476" calcext:value-type="float">
            <text:p>0,538476</text:p>
          </table:table-cell>
          <table:table-cell office:value-type="float" office:value="0.49816" calcext:value-type="float">
            <text:p>0,49816</text:p>
          </table:table-cell>
          <table:table-cell table:formula="of:=AVERAGE([.G7:.J7])" office:value-type="float" office:value="0.52240275" calcext:value-type="float">
            <text:p>0,52240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08467" calcext:value-type="float">
            <text:p>0,608467</text:p>
          </table:table-cell>
          <table:table-cell office:value-type="float" office:value="0.728814" calcext:value-type="float">
            <text:p>0,728814</text:p>
          </table:table-cell>
          <table:table-cell office:value-type="float" office:value="0.585099" calcext:value-type="float">
            <text:p>0,585099</text:p>
          </table:table-cell>
          <table:table-cell office:value-type="float" office:value="0.540997" calcext:value-type="float">
            <text:p>0,540997</text:p>
          </table:table-cell>
          <table:table-cell table:formula="of:=AVERAGE([.B8:.E8])" office:value-type="float" office:value="0.61584425" calcext:value-type="float">
            <text:p>0,61584425</text:p>
          </table:table-cell>
          <table:table-cell office:value-type="float" office:value="0.527214" calcext:value-type="float">
            <text:p>0,527214</text:p>
          </table:table-cell>
          <table:table-cell office:value-type="float" office:value="0.451357" calcext:value-type="float">
            <text:p>0,451357</text:p>
          </table:table-cell>
          <table:table-cell office:value-type="float" office:value="0.557104" calcext:value-type="float">
            <text:p>0,557104</text:p>
          </table:table-cell>
          <table:table-cell office:value-type="float" office:value="0.466064" calcext:value-type="float">
            <text:p>0,466064</text:p>
          </table:table-cell>
          <table:table-cell table:formula="of:=AVERAGE([.G8:.J8])" office:value-type="float" office:value="0.50043475" calcext:value-type="float">
            <text:p>0,50043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5817" calcext:value-type="float">
            <text:p>0,575817</text:p>
          </table:table-cell>
          <table:table-cell office:value-type="float" office:value="0.690496" calcext:value-type="float">
            <text:p>0,690496</text:p>
          </table:table-cell>
          <table:table-cell office:value-type="float" office:value="0.613517" calcext:value-type="float">
            <text:p>0,613517</text:p>
          </table:table-cell>
          <table:table-cell office:value-type="float" office:value="0.575313" calcext:value-type="float">
            <text:p>0,575313</text:p>
          </table:table-cell>
          <table:table-cell table:formula="of:=AVERAGE([.B9:.E9])" office:value-type="float" office:value="0.61378575" calcext:value-type="float">
            <text:p>0,61378575</text:p>
          </table:table-cell>
          <table:table-cell office:value-type="float" office:value="0.544582" calcext:value-type="float">
            <text:p>0,544582</text:p>
          </table:table-cell>
          <table:table-cell office:value-type="float" office:value="0.52931" calcext:value-type="float">
            <text:p>0,52931</text:p>
          </table:table-cell>
          <table:table-cell office:value-type="float" office:value="0.527664" calcext:value-type="float">
            <text:p>0,527664</text:p>
          </table:table-cell>
          <table:table-cell office:value-type="float" office:value="0.523967" calcext:value-type="float">
            <text:p>0,523967</text:p>
          </table:table-cell>
          <table:table-cell table:formula="of:=AVERAGE([.G9:.J9])" office:value-type="float" office:value="0.53138075" calcext:value-type="float">
            <text:p>0,53138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3485" calcext:value-type="float">
            <text:p>0,623485</text:p>
          </table:table-cell>
          <table:table-cell office:value-type="float" office:value="0.71576" calcext:value-type="float">
            <text:p>0,71576</text:p>
          </table:table-cell>
          <table:table-cell office:value-type="float" office:value="0.590993" calcext:value-type="float">
            <text:p>0,590993</text:p>
          </table:table-cell>
          <table:table-cell office:value-type="float" office:value="0.525362" calcext:value-type="float">
            <text:p>0,525362</text:p>
          </table:table-cell>
          <table:table-cell table:formula="of:=AVERAGE([.B10:.E10])" office:value-type="float" office:value="0.6139" calcext:value-type="float">
            <text:p>0,6139</text:p>
          </table:table-cell>
          <table:table-cell office:value-type="float" office:value="0.479088" calcext:value-type="float">
            <text:p>0,479088</text:p>
          </table:table-cell>
          <table:table-cell office:value-type="float" office:value="0.472391" calcext:value-type="float">
            <text:p>0,472391</text:p>
          </table:table-cell>
          <table:table-cell office:value-type="float" office:value="0.52512" calcext:value-type="float">
            <text:p>0,52512</text:p>
          </table:table-cell>
          <table:table-cell office:value-type="float" office:value="0.541361" calcext:value-type="float">
            <text:p>0,541361</text:p>
          </table:table-cell>
          <table:table-cell table:formula="of:=AVERAGE([.G10:.J10])" office:value-type="float" office:value="0.50449" calcext:value-type="float">
            <text:p>0,50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0366" calcext:value-type="float">
            <text:p>0,640366</text:p>
          </table:table-cell>
          <table:table-cell office:value-type="float" office:value="0.741401" calcext:value-type="float">
            <text:p>0,741401</text:p>
          </table:table-cell>
          <table:table-cell office:value-type="float" office:value="0.630532" calcext:value-type="float">
            <text:p>0,630532</text:p>
          </table:table-cell>
          <table:table-cell office:value-type="float" office:value="0.50211" calcext:value-type="float">
            <text:p>0,50211</text:p>
          </table:table-cell>
          <table:table-cell table:formula="of:=AVERAGE([.B11:.E11])" office:value-type="float" office:value="0.62860225" calcext:value-type="float">
            <text:p>0,62860225</text:p>
          </table:table-cell>
          <table:table-cell office:value-type="float" office:value="0.515664" calcext:value-type="float">
            <text:p>0,515664</text:p>
          </table:table-cell>
          <table:table-cell office:value-type="float" office:value="0.480795" calcext:value-type="float">
            <text:p>0,480795</text:p>
          </table:table-cell>
          <table:table-cell office:value-type="float" office:value="0.5181" calcext:value-type="float">
            <text:p>0,5181</text:p>
          </table:table-cell>
          <table:table-cell office:value-type="float" office:value="0.509014" calcext:value-type="float">
            <text:p>0,509014</text:p>
          </table:table-cell>
          <table:table-cell table:formula="of:=AVERAGE([.G11:.J11])" office:value-type="float" office:value="0.50589325" calcext:value-type="float">
            <text:p>0,50589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73489" calcext:value-type="float">
            <text:p>0,673489</text:p>
          </table:table-cell>
          <table:table-cell office:value-type="float" office:value="0.744411" calcext:value-type="float">
            <text:p>0,744411</text:p>
          </table:table-cell>
          <table:table-cell office:value-type="float" office:value="0.583769" calcext:value-type="float">
            <text:p>0,583769</text:p>
          </table:table-cell>
          <table:table-cell office:value-type="float" office:value="0.552037" calcext:value-type="float">
            <text:p>0,552037</text:p>
          </table:table-cell>
          <table:table-cell table:formula="of:=AVERAGE([.B12:.E12])" office:value-type="float" office:value="0.6384265" calcext:value-type="float">
            <text:p>0,6384265</text:p>
          </table:table-cell>
          <table:table-cell office:value-type="float" office:value="0.516899" calcext:value-type="float">
            <text:p>0,516899</text:p>
          </table:table-cell>
          <table:table-cell office:value-type="float" office:value="0.40467" calcext:value-type="float">
            <text:p>0,40467</text:p>
          </table:table-cell>
          <table:table-cell office:value-type="float" office:value="0.519605" calcext:value-type="float">
            <text:p>0,519605</text:p>
          </table:table-cell>
          <table:table-cell office:value-type="float" office:value="0.532075" calcext:value-type="float">
            <text:p>0,532075</text:p>
          </table:table-cell>
          <table:table-cell table:formula="of:=AVERAGE([.G12:.J12])" office:value-type="float" office:value="0.49331225" calcext:value-type="float">
            <text:p>0,49331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0683" calcext:value-type="float">
            <text:p>0,640683</text:p>
          </table:table-cell>
          <table:table-cell office:value-type="float" office:value="0.711104" calcext:value-type="float">
            <text:p>0,711104</text:p>
          </table:table-cell>
          <table:table-cell office:value-type="float" office:value="0.593137" calcext:value-type="float">
            <text:p>0,593137</text:p>
          </table:table-cell>
          <table:table-cell office:value-type="float" office:value="0.565198" calcext:value-type="float">
            <text:p>0,565198</text:p>
          </table:table-cell>
          <table:table-cell table:formula="of:=AVERAGE([.B13:.E13])" office:value-type="float" office:value="0.6275305" calcext:value-type="float">
            <text:p>0,6275305</text:p>
          </table:table-cell>
          <table:table-cell office:value-type="float" office:value="0.511578" calcext:value-type="float">
            <text:p>0,511578</text:p>
          </table:table-cell>
          <table:table-cell office:value-type="float" office:value="0.41881" calcext:value-type="float">
            <text:p>0,41881</text:p>
          </table:table-cell>
          <table:table-cell office:value-type="float" office:value="0.53558" calcext:value-type="float">
            <text:p>0,53558</text:p>
          </table:table-cell>
          <table:table-cell office:value-type="float" office:value="0.496652" calcext:value-type="float">
            <text:p>0,496652</text:p>
          </table:table-cell>
          <table:table-cell table:formula="of:=AVERAGE([.G13:.J13])" office:value-type="float" office:value="0.490655" calcext:value-type="float">
            <text:p>0,4906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1561" calcext:value-type="float">
            <text:p>0,651561</text:p>
          </table:table-cell>
          <table:table-cell office:value-type="float" office:value="0.719128" calcext:value-type="float">
            <text:p>0,719128</text:p>
          </table:table-cell>
          <table:table-cell office:value-type="float" office:value="0.590272" calcext:value-type="float">
            <text:p>0,590272</text:p>
          </table:table-cell>
          <table:table-cell office:value-type="float" office:value="0.594306" calcext:value-type="float">
            <text:p>0,594306</text:p>
          </table:table-cell>
          <table:table-cell table:formula="of:=AVERAGE([.B14:.E14])" office:value-type="float" office:value="0.63881675" calcext:value-type="float">
            <text:p>0,63881675</text:p>
          </table:table-cell>
          <table:table-cell office:value-type="float" office:value="0.523804" calcext:value-type="float">
            <text:p>0,523804</text:p>
          </table:table-cell>
          <table:table-cell office:value-type="float" office:value="0.487417" calcext:value-type="float">
            <text:p>0,487417</text:p>
          </table:table-cell>
          <table:table-cell office:value-type="float" office:value="0.490517" calcext:value-type="float">
            <text:p>0,490517</text:p>
          </table:table-cell>
          <table:table-cell office:value-type="float" office:value="0.476843" calcext:value-type="float">
            <text:p>0,476843</text:p>
          </table:table-cell>
          <table:table-cell table:formula="of:=AVERAGE([.G14:.J14])" office:value-type="float" office:value="0.49464525" calcext:value-type="float">
            <text:p>0,494645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6374" calcext:value-type="float">
            <text:p>0,626374</text:p>
          </table:table-cell>
          <table:table-cell office:value-type="float" office:value="0.709408" calcext:value-type="float">
            <text:p>0,709408</text:p>
          </table:table-cell>
          <table:table-cell office:value-type="float" office:value="0.579957" calcext:value-type="float">
            <text:p>0,579957</text:p>
          </table:table-cell>
          <table:table-cell office:value-type="float" office:value="0.590779" calcext:value-type="float">
            <text:p>0,590779</text:p>
          </table:table-cell>
          <table:table-cell table:formula="of:=AVERAGE([.B15:.E15])" office:value-type="float" office:value="0.6266295" calcext:value-type="float">
            <text:p>0,6266295</text:p>
          </table:table-cell>
          <table:table-cell office:value-type="float" office:value="0.487818" calcext:value-type="float">
            <text:p>0,487818</text:p>
          </table:table-cell>
          <table:table-cell office:value-type="float" office:value="0.437318" calcext:value-type="float">
            <text:p>0,437318</text:p>
          </table:table-cell>
          <table:table-cell office:value-type="float" office:value="0.529063" calcext:value-type="float">
            <text:p>0,529063</text:p>
          </table:table-cell>
          <table:table-cell office:value-type="float" office:value="0.516843" calcext:value-type="float">
            <text:p>0,516843</text:p>
          </table:table-cell>
          <table:table-cell table:formula="of:=AVERAGE([.G15:.J15])" office:value-type="float" office:value="0.4927605" calcext:value-type="float">
            <text:p>0,49276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4408" calcext:value-type="float">
            <text:p>0,624408</text:p>
          </table:table-cell>
          <table:table-cell office:value-type="float" office:value="0.649309" calcext:value-type="float">
            <text:p>0,649309</text:p>
          </table:table-cell>
          <table:table-cell office:value-type="float" office:value="0.608803" calcext:value-type="float">
            <text:p>0,608803</text:p>
          </table:table-cell>
          <table:table-cell office:value-type="float" office:value="0.527381" calcext:value-type="float">
            <text:p>0,527381</text:p>
          </table:table-cell>
          <table:table-cell table:formula="of:=AVERAGE([.B16:.E16])" office:value-type="float" office:value="0.60247525" calcext:value-type="float">
            <text:p>0,60247525</text:p>
          </table:table-cell>
          <table:table-cell office:value-type="float" office:value="0.489206" calcext:value-type="float">
            <text:p>0,489206</text:p>
          </table:table-cell>
          <table:table-cell office:value-type="float" office:value="0.431542" calcext:value-type="float">
            <text:p>0,431542</text:p>
          </table:table-cell>
          <table:table-cell office:value-type="float" office:value="0.513977" calcext:value-type="float">
            <text:p>0,513977</text:p>
          </table:table-cell>
          <table:table-cell office:value-type="float" office:value="0.465773" calcext:value-type="float">
            <text:p>0,465773</text:p>
          </table:table-cell>
          <table:table-cell table:formula="of:=AVERAGE([.G16:.J16])" office:value-type="float" office:value="0.4751245" calcext:value-type="float">
            <text:p>0,4751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85891" calcext:value-type="float">
            <text:p>0,685891</text:p>
          </table:table-cell>
          <table:table-cell office:value-type="float" office:value="0.614446" calcext:value-type="float">
            <text:p>0,614446</text:p>
          </table:table-cell>
          <table:table-cell office:value-type="float" office:value="0.616351" calcext:value-type="float">
            <text:p>0,616351</text:p>
          </table:table-cell>
          <table:table-cell office:value-type="float" office:value="0.59076" calcext:value-type="float">
            <text:p>0,59076</text:p>
          </table:table-cell>
          <table:table-cell table:formula="of:=AVERAGE([.B17:.E17])" office:value-type="float" office:value="0.626862" calcext:value-type="float">
            <text:p>0,626862</text:p>
          </table:table-cell>
          <table:table-cell office:value-type="float" office:value="0.509719" calcext:value-type="float">
            <text:p>0,509719</text:p>
          </table:table-cell>
          <table:table-cell office:value-type="float" office:value="0.409424" calcext:value-type="float">
            <text:p>0,409424</text:p>
          </table:table-cell>
          <table:table-cell office:value-type="float" office:value="0.516837" calcext:value-type="float">
            <text:p>0,516837</text:p>
          </table:table-cell>
          <table:table-cell office:value-type="float" office:value="0.510652" calcext:value-type="float">
            <text:p>0,510652</text:p>
          </table:table-cell>
          <table:table-cell table:formula="of:=AVERAGE([.G17:.J17])" office:value-type="float" office:value="0.486658" calcext:value-type="float">
            <text:p>0,486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8047" calcext:value-type="float">
            <text:p>0,628047</text:p>
          </table:table-cell>
          <table:table-cell office:value-type="float" office:value="0.586706" calcext:value-type="float">
            <text:p>0,586706</text:p>
          </table:table-cell>
          <table:table-cell office:value-type="float" office:value="0.596728" calcext:value-type="float">
            <text:p>0,596728</text:p>
          </table:table-cell>
          <table:table-cell office:value-type="float" office:value="0.605097" calcext:value-type="float">
            <text:p>0,605097</text:p>
          </table:table-cell>
          <table:table-cell table:formula="of:=AVERAGE([.B18:.E18])" office:value-type="float" office:value="0.6041445" calcext:value-type="float">
            <text:p>0,6041445</text:p>
          </table:table-cell>
          <table:table-cell office:value-type="float" office:value="0.559523" calcext:value-type="float">
            <text:p>0,559523</text:p>
          </table:table-cell>
          <table:table-cell office:value-type="float" office:value="0.485822" calcext:value-type="float">
            <text:p>0,485822</text:p>
          </table:table-cell>
          <table:table-cell office:value-type="float" office:value="0.522261" calcext:value-type="float">
            <text:p>0,522261</text:p>
          </table:table-cell>
          <table:table-cell office:value-type="float" office:value="0.468137" calcext:value-type="float">
            <text:p>0,468137</text:p>
          </table:table-cell>
          <table:table-cell table:formula="of:=AVERAGE([.G18:.J18])" office:value-type="float" office:value="0.50893575" calcext:value-type="float">
            <text:p>0,508935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63116" calcext:value-type="float">
            <text:p>0,663116</text:p>
          </table:table-cell>
          <table:table-cell office:value-type="float" office:value="0.670296" calcext:value-type="float">
            <text:p>0,670296</text:p>
          </table:table-cell>
          <table:table-cell office:value-type="float" office:value="0.58879" calcext:value-type="float">
            <text:p>0,58879</text:p>
          </table:table-cell>
          <table:table-cell office:value-type="float" office:value="0.557005" calcext:value-type="float">
            <text:p>0,557005</text:p>
          </table:table-cell>
          <table:table-cell table:formula="of:=AVERAGE([.B19:.E19])" office:value-type="float" office:value="0.61980175" calcext:value-type="float">
            <text:p>0,61980175</text:p>
          </table:table-cell>
          <table:table-cell office:value-type="float" office:value="0.540748" calcext:value-type="float">
            <text:p>0,540748</text:p>
          </table:table-cell>
          <table:table-cell office:value-type="float" office:value="0.490698" calcext:value-type="float">
            <text:p>0,490698</text:p>
          </table:table-cell>
          <table:table-cell office:value-type="float" office:value="0.562305" calcext:value-type="float">
            <text:p>0,562305</text:p>
          </table:table-cell>
          <table:table-cell office:value-type="float" office:value="0.511225" calcext:value-type="float">
            <text:p>0,511225</text:p>
          </table:table-cell>
          <table:table-cell table:formula="of:=AVERAGE([.G19:.J19])" office:value-type="float" office:value="0.526244" calcext:value-type="float">
            <text:p>0,526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76993" calcext:value-type="float">
            <text:p>0,676993</text:p>
          </table:table-cell>
          <table:table-cell office:value-type="float" office:value="0.654006" calcext:value-type="float">
            <text:p>0,654006</text:p>
          </table:table-cell>
          <table:table-cell office:value-type="float" office:value="0.607843" calcext:value-type="float">
            <text:p>0,607843</text:p>
          </table:table-cell>
          <table:table-cell office:value-type="float" office:value="0.591297" calcext:value-type="float">
            <text:p>0,591297</text:p>
          </table:table-cell>
          <table:table-cell table:formula="of:=AVERAGE([.B20:.E20])" office:value-type="float" office:value="0.63253475" calcext:value-type="float">
            <text:p>0,63253475</text:p>
          </table:table-cell>
          <table:table-cell office:value-type="float" office:value="0.527174" calcext:value-type="float">
            <text:p>0,527174</text:p>
          </table:table-cell>
          <table:table-cell office:value-type="float" office:value="0.481459" calcext:value-type="float">
            <text:p>0,481459</text:p>
          </table:table-cell>
          <table:table-cell office:value-type="float" office:value="0.517334" calcext:value-type="float">
            <text:p>0,517334</text:p>
          </table:table-cell>
          <table:table-cell office:value-type="float" office:value="0.509278" calcext:value-type="float">
            <text:p>0,509278</text:p>
          </table:table-cell>
          <table:table-cell table:formula="of:=AVERAGE([.G20:.J20])" office:value-type="float" office:value="0.50881125" calcext:value-type="float">
            <text:p>0,50881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0273" calcext:value-type="float">
            <text:p>0,670273</text:p>
          </table:table-cell>
          <table:table-cell office:value-type="float" office:value="0.645248" calcext:value-type="float">
            <text:p>0,645248</text:p>
          </table:table-cell>
          <table:table-cell office:value-type="float" office:value="0.610095" calcext:value-type="float">
            <text:p>0,610095</text:p>
          </table:table-cell>
          <table:table-cell office:value-type="float" office:value="0.588231" calcext:value-type="float">
            <text:p>0,588231</text:p>
          </table:table-cell>
          <table:table-cell table:formula="of:=AVERAGE([.B21:.E21])" office:value-type="float" office:value="0.62846175" calcext:value-type="float">
            <text:p>0,62846175</text:p>
          </table:table-cell>
          <table:table-cell office:value-type="float" office:value="0.525818" calcext:value-type="float">
            <text:p>0,525818</text:p>
          </table:table-cell>
          <table:table-cell office:value-type="float" office:value="0.5229" calcext:value-type="float">
            <text:p>0,5229</text:p>
          </table:table-cell>
          <table:table-cell office:value-type="float" office:value="0.530905" calcext:value-type="float">
            <text:p>0,530905</text:p>
          </table:table-cell>
          <table:table-cell office:value-type="float" office:value="0.492343" calcext:value-type="float">
            <text:p>0,492343</text:p>
          </table:table-cell>
          <table:table-cell table:formula="of:=AVERAGE([.G21:.J21])" office:value-type="float" office:value="0.5179915" calcext:value-type="float">
            <text:p>0,51799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27744" calcext:value-type="float">
            <text:p>0,627744</text:p>
          </table:table-cell>
          <table:table-cell office:value-type="float" office:value="0.602026" calcext:value-type="float">
            <text:p>0,602026</text:p>
          </table:table-cell>
          <table:table-cell office:value-type="float" office:value="0.621856" calcext:value-type="float">
            <text:p>0,621856</text:p>
          </table:table-cell>
          <table:table-cell office:value-type="float" office:value="0.628713" calcext:value-type="float">
            <text:p>0,628713</text:p>
          </table:table-cell>
          <table:table-cell table:formula="of:=AVERAGE([.B22:.E22])" office:value-type="float" office:value="0.62008475" calcext:value-type="float">
            <text:p>0,62008475</text:p>
          </table:table-cell>
          <table:table-cell office:value-type="float" office:value="0.551466" calcext:value-type="float">
            <text:p>0,551466</text:p>
          </table:table-cell>
          <table:table-cell office:value-type="float" office:value="0.503125" calcext:value-type="float">
            <text:p>0,503125</text:p>
          </table:table-cell>
          <table:table-cell office:value-type="float" office:value="0.51568" calcext:value-type="float">
            <text:p>0,51568</text:p>
          </table:table-cell>
          <table:table-cell office:value-type="float" office:value="0.498872" calcext:value-type="float">
            <text:p>0,498872</text:p>
          </table:table-cell>
          <table:table-cell table:formula="of:=AVERAGE([.G22:.J22])" office:value-type="float" office:value="0.51728575" calcext:value-type="float">
            <text:p>0,517285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2107" calcext:value-type="float">
            <text:p>0,632107</text:p>
          </table:table-cell>
          <table:table-cell office:value-type="float" office:value="0.63889" calcext:value-type="float">
            <text:p>0,63889</text:p>
          </table:table-cell>
          <table:table-cell office:value-type="float" office:value="0.616022" calcext:value-type="float">
            <text:p>0,616022</text:p>
          </table:table-cell>
          <table:table-cell office:value-type="float" office:value="0.565757" calcext:value-type="float">
            <text:p>0,565757</text:p>
          </table:table-cell>
          <table:table-cell table:formula="of:=AVERAGE([.B23:.E23])" office:value-type="float" office:value="0.613194" calcext:value-type="float">
            <text:p>0,613194</text:p>
          </table:table-cell>
          <table:table-cell office:value-type="float" office:value="0.584729" calcext:value-type="float">
            <text:p>0,584729</text:p>
          </table:table-cell>
          <table:table-cell office:value-type="float" office:value="0.461596" calcext:value-type="float">
            <text:p>0,461596</text:p>
          </table:table-cell>
          <table:table-cell office:value-type="float" office:value="0.524611" calcext:value-type="float">
            <text:p>0,524611</text:p>
          </table:table-cell>
          <table:table-cell office:value-type="float" office:value="0.491987" calcext:value-type="float">
            <text:p>0,491987</text:p>
          </table:table-cell>
          <table:table-cell table:formula="of:=AVERAGE([.G23:.J23])" office:value-type="float" office:value="0.51573075" calcext:value-type="float">
            <text:p>0,515730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8493" calcext:value-type="float">
            <text:p>0,638493</text:p>
          </table:table-cell>
          <table:table-cell office:value-type="float" office:value="0.668097" calcext:value-type="float">
            <text:p>0,668097</text:p>
          </table:table-cell>
          <table:table-cell office:value-type="float" office:value="0.594918" calcext:value-type="float">
            <text:p>0,594918</text:p>
          </table:table-cell>
          <table:table-cell office:value-type="float" office:value="0.589879" calcext:value-type="float">
            <text:p>0,589879</text:p>
          </table:table-cell>
          <table:table-cell table:formula="of:=AVERAGE([.B24:.E24])" office:value-type="float" office:value="0.62284675" calcext:value-type="float">
            <text:p>0,62284675</text:p>
          </table:table-cell>
          <table:table-cell office:value-type="float" office:value="0.581623" calcext:value-type="float">
            <text:p>0,581623</text:p>
          </table:table-cell>
          <table:table-cell office:value-type="float" office:value="0.593081" calcext:value-type="float">
            <text:p>0,593081</text:p>
          </table:table-cell>
          <table:table-cell office:value-type="float" office:value="0.52514" calcext:value-type="float">
            <text:p>0,52514</text:p>
          </table:table-cell>
          <table:table-cell office:value-type="float" office:value="0.4845" calcext:value-type="float">
            <text:p>0,4845</text:p>
          </table:table-cell>
          <table:table-cell table:formula="of:=AVERAGE([.G24:.J24])" office:value-type="float" office:value="0.546086" calcext:value-type="float">
            <text:p>0,546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4933" calcext:value-type="float">
            <text:p>0,64933</text:p>
          </table:table-cell>
          <table:table-cell office:value-type="float" office:value="0.667722" calcext:value-type="float">
            <text:p>0,667722</text:p>
          </table:table-cell>
          <table:table-cell office:value-type="float" office:value="0.574459" calcext:value-type="float">
            <text:p>0,574459</text:p>
          </table:table-cell>
          <table:table-cell office:value-type="float" office:value="0.557568" calcext:value-type="float">
            <text:p>0,557568</text:p>
          </table:table-cell>
          <table:table-cell table:formula="of:=AVERAGE([.B25:.E25])" office:value-type="float" office:value="0.61226975" calcext:value-type="float">
            <text:p>0,61226975</text:p>
          </table:table-cell>
          <table:table-cell office:value-type="float" office:value="0.590905" calcext:value-type="float">
            <text:p>0,590905</text:p>
          </table:table-cell>
          <table:table-cell office:value-type="float" office:value="0.580979" calcext:value-type="float">
            <text:p>0,580979</text:p>
          </table:table-cell>
          <table:table-cell office:value-type="float" office:value="0.533865" calcext:value-type="float">
            <text:p>0,533865</text:p>
          </table:table-cell>
          <table:table-cell office:value-type="float" office:value="0.498592" calcext:value-type="float">
            <text:p>0,498592</text:p>
          </table:table-cell>
          <table:table-cell table:formula="of:=AVERAGE([.G25:.J25])" office:value-type="float" office:value="0.55108525" calcext:value-type="float">
            <text:p>0,551085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8383" calcext:value-type="float">
            <text:p>0,628383</text:p>
          </table:table-cell>
          <table:table-cell office:value-type="float" office:value="0.619637" calcext:value-type="float">
            <text:p>0,619637</text:p>
          </table:table-cell>
          <table:table-cell office:value-type="float" office:value="0.616911" calcext:value-type="float">
            <text:p>0,616911</text:p>
          </table:table-cell>
          <table:table-cell office:value-type="float" office:value="0.61044" calcext:value-type="float">
            <text:p>0,61044</text:p>
          </table:table-cell>
          <table:table-cell table:formula="of:=AVERAGE([.B26:.E26])" office:value-type="float" office:value="0.61884275" calcext:value-type="float">
            <text:p>0,61884275</text:p>
          </table:table-cell>
          <table:table-cell office:value-type="float" office:value="0.580773" calcext:value-type="float">
            <text:p>0,580773</text:p>
          </table:table-cell>
          <table:table-cell office:value-type="float" office:value="0.561883" calcext:value-type="float">
            <text:p>0,561883</text:p>
          </table:table-cell>
          <table:table-cell office:value-type="float" office:value="0.519754" calcext:value-type="float">
            <text:p>0,519754</text:p>
          </table:table-cell>
          <table:table-cell office:value-type="float" office:value="0.512174" calcext:value-type="float">
            <text:p>0,512174</text:p>
          </table:table-cell>
          <table:table-cell table:formula="of:=AVERAGE([.G26:.J26])" office:value-type="float" office:value="0.543646" calcext:value-type="float">
            <text:p>0,5436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55732" calcext:value-type="float">
            <text:p>0,655732</text:p>
          </table:table-cell>
          <table:table-cell office:value-type="float" office:value="0.580706" calcext:value-type="float">
            <text:p>0,580706</text:p>
          </table:table-cell>
          <table:table-cell office:value-type="float" office:value="0.601713" calcext:value-type="float">
            <text:p>0,601713</text:p>
          </table:table-cell>
          <table:table-cell office:value-type="float" office:value="0.630627" calcext:value-type="float">
            <text:p>0,630627</text:p>
          </table:table-cell>
          <table:table-cell table:formula="of:=AVERAGE([.B27:.E27])" office:value-type="float" office:value="0.6171945" calcext:value-type="float">
            <text:p>0,6171945</text:p>
          </table:table-cell>
          <table:table-cell office:value-type="float" office:value="0.643811" calcext:value-type="float">
            <text:p>0,643811</text:p>
          </table:table-cell>
          <table:table-cell office:value-type="float" office:value="0.526546" calcext:value-type="float">
            <text:p>0,526546</text:p>
          </table:table-cell>
          <table:table-cell office:value-type="float" office:value="0.533842" calcext:value-type="float">
            <text:p>0,533842</text:p>
          </table:table-cell>
          <table:table-cell office:value-type="float" office:value="0.499141" calcext:value-type="float">
            <text:p>0,499141</text:p>
          </table:table-cell>
          <table:table-cell table:formula="of:=AVERAGE([.G27:.J27])" office:value-type="float" office:value="0.550835" calcext:value-type="float">
            <text:p>0,5508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49151" calcext:value-type="float">
            <text:p>0,649151</text:p>
          </table:table-cell>
          <table:table-cell office:value-type="float" office:value="0.64664" calcext:value-type="float">
            <text:p>0,64664</text:p>
          </table:table-cell>
          <table:table-cell office:value-type="float" office:value="0.613637" calcext:value-type="float">
            <text:p>0,613637</text:p>
          </table:table-cell>
          <table:table-cell office:value-type="float" office:value="0.561851" calcext:value-type="float">
            <text:p>0,561851</text:p>
          </table:table-cell>
          <table:table-cell table:formula="of:=AVERAGE([.B28:.E28])" office:value-type="float" office:value="0.61781975" calcext:value-type="float">
            <text:p>0,61781975</text:p>
          </table:table-cell>
          <table:table-cell office:value-type="float" office:value="0.633088" calcext:value-type="float">
            <text:p>0,633088</text:p>
          </table:table-cell>
          <table:table-cell office:value-type="float" office:value="0.608232" calcext:value-type="float">
            <text:p>0,608232</text:p>
          </table:table-cell>
          <table:table-cell office:value-type="float" office:value="0.485791" calcext:value-type="float">
            <text:p>0,485791</text:p>
          </table:table-cell>
          <table:table-cell office:value-type="float" office:value="0.477179" calcext:value-type="float">
            <text:p>0,477179</text:p>
          </table:table-cell>
          <table:table-cell table:formula="of:=AVERAGE([.G28:.J28])" office:value-type="float" office:value="0.5510725" calcext:value-type="float">
            <text:p>0,5510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32477" calcext:value-type="float">
            <text:p>0,632477</text:p>
          </table:table-cell>
          <table:table-cell office:value-type="float" office:value="0.611647" calcext:value-type="float">
            <text:p>0,611647</text:p>
          </table:table-cell>
          <table:table-cell office:value-type="float" office:value="0.60042" calcext:value-type="float">
            <text:p>0,60042</text:p>
          </table:table-cell>
          <table:table-cell office:value-type="float" office:value="0.61117" calcext:value-type="float">
            <text:p>0,61117</text:p>
          </table:table-cell>
          <table:table-cell table:formula="of:=AVERAGE([.B29:.E29])" office:value-type="float" office:value="0.6139285" calcext:value-type="float">
            <text:p>0,6139285</text:p>
          </table:table-cell>
          <table:table-cell office:value-type="float" office:value="0.624606" calcext:value-type="float">
            <text:p>0,624606</text:p>
          </table:table-cell>
          <table:table-cell office:value-type="float" office:value="0.623252" calcext:value-type="float">
            <text:p>0,623252</text:p>
          </table:table-cell>
          <table:table-cell office:value-type="float" office:value="0.515374" calcext:value-type="float">
            <text:p>0,515374</text:p>
          </table:table-cell>
          <table:table-cell office:value-type="float" office:value="0.517648" calcext:value-type="float">
            <text:p>0,517648</text:p>
          </table:table-cell>
          <table:table-cell table:formula="of:=AVERAGE([.G29:.J29])" office:value-type="float" office:value="0.57022" calcext:value-type="float">
            <text:p>0,570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36739" calcext:value-type="float">
            <text:p>0,636739</text:p>
          </table:table-cell>
          <table:table-cell office:value-type="float" office:value="0.643272" calcext:value-type="float">
            <text:p>0,643272</text:p>
          </table:table-cell>
          <table:table-cell office:value-type="float" office:value="0.609294" calcext:value-type="float">
            <text:p>0,609294</text:p>
          </table:table-cell>
          <table:table-cell office:value-type="float" office:value="0.601386" calcext:value-type="float">
            <text:p>0,601386</text:p>
          </table:table-cell>
          <table:table-cell table:formula="of:=AVERAGE([.B30:.E30])" office:value-type="float" office:value="0.62267275" calcext:value-type="float">
            <text:p>0,62267275</text:p>
          </table:table-cell>
          <table:table-cell office:value-type="float" office:value="0.66089" calcext:value-type="float">
            <text:p>0,66089</text:p>
          </table:table-cell>
          <table:table-cell office:value-type="float" office:value="0.542401" calcext:value-type="float">
            <text:p>0,542401</text:p>
          </table:table-cell>
          <table:table-cell office:value-type="float" office:value="0.547823" calcext:value-type="float">
            <text:p>0,547823</text:p>
          </table:table-cell>
          <table:table-cell office:value-type="float" office:value="0.525348" calcext:value-type="float">
            <text:p>0,525348</text:p>
          </table:table-cell>
          <table:table-cell table:formula="of:=AVERAGE([.G30:.J30])" office:value-type="float" office:value="0.5691155" calcext:value-type="float">
            <text:p>0,56911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7782" calcext:value-type="float">
            <text:p>0,607782</text:p>
          </table:table-cell>
          <table:table-cell office:value-type="float" office:value="0.576378" calcext:value-type="float">
            <text:p>0,576378</text:p>
          </table:table-cell>
          <table:table-cell office:value-type="float" office:value="0.633496" calcext:value-type="float">
            <text:p>0,633496</text:p>
          </table:table-cell>
          <table:table-cell office:value-type="float" office:value="0.606067" calcext:value-type="float">
            <text:p>0,606067</text:p>
          </table:table-cell>
          <table:table-cell table:formula="of:=AVERAGE([.B31:.E31])" office:value-type="float" office:value="0.60593075" calcext:value-type="float">
            <text:p>0,60593075</text:p>
          </table:table-cell>
          <table:table-cell office:value-type="float" office:value="0.692463" calcext:value-type="float">
            <text:p>0,692463</text:p>
          </table:table-cell>
          <table:table-cell office:value-type="float" office:value="0.54422" calcext:value-type="float">
            <text:p>0,54422</text:p>
          </table:table-cell>
          <table:table-cell office:value-type="float" office:value="0.537578" calcext:value-type="float">
            <text:p>0,537578</text:p>
          </table:table-cell>
          <table:table-cell office:value-type="float" office:value="0.548527" calcext:value-type="float">
            <text:p>0,548527</text:p>
          </table:table-cell>
          <table:table-cell table:formula="of:=AVERAGE([.G31:.J31])" office:value-type="float" office:value="0.580697" calcext:value-type="float">
            <text:p>0,5806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142" calcext:value-type="float">
            <text:p>0,639142</text:p>
          </table:table-cell>
          <table:table-cell office:value-type="float" office:value="0.652827" calcext:value-type="float">
            <text:p>0,652827</text:p>
          </table:table-cell>
          <table:table-cell office:value-type="float" office:value="0.625987" calcext:value-type="float">
            <text:p>0,625987</text:p>
          </table:table-cell>
          <table:table-cell office:value-type="float" office:value="0.568066" calcext:value-type="float">
            <text:p>0,568066</text:p>
          </table:table-cell>
          <table:table-cell table:formula="of:=AVERAGE([.B32:.E32])" office:value-type="float" office:value="0.6215055" calcext:value-type="float">
            <text:p>0,6215055</text:p>
          </table:table-cell>
          <table:table-cell office:value-type="float" office:value="0.69077" calcext:value-type="float">
            <text:p>0,69077</text:p>
          </table:table-cell>
          <table:table-cell office:value-type="float" office:value="0.639803" calcext:value-type="float">
            <text:p>0,639803</text:p>
          </table:table-cell>
          <table:table-cell office:value-type="float" office:value="0.512985" calcext:value-type="float">
            <text:p>0,512985</text:p>
          </table:table-cell>
          <table:table-cell office:value-type="float" office:value="0.52187" calcext:value-type="float">
            <text:p>0,52187</text:p>
          </table:table-cell>
          <table:table-cell table:formula="of:=AVERAGE([.G32:.J32])" office:value-type="float" office:value="0.591357" calcext:value-type="float">
            <text:p>0,591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5744" calcext:value-type="float">
            <text:p>0,635744</text:p>
          </table:table-cell>
          <table:table-cell office:value-type="float" office:value="0.666072" calcext:value-type="float">
            <text:p>0,666072</text:p>
          </table:table-cell>
          <table:table-cell office:value-type="float" office:value="0.633953" calcext:value-type="float">
            <text:p>0,633953</text:p>
          </table:table-cell>
          <table:table-cell office:value-type="float" office:value="0.583634" calcext:value-type="float">
            <text:p>0,583634</text:p>
          </table:table-cell>
          <table:table-cell table:formula="of:=AVERAGE([.B33:.E33])" office:value-type="float" office:value="0.62985075" calcext:value-type="float">
            <text:p>0,62985075</text:p>
          </table:table-cell>
          <table:table-cell office:value-type="float" office:value="0.700079" calcext:value-type="float">
            <text:p>0,700079</text:p>
          </table:table-cell>
          <table:table-cell office:value-type="float" office:value="0.715247" calcext:value-type="float">
            <text:p>0,715247</text:p>
          </table:table-cell>
          <table:table-cell office:value-type="float" office:value="0.521928" calcext:value-type="float">
            <text:p>0,521928</text:p>
          </table:table-cell>
          <table:table-cell office:value-type="float" office:value="0.505666" calcext:value-type="float">
            <text:p>0,505666</text:p>
          </table:table-cell>
          <table:table-cell table:formula="of:=AVERAGE([.G33:.J33])" office:value-type="float" office:value="0.61073" calcext:value-type="float">
            <text:p>0,610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61288" calcext:value-type="float">
            <text:p>0,661288</text:p>
          </table:table-cell>
          <table:table-cell office:value-type="float" office:value="0.681982" calcext:value-type="float">
            <text:p>0,681982</text:p>
          </table:table-cell>
          <table:table-cell office:value-type="float" office:value="0.599399" calcext:value-type="float">
            <text:p>0,599399</text:p>
          </table:table-cell>
          <table:table-cell office:value-type="float" office:value="0.599828" calcext:value-type="float">
            <text:p>0,599828</text:p>
          </table:table-cell>
          <table:table-cell table:formula="of:=AVERAGE([.B34:.E34])" office:value-type="float" office:value="0.63562425" calcext:value-type="float">
            <text:p>0,63562425</text:p>
          </table:table-cell>
          <table:table-cell office:value-type="float" office:value="0.719016" calcext:value-type="float">
            <text:p>0,719016</text:p>
          </table:table-cell>
          <table:table-cell office:value-type="float" office:value="0.666508" calcext:value-type="float">
            <text:p>0,666508</text:p>
          </table:table-cell>
          <table:table-cell office:value-type="float" office:value="0.508996" calcext:value-type="float">
            <text:p>0,508996</text:p>
          </table:table-cell>
          <table:table-cell office:value-type="float" office:value="0.511791" calcext:value-type="float">
            <text:p>0,511791</text:p>
          </table:table-cell>
          <table:table-cell table:formula="of:=AVERAGE([.G34:.J34])" office:value-type="float" office:value="0.60157775" calcext:value-type="float">
            <text:p>0,601577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55928" calcext:value-type="float">
            <text:p>0,655928</text:p>
          </table:table-cell>
          <table:table-cell office:value-type="float" office:value="0.628271" calcext:value-type="float">
            <text:p>0,628271</text:p>
          </table:table-cell>
          <table:table-cell office:value-type="float" office:value="0.629298" calcext:value-type="float">
            <text:p>0,629298</text:p>
          </table:table-cell>
          <table:table-cell office:value-type="float" office:value="0.592885" calcext:value-type="float">
            <text:p>0,592885</text:p>
          </table:table-cell>
          <table:table-cell table:formula="of:=AVERAGE([.B35:.E35])" office:value-type="float" office:value="0.6265955" calcext:value-type="float">
            <text:p>0,6265955</text:p>
          </table:table-cell>
          <table:table-cell office:value-type="float" office:value="0.677256" calcext:value-type="float">
            <text:p>0,677256</text:p>
          </table:table-cell>
          <table:table-cell office:value-type="float" office:value="0.601475" calcext:value-type="float">
            <text:p>0,601475</text:p>
          </table:table-cell>
          <table:table-cell office:value-type="float" office:value="0.534995" calcext:value-type="float">
            <text:p>0,534995</text:p>
          </table:table-cell>
          <table:table-cell office:value-type="float" office:value="0.519122" calcext:value-type="float">
            <text:p>0,519122</text:p>
          </table:table-cell>
          <table:table-cell table:formula="of:=AVERAGE([.G35:.J35])" office:value-type="float" office:value="0.583212" calcext:value-type="float">
            <text:p>0,583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9971" calcext:value-type="float">
            <text:p>0,659971</text:p>
          </table:table-cell>
          <table:table-cell office:value-type="float" office:value="0.630075" calcext:value-type="float">
            <text:p>0,630075</text:p>
          </table:table-cell>
          <table:table-cell office:value-type="float" office:value="0.566001" calcext:value-type="float">
            <text:p>0,566001</text:p>
          </table:table-cell>
          <table:table-cell office:value-type="float" office:value="0.609663" calcext:value-type="float">
            <text:p>0,609663</text:p>
          </table:table-cell>
          <table:table-cell table:formula="of:=AVERAGE([.B36:.E36])" office:value-type="float" office:value="0.6164275" calcext:value-type="float">
            <text:p>0,6164275</text:p>
          </table:table-cell>
          <table:table-cell office:value-type="float" office:value="0.698053" calcext:value-type="float">
            <text:p>0,698053</text:p>
          </table:table-cell>
          <table:table-cell office:value-type="float" office:value="0.578601" calcext:value-type="float">
            <text:p>0,578601</text:p>
          </table:table-cell>
          <table:table-cell office:value-type="float" office:value="0.526943" calcext:value-type="float">
            <text:p>0,526943</text:p>
          </table:table-cell>
          <table:table-cell office:value-type="float" office:value="0.524107" calcext:value-type="float">
            <text:p>0,524107</text:p>
          </table:table-cell>
          <table:table-cell table:formula="of:=AVERAGE([.G36:.J36])" office:value-type="float" office:value="0.581926" calcext:value-type="float">
            <text:p>0,581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4094" calcext:value-type="float">
            <text:p>0,664094</text:p>
          </table:table-cell>
          <table:table-cell office:value-type="float" office:value="0.653237" calcext:value-type="float">
            <text:p>0,653237</text:p>
          </table:table-cell>
          <table:table-cell office:value-type="float" office:value="0.576901" calcext:value-type="float">
            <text:p>0,576901</text:p>
          </table:table-cell>
          <table:table-cell office:value-type="float" office:value="0.550748" calcext:value-type="float">
            <text:p>0,550748</text:p>
          </table:table-cell>
          <table:table-cell table:formula="of:=AVERAGE([.B37:.E37])" office:value-type="float" office:value="0.611245" calcext:value-type="float">
            <text:p>0,611245</text:p>
          </table:table-cell>
          <table:table-cell office:value-type="float" office:value="0.669197" calcext:value-type="float">
            <text:p>0,669197</text:p>
          </table:table-cell>
          <table:table-cell office:value-type="float" office:value="0.713098" calcext:value-type="float">
            <text:p>0,713098</text:p>
          </table:table-cell>
          <table:table-cell office:value-type="float" office:value="0.564301" calcext:value-type="float">
            <text:p>0,564301</text:p>
          </table:table-cell>
          <table:table-cell office:value-type="float" office:value="0.535375" calcext:value-type="float">
            <text:p>0,535375</text:p>
          </table:table-cell>
          <table:table-cell table:formula="of:=AVERAGE([.G37:.J37])" office:value-type="float" office:value="0.62049275" calcext:value-type="float">
            <text:p>0,62049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83319" calcext:value-type="float">
            <text:p>0,683319</text:p>
          </table:table-cell>
          <table:table-cell office:value-type="float" office:value="0.62157" calcext:value-type="float">
            <text:p>0,62157</text:p>
          </table:table-cell>
          <table:table-cell office:value-type="float" office:value="0.601007" calcext:value-type="float">
            <text:p>0,601007</text:p>
          </table:table-cell>
          <table:table-cell office:value-type="float" office:value="0.617419" calcext:value-type="float">
            <text:p>0,617419</text:p>
          </table:table-cell>
          <table:table-cell table:formula="of:=AVERAGE([.B38:.E38])" office:value-type="float" office:value="0.63082875" calcext:value-type="float">
            <text:p>0,63082875</text:p>
          </table:table-cell>
          <table:table-cell office:value-type="float" office:value="0.70012" calcext:value-type="float">
            <text:p>0,70012</text:p>
          </table:table-cell>
          <table:table-cell office:value-type="float" office:value="0.679111" calcext:value-type="float">
            <text:p>0,679111</text:p>
          </table:table-cell>
          <table:table-cell office:value-type="float" office:value="0.557665" calcext:value-type="float">
            <text:p>0,557665</text:p>
          </table:table-cell>
          <table:table-cell office:value-type="float" office:value="0.554906" calcext:value-type="float">
            <text:p>0,554906</text:p>
          </table:table-cell>
          <table:table-cell table:formula="of:=AVERAGE([.G38:.J38])" office:value-type="float" office:value="0.6229505" calcext:value-type="float">
            <text:p>0,62295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46836" calcext:value-type="float">
            <text:p>0,646836</text:p>
          </table:table-cell>
          <table:table-cell office:value-type="float" office:value="0.664251" calcext:value-type="float">
            <text:p>0,664251</text:p>
          </table:table-cell>
          <table:table-cell office:value-type="float" office:value="0.585541" calcext:value-type="float">
            <text:p>0,585541</text:p>
          </table:table-cell>
          <table:table-cell office:value-type="float" office:value="0.585032" calcext:value-type="float">
            <text:p>0,585032</text:p>
          </table:table-cell>
          <table:table-cell table:formula="of:=AVERAGE([.B39:.E39])" office:value-type="float" office:value="0.620415" calcext:value-type="float">
            <text:p>0,620415</text:p>
          </table:table-cell>
          <table:table-cell office:value-type="float" office:value="0.644922" calcext:value-type="float">
            <text:p>0,644922</text:p>
          </table:table-cell>
          <table:table-cell office:value-type="float" office:value="0.732298" calcext:value-type="float">
            <text:p>0,732298</text:p>
          </table:table-cell>
          <table:table-cell office:value-type="float" office:value="0.604472" calcext:value-type="float">
            <text:p>0,604472</text:p>
          </table:table-cell>
          <table:table-cell office:value-type="float" office:value="0.593321" calcext:value-type="float">
            <text:p>0,593321</text:p>
          </table:table-cell>
          <table:table-cell table:formula="of:=AVERAGE([.G39:.J39])" office:value-type="float" office:value="0.64375325" calcext:value-type="float">
            <text:p>0,64375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3193" calcext:value-type="float">
            <text:p>0,643193</text:p>
          </table:table-cell>
          <table:table-cell office:value-type="float" office:value="0.70848" calcext:value-type="float">
            <text:p>0,70848</text:p>
          </table:table-cell>
          <table:table-cell office:value-type="float" office:value="0.613221" calcext:value-type="float">
            <text:p>0,613221</text:p>
          </table:table-cell>
          <table:table-cell office:value-type="float" office:value="0.610561" calcext:value-type="float">
            <text:p>0,610561</text:p>
          </table:table-cell>
          <table:table-cell table:formula="of:=AVERAGE([.B40:.E40])" office:value-type="float" office:value="0.64386375" calcext:value-type="float">
            <text:p>0,64386375</text:p>
          </table:table-cell>
          <table:table-cell office:value-type="float" office:value="0.721166" calcext:value-type="float">
            <text:p>0,721166</text:p>
          </table:table-cell>
          <table:table-cell office:value-type="float" office:value="0.704488" calcext:value-type="float">
            <text:p>0,704488</text:p>
          </table:table-cell>
          <table:table-cell office:value-type="float" office:value="0.632756" calcext:value-type="float">
            <text:p>0,632756</text:p>
          </table:table-cell>
          <table:table-cell office:value-type="float" office:value="0.59887" calcext:value-type="float">
            <text:p>0,59887</text:p>
          </table:table-cell>
          <table:table-cell table:formula="of:=AVERAGE([.G40:.J40])" office:value-type="float" office:value="0.66432" calcext:value-type="float">
            <text:p>0,664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5486" calcext:value-type="float">
            <text:p>0,65486</text:p>
          </table:table-cell>
          <table:table-cell office:value-type="float" office:value="0.667575" calcext:value-type="float">
            <text:p>0,667575</text:p>
          </table:table-cell>
          <table:table-cell office:value-type="float" office:value="0.605473" calcext:value-type="float">
            <text:p>0,605473</text:p>
          </table:table-cell>
          <table:table-cell office:value-type="float" office:value="0.580249" calcext:value-type="float">
            <text:p>0,580249</text:p>
          </table:table-cell>
          <table:table-cell table:formula="of:=AVERAGE([.B41:.E41])" office:value-type="float" office:value="0.62703925" calcext:value-type="float">
            <text:p>0,62703925</text:p>
          </table:table-cell>
          <table:table-cell office:value-type="float" office:value="0.703959" calcext:value-type="float">
            <text:p>0,703959</text:p>
          </table:table-cell>
          <table:table-cell office:value-type="float" office:value="0.784885" calcext:value-type="float">
            <text:p>0,784885</text:p>
          </table:table-cell>
          <table:table-cell office:value-type="float" office:value="0.621041" calcext:value-type="float">
            <text:p>0,621041</text:p>
          </table:table-cell>
          <table:table-cell office:value-type="float" office:value="0.641834" calcext:value-type="float">
            <text:p>0,641834</text:p>
          </table:table-cell>
          <table:table-cell table:formula="of:=AVERAGE([.G41:.J41])" office:value-type="float" office:value="0.68792975" calcext:value-type="float">
            <text:p>0,687929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57699" calcext:value-type="float">
            <text:p>0,657699</text:p>
          </table:table-cell>
          <table:table-cell office:value-type="float" office:value="0.674865" calcext:value-type="float">
            <text:p>0,674865</text:p>
          </table:table-cell>
          <table:table-cell office:value-type="float" office:value="0.613978" calcext:value-type="float">
            <text:p>0,613978</text:p>
          </table:table-cell>
          <table:table-cell office:value-type="float" office:value="0.588523" calcext:value-type="float">
            <text:p>0,588523</text:p>
          </table:table-cell>
          <table:table-cell table:formula="of:=AVERAGE([.B42:.E42])" office:value-type="float" office:value="0.63376625" calcext:value-type="float">
            <text:p>0,63376625</text:p>
          </table:table-cell>
          <table:table-cell office:value-type="float" office:value="0.678415" calcext:value-type="float">
            <text:p>0,678415</text:p>
          </table:table-cell>
          <table:table-cell office:value-type="float" office:value="0.729293" calcext:value-type="float">
            <text:p>0,729293</text:p>
          </table:table-cell>
          <table:table-cell office:value-type="float" office:value="0.652411" calcext:value-type="float">
            <text:p>0,652411</text:p>
          </table:table-cell>
          <table:table-cell office:value-type="float" office:value="0.658444" calcext:value-type="float">
            <text:p>0,658444</text:p>
          </table:table-cell>
          <table:table-cell table:formula="of:=AVERAGE([.G42:.J42])" office:value-type="float" office:value="0.67964075" calcext:value-type="float">
            <text:p>0,679640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22473" calcext:value-type="float">
            <text:p>0,622473</text:p>
          </table:table-cell>
          <table:table-cell office:value-type="float" office:value="0.669046" calcext:value-type="float">
            <text:p>0,669046</text:p>
          </table:table-cell>
          <table:table-cell office:value-type="float" office:value="0.610922" calcext:value-type="float">
            <text:p>0,610922</text:p>
          </table:table-cell>
          <table:table-cell office:value-type="float" office:value="0.604329" calcext:value-type="float">
            <text:p>0,604329</text:p>
          </table:table-cell>
          <table:table-cell table:formula="of:=AVERAGE([.B43:.E43])" office:value-type="float" office:value="0.6266925" calcext:value-type="float">
            <text:p>0,6266925</text:p>
          </table:table-cell>
          <table:table-cell office:value-type="float" office:value="0.674473" calcext:value-type="float">
            <text:p>0,674473</text:p>
          </table:table-cell>
          <table:table-cell office:value-type="float" office:value="0.74093" calcext:value-type="float">
            <text:p>0,74093</text:p>
          </table:table-cell>
          <table:table-cell office:value-type="float" office:value="0.678594" calcext:value-type="float">
            <text:p>0,678594</text:p>
          </table:table-cell>
          <table:table-cell office:value-type="float" office:value="0.644215" calcext:value-type="float">
            <text:p>0,644215</text:p>
          </table:table-cell>
          <table:table-cell table:formula="of:=AVERAGE([.G43:.J43])" office:value-type="float" office:value="0.684553" calcext:value-type="float">
            <text:p>0,684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74374" calcext:value-type="float">
            <text:p>0,674374</text:p>
          </table:table-cell>
          <table:table-cell office:value-type="float" office:value="0.640171" calcext:value-type="float">
            <text:p>0,640171</text:p>
          </table:table-cell>
          <table:table-cell office:value-type="float" office:value="0.608735" calcext:value-type="float">
            <text:p>0,608735</text:p>
          </table:table-cell>
          <table:table-cell office:value-type="float" office:value="0.565543" calcext:value-type="float">
            <text:p>0,565543</text:p>
          </table:table-cell>
          <table:table-cell table:formula="of:=AVERAGE([.B44:.E44])" office:value-type="float" office:value="0.62220575" calcext:value-type="float">
            <text:p>0,62220575</text:p>
          </table:table-cell>
          <table:table-cell office:value-type="float" office:value="0.710634" calcext:value-type="float">
            <text:p>0,710634</text:p>
          </table:table-cell>
          <table:table-cell office:value-type="float" office:value="0.779671" calcext:value-type="float">
            <text:p>0,779671</text:p>
          </table:table-cell>
          <table:table-cell office:value-type="float" office:value="0.664488" calcext:value-type="float">
            <text:p>0,664488</text:p>
          </table:table-cell>
          <table:table-cell office:value-type="float" office:value="0.651294" calcext:value-type="float">
            <text:p>0,651294</text:p>
          </table:table-cell>
          <table:table-cell table:formula="of:=AVERAGE([.G44:.J44])" office:value-type="float" office:value="0.70152175" calcext:value-type="float">
            <text:p>0,70152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6614" calcext:value-type="float">
            <text:p>0,66614</text:p>
          </table:table-cell>
          <table:table-cell office:value-type="float" office:value="0.69449" calcext:value-type="float">
            <text:p>0,69449</text:p>
          </table:table-cell>
          <table:table-cell office:value-type="float" office:value="0.618681" calcext:value-type="float">
            <text:p>0,618681</text:p>
          </table:table-cell>
          <table:table-cell office:value-type="float" office:value="0.584295" calcext:value-type="float">
            <text:p>0,584295</text:p>
          </table:table-cell>
          <table:table-cell table:formula="of:=AVERAGE([.B45:.E45])" office:value-type="float" office:value="0.6409015" calcext:value-type="float">
            <text:p>0,6409015</text:p>
          </table:table-cell>
          <table:table-cell office:value-type="float" office:value="0.752098" calcext:value-type="float">
            <text:p>0,752098</text:p>
          </table:table-cell>
          <table:table-cell office:value-type="float" office:value="0.795801" calcext:value-type="float">
            <text:p>0,795801</text:p>
          </table:table-cell>
          <table:table-cell office:value-type="float" office:value="0.674786" calcext:value-type="float">
            <text:p>0,674786</text:p>
          </table:table-cell>
          <table:table-cell office:value-type="float" office:value="0.656747" calcext:value-type="float">
            <text:p>0,656747</text:p>
          </table:table-cell>
          <table:table-cell table:formula="of:=AVERAGE([.G45:.J45])" office:value-type="float" office:value="0.719858" calcext:value-type="float">
            <text:p>0,719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8686" calcext:value-type="float">
            <text:p>0,658686</text:p>
          </table:table-cell>
          <table:table-cell office:value-type="float" office:value="0.649968" calcext:value-type="float">
            <text:p>0,649968</text:p>
          </table:table-cell>
          <table:table-cell office:value-type="float" office:value="0.624688" calcext:value-type="float">
            <text:p>0,624688</text:p>
          </table:table-cell>
          <table:table-cell office:value-type="float" office:value="0.597697" calcext:value-type="float">
            <text:p>0,597697</text:p>
          </table:table-cell>
          <table:table-cell table:formula="of:=AVERAGE([.B46:.E46])" office:value-type="float" office:value="0.63275975" calcext:value-type="float">
            <text:p>0,63275975</text:p>
          </table:table-cell>
          <table:table-cell office:value-type="float" office:value="0.710266" calcext:value-type="float">
            <text:p>0,710266</text:p>
          </table:table-cell>
          <table:table-cell office:value-type="float" office:value="0.787121" calcext:value-type="float">
            <text:p>0,787121</text:p>
          </table:table-cell>
          <table:table-cell office:value-type="float" office:value="0.676619" calcext:value-type="float">
            <text:p>0,676619</text:p>
          </table:table-cell>
          <table:table-cell office:value-type="float" office:value="0.65789" calcext:value-type="float">
            <text:p>0,65789</text:p>
          </table:table-cell>
          <table:table-cell table:formula="of:=AVERAGE([.G46:.J46])" office:value-type="float" office:value="0.707974" calcext:value-type="float">
            <text:p>0,7079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60482" calcext:value-type="float">
            <text:p>0,660482</text:p>
          </table:table-cell>
          <table:table-cell office:value-type="float" office:value="0.718259" calcext:value-type="float">
            <text:p>0,718259</text:p>
          </table:table-cell>
          <table:table-cell office:value-type="float" office:value="0.618163" calcext:value-type="float">
            <text:p>0,618163</text:p>
          </table:table-cell>
          <table:table-cell office:value-type="float" office:value="0.605059" calcext:value-type="float">
            <text:p>0,605059</text:p>
          </table:table-cell>
          <table:table-cell table:formula="of:=AVERAGE([.B47:.E47])" office:value-type="float" office:value="0.65049075" calcext:value-type="float">
            <text:p>0,65049075</text:p>
          </table:table-cell>
          <table:table-cell office:value-type="float" office:value="0.712666" calcext:value-type="float">
            <text:p>0,712666</text:p>
          </table:table-cell>
          <table:table-cell office:value-type="float" office:value="0.741529" calcext:value-type="float">
            <text:p>0,741529</text:p>
          </table:table-cell>
          <table:table-cell office:value-type="float" office:value="0.669203" calcext:value-type="float">
            <text:p>0,669203</text:p>
          </table:table-cell>
          <table:table-cell office:value-type="float" office:value="0.67821" calcext:value-type="float">
            <text:p>0,67821</text:p>
          </table:table-cell>
          <table:table-cell table:formula="of:=AVERAGE([.G47:.J47])" office:value-type="float" office:value="0.700402" calcext:value-type="float">
            <text:p>0,700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54607" calcext:value-type="float">
            <text:p>0,654607</text:p>
          </table:table-cell>
          <table:table-cell office:value-type="float" office:value="0.664578" calcext:value-type="float">
            <text:p>0,664578</text:p>
          </table:table-cell>
          <table:table-cell office:value-type="float" office:value="0.615991" calcext:value-type="float">
            <text:p>0,615991</text:p>
          </table:table-cell>
          <table:table-cell office:value-type="float" office:value="0.605845" calcext:value-type="float">
            <text:p>0,605845</text:p>
          </table:table-cell>
          <table:table-cell table:formula="of:=AVERAGE([.B48:.E48])" office:value-type="float" office:value="0.63525525" calcext:value-type="float">
            <text:p>0,63525525</text:p>
          </table:table-cell>
          <table:table-cell office:value-type="float" office:value="0.724506" calcext:value-type="float">
            <text:p>0,724506</text:p>
          </table:table-cell>
          <table:table-cell office:value-type="float" office:value="0.770169" calcext:value-type="float">
            <text:p>0,770169</text:p>
          </table:table-cell>
          <table:table-cell office:value-type="float" office:value="0.681762" calcext:value-type="float">
            <text:p>0,681762</text:p>
          </table:table-cell>
          <table:table-cell office:value-type="float" office:value="0.664743" calcext:value-type="float">
            <text:p>0,664743</text:p>
          </table:table-cell>
          <table:table-cell table:formula="of:=AVERAGE([.G48:.J48])" office:value-type="float" office:value="0.710295" calcext:value-type="float">
            <text:p>0,710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2:54:30.108909872</dc:date>
    <meta:editing-duration>PT6M15S</meta:editing-duration>
    <meta:editing-cycles>4</meta:editing-cycles>
    <meta:generator>LibreOffice/5.1.6.2$Linux_X86_64 LibreOffice_project/10m0$Build-2</meta:generator>
    <meta:document-statistic meta:table-count="2" meta:cell-count="46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248cm" svg:height="18.628cm" xlink:href=".." xlink:type="simple" chart:class="chart:line" chart:style-name="ch1">
        <chart:title svg:x="12.556cm" svg:y="0.508cm" chart:style-name="ch2">
          <text:p>AUC with Dynamics</text:p>
        </chart:title>
        <chart:legend chart:legend-position="bottom" svg:x="3.254cm" svg:y="17.347cm" style:legend-expansion="wide" chart:style-name="ch3"/>
        <chart:plot-area chart:style-name="ch4" table:cell-range-address="graficos.B1:graficos.K48" chart:data-source-has-labels="row" svg:x="1.595cm" svg:y="1.659cm" svg:width="27.069cm" svg:height="14.335cm">
          <chartooo:coordinate-region svg:x="2.322cm" svg:y="1.858cm" svg:width="26.155cm" svg:height="13.489cm"/>
          <chart:axis chart:dimension="x" chart:name="primary-x" chart:style-name="ch5">
            <chart:title svg:x="14.715cm" svg:y="16.366cm" chart:style-name="ch6">
              <text:p>Hour</text:p>
            </chart:title>
          </chart:axis>
          <chart:axis chart:dimension="y" chart:name="primary-y" chart:style-name="ch5">
            <chart:title svg:x="0.451cm" svg:y="9.227cm" chart:style-name="ch7">
              <text:p>AUC</text:p>
            </chart:title>
            <chart:grid chart:style-name="ch8" chart:class="major"/>
          </chart:axis>
          <chart:series chart:style-name="ch9" chart:values-cell-range-address="graficos.B2:graficos.B48" chart:label-cell-address="graficos.B1:graficos.B1" chart:class="chart:line">
            <chart:data-point chart:repeated="47"/>
          </chart:series>
          <chart:series chart:style-name="ch10" chart:values-cell-range-address="graficos.C2:graficos.C48" chart:label-cell-address="graficos.C1:graficos.C1" chart:class="chart:line">
            <chart:data-point chart:repeated="47"/>
          </chart:series>
          <chart:series chart:style-name="ch11" chart:values-cell-range-address="graficos.D2:graficos.D48" chart:label-cell-address="graficos.D1:graficos.D1" chart:class="chart:line">
            <chart:data-point chart:repeated="47"/>
          </chart:series>
          <chart:series chart:style-name="ch12" chart:values-cell-range-address="graficos.E2:graficos.E48" chart:label-cell-address="graficos.E1:graficos.E1" chart:class="chart:line">
            <chart:data-point chart:repeated="47"/>
          </chart:series>
          <chart:series chart:style-name="ch13" chart:values-cell-range-address="graficos.F2:graficos.F48" chart:label-cell-address="graficos.F1:graficos.F1" chart:class="chart:line">
            <chart:data-point chart:repeated="47"/>
          </chart:series>
          <chart:series chart:style-name="ch14" chart:values-cell-range-address="graficos.G2:graficos.G48" chart:label-cell-address="graficos.G1:graficos.G1" chart:class="chart:line">
            <chart:data-point chart:repeated="47"/>
          </chart:series>
          <chart:series chart:style-name="ch15" chart:values-cell-range-address="graficos.H2:graficos.H48" chart:label-cell-address="graficos.H1:graficos.H1" chart:class="chart:line">
            <chart:data-point chart:repeated="47"/>
          </chart:series>
          <chart:series chart:style-name="ch16" chart:values-cell-range-address="graficos.I2:graficos.I48" chart:label-cell-address="graficos.I1:graficos.I1" chart:class="chart:line">
            <chart:data-point chart:repeated="47"/>
          </chart:series>
          <chart:series chart:style-name="ch17" chart:values-cell-range-address="graficos.J2:graficos.J48" chart:label-cell-address="graficos.J1:graficos.J1" chart:class="chart:line">
            <chart:data-point chart:repeated="47"/>
          </chart:series>
          <chart:series chart:style-name="ch18" chart:values-cell-range-address="graficos.K2:graficos.K48" chart:label-cell-address="graficos.K1:graficos.K1" chart:class="chart:line">
            <chart:data-point chart:repeated="4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- Coronary</text:p>
                <draw:g>
                  <svg:desc>graficos.B1:graficos.B1</svg:desc>
                </draw:g>
              </table:table-cell>
              <table:table-cell office:value-type="string">
                <text:p>Raw – Cardiac</text:p>
                <draw:g>
                  <svg:desc>graficos.C1:graficos.C1</svg:desc>
                </draw:g>
              </table:table-cell>
              <table:table-cell office:value-type="string">
                <text:p>Raw – Medical</text:p>
                <draw:g>
                  <svg:desc>graficos.D1:graficos.D1</svg:desc>
                </draw:g>
              </table:table-cell>
              <table:table-cell office:value-type="string">
                <text:p>Raw – Surgical</text:p>
                <draw:g>
                  <svg:desc>graficos.E1:graficos.E1</svg:desc>
                </draw:g>
              </table:table-cell>
              <table:table-cell office:value-type="string">
                <text:p>Raw - Average</text:p>
                <draw:g>
                  <svg:desc>graficos.F1:graficos.F1</svg:desc>
                </draw:g>
              </table:table-cell>
              <table:table-cell office:value-type="string">
                <text:p>Neural – Coronary</text:p>
                <draw:g>
                  <svg:desc>graficos.G1:graficos.G1</svg:desc>
                </draw:g>
              </table:table-cell>
              <table:table-cell office:value-type="string">
                <text:p>Neural – Cardiac</text:p>
                <draw:g>
                  <svg:desc>graficos.H1:graficos.H1</svg:desc>
                </draw:g>
              </table:table-cell>
              <table:table-cell office:value-type="string">
                <text:p>Neural – Medical</text:p>
                <draw:g>
                  <svg:desc>graficos.I1:graficos.I1</svg:desc>
                </draw:g>
              </table:table-cell>
              <table:table-cell office:value-type="string">
                <text:p>Neural – Surgical</text:p>
                <draw:g>
                  <svg:desc>graficos.J1:graficos.J1</svg:desc>
                </draw:g>
              </table:table-cell>
              <table:table-cell office:value-type="string">
                <text:p>Neural – Average</text:p>
                <draw:g>
                  <svg:desc>graficos.K1:grafic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9865">
                <text:p>0.659865</text:p>
                <draw:g>
                  <svg:desc>graficos.B2:graficos.B48</svg:desc>
                </draw:g>
              </table:table-cell>
              <table:table-cell office:value-type="float" office:value="0.476156">
                <text:p>0.476156</text:p>
                <draw:g>
                  <svg:desc>graficos.C2:graficos.C48</svg:desc>
                </draw:g>
              </table:table-cell>
              <table:table-cell office:value-type="float" office:value="0.60102">
                <text:p>0.60102</text:p>
                <draw:g>
                  <svg:desc>graficos.D2:graficos.D48</svg:desc>
                </draw:g>
              </table:table-cell>
              <table:table-cell office:value-type="float" office:value="0.557649">
                <text:p>0.557649</text:p>
                <draw:g>
                  <svg:desc>graficos.E2:graficos.E48</svg:desc>
                </draw:g>
              </table:table-cell>
              <table:table-cell office:value-type="float" office:value="0.5736725">
                <text:p>0.5736725</text:p>
                <draw:g>
                  <svg:desc>graficos.F2:graficos.F48</svg:desc>
                </draw:g>
              </table:table-cell>
              <table:table-cell office:value-type="float" office:value="0.411093">
                <text:p>0.411093</text:p>
                <draw:g>
                  <svg:desc>graficos.G2:graficos.G48</svg:desc>
                </draw:g>
              </table:table-cell>
              <table:table-cell office:value-type="float" office:value="0.448831">
                <text:p>0.448831</text:p>
                <draw:g>
                  <svg:desc>graficos.H2:graficos.H48</svg:desc>
                </draw:g>
              </table:table-cell>
              <table:table-cell office:value-type="float" office:value="0.498542">
                <text:p>0.498542</text:p>
                <draw:g>
                  <svg:desc>graficos.I2:graficos.I48</svg:desc>
                </draw:g>
              </table:table-cell>
              <table:table-cell office:value-type="float" office:value="0.508965">
                <text:p>0.508965</text:p>
                <draw:g>
                  <svg:desc>graficos.J2:graficos.J48</svg:desc>
                </draw:g>
              </table:table-cell>
              <table:table-cell office:value-type="float" office:value="0.46685775">
                <text:p>0.46685775</text:p>
                <draw:g>
                  <svg:desc>graficos.K2:graficos.K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0525">
                <text:p>0.610525</text:p>
              </table:table-cell>
              <table:table-cell office:value-type="float" office:value="0.547573">
                <text:p>0.547573</text:p>
              </table:table-cell>
              <table:table-cell office:value-type="float" office:value="0.568722">
                <text:p>0.568722</text:p>
              </table:table-cell>
              <table:table-cell office:value-type="float" office:value="0.545329">
                <text:p>0.545329</text:p>
              </table:table-cell>
              <table:table-cell office:value-type="float" office:value="0.56803725">
                <text:p>0.56803725</text:p>
              </table:table-cell>
              <table:table-cell office:value-type="float" office:value="0.464669">
                <text:p>0.464669</text:p>
              </table:table-cell>
              <table:table-cell office:value-type="float" office:value="0.443922">
                <text:p>0.443922</text:p>
              </table:table-cell>
              <table:table-cell office:value-type="float" office:value="0.570146">
                <text:p>0.570146</text:p>
              </table:table-cell>
              <table:table-cell office:value-type="float" office:value="0.444791">
                <text:p>0.444791</text:p>
              </table:table-cell>
              <table:table-cell office:value-type="float" office:value="0.480882">
                <text:p>0.48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5887">
                <text:p>0.655887</text:p>
              </table:table-cell>
              <table:table-cell office:value-type="float" office:value="0.631729">
                <text:p>0.631729</text:p>
              </table:table-cell>
              <table:table-cell office:value-type="float" office:value="0.570016">
                <text:p>0.570016</text:p>
              </table:table-cell>
              <table:table-cell office:value-type="float" office:value="0.544876">
                <text:p>0.544876</text:p>
              </table:table-cell>
              <table:table-cell office:value-type="float" office:value="0.600627">
                <text:p>0.600627</text:p>
              </table:table-cell>
              <table:table-cell office:value-type="float" office:value="0.478545">
                <text:p>0.478545</text:p>
              </table:table-cell>
              <table:table-cell office:value-type="float" office:value="0.479514">
                <text:p>0.479514</text:p>
              </table:table-cell>
              <table:table-cell office:value-type="float" office:value="0.568964">
                <text:p>0.568964</text:p>
              </table:table-cell>
              <table:table-cell office:value-type="float" office:value="0.460793">
                <text:p>0.460793</text:p>
              </table:table-cell>
              <table:table-cell office:value-type="float" office:value="0.496954">
                <text:p>0.496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5305">
                <text:p>0.625305</text:p>
              </table:table-cell>
              <table:table-cell office:value-type="float" office:value="0.649379">
                <text:p>0.649379</text:p>
              </table:table-cell>
              <table:table-cell office:value-type="float" office:value="0.571491">
                <text:p>0.571491</text:p>
              </table:table-cell>
              <table:table-cell office:value-type="float" office:value="0.459286">
                <text:p>0.459286</text:p>
              </table:table-cell>
              <table:table-cell office:value-type="float" office:value="0.57636525">
                <text:p>0.57636525</text:p>
              </table:table-cell>
              <table:table-cell office:value-type="float" office:value="0.445396">
                <text:p>0.445396</text:p>
              </table:table-cell>
              <table:table-cell office:value-type="float" office:value="0.498511">
                <text:p>0.498511</text:p>
              </table:table-cell>
              <table:table-cell office:value-type="float" office:value="0.559661">
                <text:p>0.559661</text:p>
              </table:table-cell>
              <table:table-cell office:value-type="float" office:value="0.518408">
                <text:p>0.518408</text:p>
              </table:table-cell>
              <table:table-cell office:value-type="float" office:value="0.505494">
                <text:p>0.50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24">
                <text:p>0.64924</text:p>
              </table:table-cell>
              <table:table-cell office:value-type="float" office:value="0.709459">
                <text:p>0.709459</text:p>
              </table:table-cell>
              <table:table-cell office:value-type="float" office:value="0.570175">
                <text:p>0.570175</text:p>
              </table:table-cell>
              <table:table-cell office:value-type="float" office:value="0.487264">
                <text:p>0.487264</text:p>
              </table:table-cell>
              <table:table-cell office:value-type="float" office:value="0.6040345">
                <text:p>0.6040345</text:p>
              </table:table-cell>
              <table:table-cell office:value-type="float" office:value="0.566941">
                <text:p>0.566941</text:p>
              </table:table-cell>
              <table:table-cell office:value-type="float" office:value="0.490221">
                <text:p>0.490221</text:p>
              </table:table-cell>
              <table:table-cell office:value-type="float" office:value="0.519979">
                <text:p>0.519979</text:p>
              </table:table-cell>
              <table:table-cell office:value-type="float" office:value="0.504831">
                <text:p>0.504831</text:p>
              </table:table-cell>
              <table:table-cell office:value-type="float" office:value="0.520493">
                <text:p>0.520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41">
                <text:p>0.64241</text:p>
              </table:table-cell>
              <table:table-cell office:value-type="float" office:value="0.718337">
                <text:p>0.718337</text:p>
              </table:table-cell>
              <table:table-cell office:value-type="float" office:value="0.573926">
                <text:p>0.573926</text:p>
              </table:table-cell>
              <table:table-cell office:value-type="float" office:value="0.533596">
                <text:p>0.533596</text:p>
              </table:table-cell>
              <table:table-cell office:value-type="float" office:value="0.61706725">
                <text:p>0.61706725</text:p>
              </table:table-cell>
              <table:table-cell office:value-type="float" office:value="0.604887">
                <text:p>0.604887</text:p>
              </table:table-cell>
              <table:table-cell office:value-type="float" office:value="0.448088">
                <text:p>0.448088</text:p>
              </table:table-cell>
              <table:table-cell office:value-type="float" office:value="0.538476">
                <text:p>0.538476</text:p>
              </table:table-cell>
              <table:table-cell office:value-type="float" office:value="0.49816">
                <text:p>0.49816</text:p>
              </table:table-cell>
              <table:table-cell office:value-type="float" office:value="0.52240275">
                <text:p>0.5224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467">
                <text:p>0.608467</text:p>
              </table:table-cell>
              <table:table-cell office:value-type="float" office:value="0.728814">
                <text:p>0.728814</text:p>
              </table:table-cell>
              <table:table-cell office:value-type="float" office:value="0.585099">
                <text:p>0.585099</text:p>
              </table:table-cell>
              <table:table-cell office:value-type="float" office:value="0.540997">
                <text:p>0.540997</text:p>
              </table:table-cell>
              <table:table-cell office:value-type="float" office:value="0.61584425">
                <text:p>0.61584425</text:p>
              </table:table-cell>
              <table:table-cell office:value-type="float" office:value="0.527214">
                <text:p>0.527214</text:p>
              </table:table-cell>
              <table:table-cell office:value-type="float" office:value="0.451357">
                <text:p>0.451357</text:p>
              </table:table-cell>
              <table:table-cell office:value-type="float" office:value="0.557104">
                <text:p>0.557104</text:p>
              </table:table-cell>
              <table:table-cell office:value-type="float" office:value="0.466064">
                <text:p>0.466064</text:p>
              </table:table-cell>
              <table:table-cell office:value-type="float" office:value="0.50043475">
                <text:p>0.50043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5817">
                <text:p>0.575817</text:p>
              </table:table-cell>
              <table:table-cell office:value-type="float" office:value="0.690496">
                <text:p>0.690496</text:p>
              </table:table-cell>
              <table:table-cell office:value-type="float" office:value="0.613517">
                <text:p>0.613517</text:p>
              </table:table-cell>
              <table:table-cell office:value-type="float" office:value="0.575313">
                <text:p>0.575313</text:p>
              </table:table-cell>
              <table:table-cell office:value-type="float" office:value="0.61378575">
                <text:p>0.61378575</text:p>
              </table:table-cell>
              <table:table-cell office:value-type="float" office:value="0.544582">
                <text:p>0.544582</text:p>
              </table:table-cell>
              <table:table-cell office:value-type="float" office:value="0.52931">
                <text:p>0.52931</text:p>
              </table:table-cell>
              <table:table-cell office:value-type="float" office:value="0.527664">
                <text:p>0.527664</text:p>
              </table:table-cell>
              <table:table-cell office:value-type="float" office:value="0.523967">
                <text:p>0.523967</text:p>
              </table:table-cell>
              <table:table-cell office:value-type="float" office:value="0.53138075">
                <text:p>0.5313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3485">
                <text:p>0.623485</text:p>
              </table:table-cell>
              <table:table-cell office:value-type="float" office:value="0.71576">
                <text:p>0.71576</text:p>
              </table:table-cell>
              <table:table-cell office:value-type="float" office:value="0.590993">
                <text:p>0.590993</text:p>
              </table:table-cell>
              <table:table-cell office:value-type="float" office:value="0.525362">
                <text:p>0.525362</text:p>
              </table:table-cell>
              <table:table-cell office:value-type="float" office:value="0.6139">
                <text:p>0.6139</text:p>
              </table:table-cell>
              <table:table-cell office:value-type="float" office:value="0.479088">
                <text:p>0.479088</text:p>
              </table:table-cell>
              <table:table-cell office:value-type="float" office:value="0.472391">
                <text:p>0.472391</text:p>
              </table:table-cell>
              <table:table-cell office:value-type="float" office:value="0.52512">
                <text:p>0.52512</text:p>
              </table:table-cell>
              <table:table-cell office:value-type="float" office:value="0.541361">
                <text:p>0.541361</text:p>
              </table:table-cell>
              <table:table-cell office:value-type="float" office:value="0.50449">
                <text:p>0.50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0366">
                <text:p>0.640366</text:p>
              </table:table-cell>
              <table:table-cell office:value-type="float" office:value="0.741401">
                <text:p>0.741401</text:p>
              </table:table-cell>
              <table:table-cell office:value-type="float" office:value="0.630532">
                <text:p>0.630532</text:p>
              </table:table-cell>
              <table:table-cell office:value-type="float" office:value="0.50211">
                <text:p>0.50211</text:p>
              </table:table-cell>
              <table:table-cell office:value-type="float" office:value="0.62860225">
                <text:p>0.62860225</text:p>
              </table:table-cell>
              <table:table-cell office:value-type="float" office:value="0.515664">
                <text:p>0.515664</text:p>
              </table:table-cell>
              <table:table-cell office:value-type="float" office:value="0.480795">
                <text:p>0.480795</text:p>
              </table:table-cell>
              <table:table-cell office:value-type="float" office:value="0.5181">
                <text:p>0.5181</text:p>
              </table:table-cell>
              <table:table-cell office:value-type="float" office:value="0.509014">
                <text:p>0.509014</text:p>
              </table:table-cell>
              <table:table-cell office:value-type="float" office:value="0.50589325">
                <text:p>0.5058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3489">
                <text:p>0.673489</text:p>
              </table:table-cell>
              <table:table-cell office:value-type="float" office:value="0.744411">
                <text:p>0.744411</text:p>
              </table:table-cell>
              <table:table-cell office:value-type="float" office:value="0.583769">
                <text:p>0.583769</text:p>
              </table:table-cell>
              <table:table-cell office:value-type="float" office:value="0.552037">
                <text:p>0.552037</text:p>
              </table:table-cell>
              <table:table-cell office:value-type="float" office:value="0.6384265">
                <text:p>0.6384265</text:p>
              </table:table-cell>
              <table:table-cell office:value-type="float" office:value="0.516899">
                <text:p>0.516899</text:p>
              </table:table-cell>
              <table:table-cell office:value-type="float" office:value="0.40467">
                <text:p>0.40467</text:p>
              </table:table-cell>
              <table:table-cell office:value-type="float" office:value="0.519605">
                <text:p>0.519605</text:p>
              </table:table-cell>
              <table:table-cell office:value-type="float" office:value="0.532075">
                <text:p>0.532075</text:p>
              </table:table-cell>
              <table:table-cell office:value-type="float" office:value="0.49331225">
                <text:p>0.49331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0683">
                <text:p>0.640683</text:p>
              </table:table-cell>
              <table:table-cell office:value-type="float" office:value="0.711104">
                <text:p>0.711104</text:p>
              </table:table-cell>
              <table:table-cell office:value-type="float" office:value="0.593137">
                <text:p>0.593137</text:p>
              </table:table-cell>
              <table:table-cell office:value-type="float" office:value="0.565198">
                <text:p>0.565198</text:p>
              </table:table-cell>
              <table:table-cell office:value-type="float" office:value="0.6275305">
                <text:p>0.6275305</text:p>
              </table:table-cell>
              <table:table-cell office:value-type="float" office:value="0.511578">
                <text:p>0.511578</text:p>
              </table:table-cell>
              <table:table-cell office:value-type="float" office:value="0.41881">
                <text:p>0.41881</text:p>
              </table:table-cell>
              <table:table-cell office:value-type="float" office:value="0.53558">
                <text:p>0.53558</text:p>
              </table:table-cell>
              <table:table-cell office:value-type="float" office:value="0.496652">
                <text:p>0.496652</text:p>
              </table:table-cell>
              <table:table-cell office:value-type="float" office:value="0.490655">
                <text:p>0.49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1561">
                <text:p>0.651561</text:p>
              </table:table-cell>
              <table:table-cell office:value-type="float" office:value="0.719128">
                <text:p>0.719128</text:p>
              </table:table-cell>
              <table:table-cell office:value-type="float" office:value="0.590272">
                <text:p>0.590272</text:p>
              </table:table-cell>
              <table:table-cell office:value-type="float" office:value="0.594306">
                <text:p>0.594306</text:p>
              </table:table-cell>
              <table:table-cell office:value-type="float" office:value="0.63881675">
                <text:p>0.63881675</text:p>
              </table:table-cell>
              <table:table-cell office:value-type="float" office:value="0.523804">
                <text:p>0.523804</text:p>
              </table:table-cell>
              <table:table-cell office:value-type="float" office:value="0.487417">
                <text:p>0.487417</text:p>
              </table:table-cell>
              <table:table-cell office:value-type="float" office:value="0.490517">
                <text:p>0.490517</text:p>
              </table:table-cell>
              <table:table-cell office:value-type="float" office:value="0.476843">
                <text:p>0.476843</text:p>
              </table:table-cell>
              <table:table-cell office:value-type="float" office:value="0.49464525">
                <text:p>0.49464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6374">
                <text:p>0.626374</text:p>
              </table:table-cell>
              <table:table-cell office:value-type="float" office:value="0.709408">
                <text:p>0.709408</text:p>
              </table:table-cell>
              <table:table-cell office:value-type="float" office:value="0.579957">
                <text:p>0.579957</text:p>
              </table:table-cell>
              <table:table-cell office:value-type="float" office:value="0.590779">
                <text:p>0.590779</text:p>
              </table:table-cell>
              <table:table-cell office:value-type="float" office:value="0.6266295">
                <text:p>0.6266295</text:p>
              </table:table-cell>
              <table:table-cell office:value-type="float" office:value="0.487818">
                <text:p>0.487818</text:p>
              </table:table-cell>
              <table:table-cell office:value-type="float" office:value="0.437318">
                <text:p>0.437318</text:p>
              </table:table-cell>
              <table:table-cell office:value-type="float" office:value="0.529063">
                <text:p>0.529063</text:p>
              </table:table-cell>
              <table:table-cell office:value-type="float" office:value="0.516843">
                <text:p>0.516843</text:p>
              </table:table-cell>
              <table:table-cell office:value-type="float" office:value="0.4927605">
                <text:p>0.4927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4408">
                <text:p>0.624408</text:p>
              </table:table-cell>
              <table:table-cell office:value-type="float" office:value="0.649309">
                <text:p>0.649309</text:p>
              </table:table-cell>
              <table:table-cell office:value-type="float" office:value="0.608803">
                <text:p>0.608803</text:p>
              </table:table-cell>
              <table:table-cell office:value-type="float" office:value="0.527381">
                <text:p>0.527381</text:p>
              </table:table-cell>
              <table:table-cell office:value-type="float" office:value="0.60247525">
                <text:p>0.60247525</text:p>
              </table:table-cell>
              <table:table-cell office:value-type="float" office:value="0.489206">
                <text:p>0.489206</text:p>
              </table:table-cell>
              <table:table-cell office:value-type="float" office:value="0.431542">
                <text:p>0.431542</text:p>
              </table:table-cell>
              <table:table-cell office:value-type="float" office:value="0.513977">
                <text:p>0.513977</text:p>
              </table:table-cell>
              <table:table-cell office:value-type="float" office:value="0.465773">
                <text:p>0.465773</text:p>
              </table:table-cell>
              <table:table-cell office:value-type="float" office:value="0.4751245">
                <text:p>0.4751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891">
                <text:p>0.685891</text:p>
              </table:table-cell>
              <table:table-cell office:value-type="float" office:value="0.614446">
                <text:p>0.614446</text:p>
              </table:table-cell>
              <table:table-cell office:value-type="float" office:value="0.616351">
                <text:p>0.616351</text:p>
              </table:table-cell>
              <table:table-cell office:value-type="float" office:value="0.59076">
                <text:p>0.59076</text:p>
              </table:table-cell>
              <table:table-cell office:value-type="float" office:value="0.626862">
                <text:p>0.626862</text:p>
              </table:table-cell>
              <table:table-cell office:value-type="float" office:value="0.509719">
                <text:p>0.509719</text:p>
              </table:table-cell>
              <table:table-cell office:value-type="float" office:value="0.409424">
                <text:p>0.409424</text:p>
              </table:table-cell>
              <table:table-cell office:value-type="float" office:value="0.516837">
                <text:p>0.516837</text:p>
              </table:table-cell>
              <table:table-cell office:value-type="float" office:value="0.510652">
                <text:p>0.510652</text:p>
              </table:table-cell>
              <table:table-cell office:value-type="float" office:value="0.486658">
                <text:p>0.486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8047">
                <text:p>0.628047</text:p>
              </table:table-cell>
              <table:table-cell office:value-type="float" office:value="0.586706">
                <text:p>0.586706</text:p>
              </table:table-cell>
              <table:table-cell office:value-type="float" office:value="0.596728">
                <text:p>0.596728</text:p>
              </table:table-cell>
              <table:table-cell office:value-type="float" office:value="0.605097">
                <text:p>0.605097</text:p>
              </table:table-cell>
              <table:table-cell office:value-type="float" office:value="0.6041445">
                <text:p>0.6041445</text:p>
              </table:table-cell>
              <table:table-cell office:value-type="float" office:value="0.559523">
                <text:p>0.559523</text:p>
              </table:table-cell>
              <table:table-cell office:value-type="float" office:value="0.485822">
                <text:p>0.485822</text:p>
              </table:table-cell>
              <table:table-cell office:value-type="float" office:value="0.522261">
                <text:p>0.522261</text:p>
              </table:table-cell>
              <table:table-cell office:value-type="float" office:value="0.468137">
                <text:p>0.468137</text:p>
              </table:table-cell>
              <table:table-cell office:value-type="float" office:value="0.50893575">
                <text:p>0.50893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3116">
                <text:p>0.663116</text:p>
              </table:table-cell>
              <table:table-cell office:value-type="float" office:value="0.670296">
                <text:p>0.670296</text:p>
              </table:table-cell>
              <table:table-cell office:value-type="float" office:value="0.58879">
                <text:p>0.58879</text:p>
              </table:table-cell>
              <table:table-cell office:value-type="float" office:value="0.557005">
                <text:p>0.557005</text:p>
              </table:table-cell>
              <table:table-cell office:value-type="float" office:value="0.61980175">
                <text:p>0.61980175</text:p>
              </table:table-cell>
              <table:table-cell office:value-type="float" office:value="0.540748">
                <text:p>0.540748</text:p>
              </table:table-cell>
              <table:table-cell office:value-type="float" office:value="0.490698">
                <text:p>0.490698</text:p>
              </table:table-cell>
              <table:table-cell office:value-type="float" office:value="0.562305">
                <text:p>0.562305</text:p>
              </table:table-cell>
              <table:table-cell office:value-type="float" office:value="0.511225">
                <text:p>0.511225</text:p>
              </table:table-cell>
              <table:table-cell office:value-type="float" office:value="0.526244">
                <text:p>0.526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6993">
                <text:p>0.676993</text:p>
              </table:table-cell>
              <table:table-cell office:value-type="float" office:value="0.654006">
                <text:p>0.654006</text:p>
              </table:table-cell>
              <table:table-cell office:value-type="float" office:value="0.607843">
                <text:p>0.607843</text:p>
              </table:table-cell>
              <table:table-cell office:value-type="float" office:value="0.591297">
                <text:p>0.591297</text:p>
              </table:table-cell>
              <table:table-cell office:value-type="float" office:value="0.63253475">
                <text:p>0.63253475</text:p>
              </table:table-cell>
              <table:table-cell office:value-type="float" office:value="0.527174">
                <text:p>0.527174</text:p>
              </table:table-cell>
              <table:table-cell office:value-type="float" office:value="0.481459">
                <text:p>0.481459</text:p>
              </table:table-cell>
              <table:table-cell office:value-type="float" office:value="0.517334">
                <text:p>0.517334</text:p>
              </table:table-cell>
              <table:table-cell office:value-type="float" office:value="0.509278">
                <text:p>0.509278</text:p>
              </table:table-cell>
              <table:table-cell office:value-type="float" office:value="0.50881125">
                <text:p>0.5088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0273">
                <text:p>0.670273</text:p>
              </table:table-cell>
              <table:table-cell office:value-type="float" office:value="0.645248">
                <text:p>0.645248</text:p>
              </table:table-cell>
              <table:table-cell office:value-type="float" office:value="0.610095">
                <text:p>0.610095</text:p>
              </table:table-cell>
              <table:table-cell office:value-type="float" office:value="0.588231">
                <text:p>0.588231</text:p>
              </table:table-cell>
              <table:table-cell office:value-type="float" office:value="0.62846175">
                <text:p>0.62846175</text:p>
              </table:table-cell>
              <table:table-cell office:value-type="float" office:value="0.525818">
                <text:p>0.525818</text:p>
              </table:table-cell>
              <table:table-cell office:value-type="float" office:value="0.5229">
                <text:p>0.5229</text:p>
              </table:table-cell>
              <table:table-cell office:value-type="float" office:value="0.530905">
                <text:p>0.530905</text:p>
              </table:table-cell>
              <table:table-cell office:value-type="float" office:value="0.492343">
                <text:p>0.492343</text:p>
              </table:table-cell>
              <table:table-cell office:value-type="float" office:value="0.5179915">
                <text:p>0.5179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7744">
                <text:p>0.627744</text:p>
              </table:table-cell>
              <table:table-cell office:value-type="float" office:value="0.602026">
                <text:p>0.602026</text:p>
              </table:table-cell>
              <table:table-cell office:value-type="float" office:value="0.621856">
                <text:p>0.621856</text:p>
              </table:table-cell>
              <table:table-cell office:value-type="float" office:value="0.628713">
                <text:p>0.628713</text:p>
              </table:table-cell>
              <table:table-cell office:value-type="float" office:value="0.62008475">
                <text:p>0.62008475</text:p>
              </table:table-cell>
              <table:table-cell office:value-type="float" office:value="0.551466">
                <text:p>0.551466</text:p>
              </table:table-cell>
              <table:table-cell office:value-type="float" office:value="0.503125">
                <text:p>0.503125</text:p>
              </table:table-cell>
              <table:table-cell office:value-type="float" office:value="0.51568">
                <text:p>0.51568</text:p>
              </table:table-cell>
              <table:table-cell office:value-type="float" office:value="0.498872">
                <text:p>0.498872</text:p>
              </table:table-cell>
              <table:table-cell office:value-type="float" office:value="0.51728575">
                <text:p>0.51728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2107">
                <text:p>0.632107</text:p>
              </table:table-cell>
              <table:table-cell office:value-type="float" office:value="0.63889">
                <text:p>0.63889</text:p>
              </table:table-cell>
              <table:table-cell office:value-type="float" office:value="0.616022">
                <text:p>0.616022</text:p>
              </table:table-cell>
              <table:table-cell office:value-type="float" office:value="0.565757">
                <text:p>0.565757</text:p>
              </table:table-cell>
              <table:table-cell office:value-type="float" office:value="0.613194">
                <text:p>0.613194</text:p>
              </table:table-cell>
              <table:table-cell office:value-type="float" office:value="0.584729">
                <text:p>0.584729</text:p>
              </table:table-cell>
              <table:table-cell office:value-type="float" office:value="0.461596">
                <text:p>0.461596</text:p>
              </table:table-cell>
              <table:table-cell office:value-type="float" office:value="0.524611">
                <text:p>0.524611</text:p>
              </table:table-cell>
              <table:table-cell office:value-type="float" office:value="0.491987">
                <text:p>0.491987</text:p>
              </table:table-cell>
              <table:table-cell office:value-type="float" office:value="0.51573075">
                <text:p>0.51573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8493">
                <text:p>0.638493</text:p>
              </table:table-cell>
              <table:table-cell office:value-type="float" office:value="0.668097">
                <text:p>0.668097</text:p>
              </table:table-cell>
              <table:table-cell office:value-type="float" office:value="0.594918">
                <text:p>0.594918</text:p>
              </table:table-cell>
              <table:table-cell office:value-type="float" office:value="0.589879">
                <text:p>0.589879</text:p>
              </table:table-cell>
              <table:table-cell office:value-type="float" office:value="0.62284675">
                <text:p>0.62284675</text:p>
              </table:table-cell>
              <table:table-cell office:value-type="float" office:value="0.581623">
                <text:p>0.581623</text:p>
              </table:table-cell>
              <table:table-cell office:value-type="float" office:value="0.593081">
                <text:p>0.593081</text:p>
              </table:table-cell>
              <table:table-cell office:value-type="float" office:value="0.52514">
                <text:p>0.52514</text:p>
              </table:table-cell>
              <table:table-cell office:value-type="float" office:value="0.4845">
                <text:p>0.4845</text:p>
              </table:table-cell>
              <table:table-cell office:value-type="float" office:value="0.546086">
                <text:p>0.546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933">
                <text:p>0.64933</text:p>
              </table:table-cell>
              <table:table-cell office:value-type="float" office:value="0.667722">
                <text:p>0.667722</text:p>
              </table:table-cell>
              <table:table-cell office:value-type="float" office:value="0.574459">
                <text:p>0.574459</text:p>
              </table:table-cell>
              <table:table-cell office:value-type="float" office:value="0.557568">
                <text:p>0.557568</text:p>
              </table:table-cell>
              <table:table-cell office:value-type="float" office:value="0.61226975">
                <text:p>0.61226975</text:p>
              </table:table-cell>
              <table:table-cell office:value-type="float" office:value="0.590905">
                <text:p>0.590905</text:p>
              </table:table-cell>
              <table:table-cell office:value-type="float" office:value="0.580979">
                <text:p>0.580979</text:p>
              </table:table-cell>
              <table:table-cell office:value-type="float" office:value="0.533865">
                <text:p>0.533865</text:p>
              </table:table-cell>
              <table:table-cell office:value-type="float" office:value="0.498592">
                <text:p>0.498592</text:p>
              </table:table-cell>
              <table:table-cell office:value-type="float" office:value="0.55108525">
                <text:p>0.55108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8383">
                <text:p>0.628383</text:p>
              </table:table-cell>
              <table:table-cell office:value-type="float" office:value="0.619637">
                <text:p>0.619637</text:p>
              </table:table-cell>
              <table:table-cell office:value-type="float" office:value="0.616911">
                <text:p>0.616911</text:p>
              </table:table-cell>
              <table:table-cell office:value-type="float" office:value="0.61044">
                <text:p>0.61044</text:p>
              </table:table-cell>
              <table:table-cell office:value-type="float" office:value="0.61884275">
                <text:p>0.61884275</text:p>
              </table:table-cell>
              <table:table-cell office:value-type="float" office:value="0.580773">
                <text:p>0.580773</text:p>
              </table:table-cell>
              <table:table-cell office:value-type="float" office:value="0.561883">
                <text:p>0.561883</text:p>
              </table:table-cell>
              <table:table-cell office:value-type="float" office:value="0.519754">
                <text:p>0.519754</text:p>
              </table:table-cell>
              <table:table-cell office:value-type="float" office:value="0.512174">
                <text:p>0.512174</text:p>
              </table:table-cell>
              <table:table-cell office:value-type="float" office:value="0.543646">
                <text:p>0.543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5732">
                <text:p>0.655732</text:p>
              </table:table-cell>
              <table:table-cell office:value-type="float" office:value="0.580706">
                <text:p>0.580706</text:p>
              </table:table-cell>
              <table:table-cell office:value-type="float" office:value="0.601713">
                <text:p>0.601713</text:p>
              </table:table-cell>
              <table:table-cell office:value-type="float" office:value="0.630627">
                <text:p>0.630627</text:p>
              </table:table-cell>
              <table:table-cell office:value-type="float" office:value="0.6171945">
                <text:p>0.6171945</text:p>
              </table:table-cell>
              <table:table-cell office:value-type="float" office:value="0.643811">
                <text:p>0.643811</text:p>
              </table:table-cell>
              <table:table-cell office:value-type="float" office:value="0.526546">
                <text:p>0.526546</text:p>
              </table:table-cell>
              <table:table-cell office:value-type="float" office:value="0.533842">
                <text:p>0.533842</text:p>
              </table:table-cell>
              <table:table-cell office:value-type="float" office:value="0.499141">
                <text:p>0.499141</text:p>
              </table:table-cell>
              <table:table-cell office:value-type="float" office:value="0.550835">
                <text:p>0.550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9151">
                <text:p>0.649151</text:p>
              </table:table-cell>
              <table:table-cell office:value-type="float" office:value="0.64664">
                <text:p>0.64664</text:p>
              </table:table-cell>
              <table:table-cell office:value-type="float" office:value="0.613637">
                <text:p>0.613637</text:p>
              </table:table-cell>
              <table:table-cell office:value-type="float" office:value="0.561851">
                <text:p>0.561851</text:p>
              </table:table-cell>
              <table:table-cell office:value-type="float" office:value="0.61781975">
                <text:p>0.61781975</text:p>
              </table:table-cell>
              <table:table-cell office:value-type="float" office:value="0.633088">
                <text:p>0.633088</text:p>
              </table:table-cell>
              <table:table-cell office:value-type="float" office:value="0.608232">
                <text:p>0.608232</text:p>
              </table:table-cell>
              <table:table-cell office:value-type="float" office:value="0.485791">
                <text:p>0.485791</text:p>
              </table:table-cell>
              <table:table-cell office:value-type="float" office:value="0.477179">
                <text:p>0.477179</text:p>
              </table:table-cell>
              <table:table-cell office:value-type="float" office:value="0.5510725">
                <text:p>0.5510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2477">
                <text:p>0.632477</text:p>
              </table:table-cell>
              <table:table-cell office:value-type="float" office:value="0.611647">
                <text:p>0.611647</text:p>
              </table:table-cell>
              <table:table-cell office:value-type="float" office:value="0.60042">
                <text:p>0.60042</text:p>
              </table:table-cell>
              <table:table-cell office:value-type="float" office:value="0.61117">
                <text:p>0.61117</text:p>
              </table:table-cell>
              <table:table-cell office:value-type="float" office:value="0.6139285">
                <text:p>0.6139285</text:p>
              </table:table-cell>
              <table:table-cell office:value-type="float" office:value="0.624606">
                <text:p>0.624606</text:p>
              </table:table-cell>
              <table:table-cell office:value-type="float" office:value="0.623252">
                <text:p>0.623252</text:p>
              </table:table-cell>
              <table:table-cell office:value-type="float" office:value="0.515374">
                <text:p>0.515374</text:p>
              </table:table-cell>
              <table:table-cell office:value-type="float" office:value="0.517648">
                <text:p>0.517648</text:p>
              </table:table-cell>
              <table:table-cell office:value-type="float" office:value="0.57022">
                <text:p>0.57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6739">
                <text:p>0.636739</text:p>
              </table:table-cell>
              <table:table-cell office:value-type="float" office:value="0.643272">
                <text:p>0.643272</text:p>
              </table:table-cell>
              <table:table-cell office:value-type="float" office:value="0.609294">
                <text:p>0.609294</text:p>
              </table:table-cell>
              <table:table-cell office:value-type="float" office:value="0.601386">
                <text:p>0.601386</text:p>
              </table:table-cell>
              <table:table-cell office:value-type="float" office:value="0.62267275">
                <text:p>0.62267275</text:p>
              </table:table-cell>
              <table:table-cell office:value-type="float" office:value="0.66089">
                <text:p>0.66089</text:p>
              </table:table-cell>
              <table:table-cell office:value-type="float" office:value="0.542401">
                <text:p>0.542401</text:p>
              </table:table-cell>
              <table:table-cell office:value-type="float" office:value="0.547823">
                <text:p>0.547823</text:p>
              </table:table-cell>
              <table:table-cell office:value-type="float" office:value="0.525348">
                <text:p>0.525348</text:p>
              </table:table-cell>
              <table:table-cell office:value-type="float" office:value="0.5691155">
                <text:p>0.569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782">
                <text:p>0.607782</text:p>
              </table:table-cell>
              <table:table-cell office:value-type="float" office:value="0.576378">
                <text:p>0.576378</text:p>
              </table:table-cell>
              <table:table-cell office:value-type="float" office:value="0.633496">
                <text:p>0.633496</text:p>
              </table:table-cell>
              <table:table-cell office:value-type="float" office:value="0.606067">
                <text:p>0.606067</text:p>
              </table:table-cell>
              <table:table-cell office:value-type="float" office:value="0.60593075">
                <text:p>0.60593075</text:p>
              </table:table-cell>
              <table:table-cell office:value-type="float" office:value="0.692463">
                <text:p>0.692463</text:p>
              </table:table-cell>
              <table:table-cell office:value-type="float" office:value="0.54422">
                <text:p>0.54422</text:p>
              </table:table-cell>
              <table:table-cell office:value-type="float" office:value="0.537578">
                <text:p>0.537578</text:p>
              </table:table-cell>
              <table:table-cell office:value-type="float" office:value="0.548527">
                <text:p>0.548527</text:p>
              </table:table-cell>
              <table:table-cell office:value-type="float" office:value="0.580697">
                <text:p>0.580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9142">
                <text:p>0.639142</text:p>
              </table:table-cell>
              <table:table-cell office:value-type="float" office:value="0.652827">
                <text:p>0.652827</text:p>
              </table:table-cell>
              <table:table-cell office:value-type="float" office:value="0.625987">
                <text:p>0.625987</text:p>
              </table:table-cell>
              <table:table-cell office:value-type="float" office:value="0.568066">
                <text:p>0.568066</text:p>
              </table:table-cell>
              <table:table-cell office:value-type="float" office:value="0.6215055">
                <text:p>0.6215055</text:p>
              </table:table-cell>
              <table:table-cell office:value-type="float" office:value="0.69077">
                <text:p>0.69077</text:p>
              </table:table-cell>
              <table:table-cell office:value-type="float" office:value="0.639803">
                <text:p>0.639803</text:p>
              </table:table-cell>
              <table:table-cell office:value-type="float" office:value="0.512985">
                <text:p>0.512985</text:p>
              </table:table-cell>
              <table:table-cell office:value-type="float" office:value="0.52187">
                <text:p>0.52187</text:p>
              </table:table-cell>
              <table:table-cell office:value-type="float" office:value="0.591357">
                <text:p>0.59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5744">
                <text:p>0.635744</text:p>
              </table:table-cell>
              <table:table-cell office:value-type="float" office:value="0.666072">
                <text:p>0.666072</text:p>
              </table:table-cell>
              <table:table-cell office:value-type="float" office:value="0.633953">
                <text:p>0.633953</text:p>
              </table:table-cell>
              <table:table-cell office:value-type="float" office:value="0.583634">
                <text:p>0.583634</text:p>
              </table:table-cell>
              <table:table-cell office:value-type="float" office:value="0.62985075">
                <text:p>0.62985075</text:p>
              </table:table-cell>
              <table:table-cell office:value-type="float" office:value="0.700079">
                <text:p>0.700079</text:p>
              </table:table-cell>
              <table:table-cell office:value-type="float" office:value="0.715247">
                <text:p>0.715247</text:p>
              </table:table-cell>
              <table:table-cell office:value-type="float" office:value="0.521928">
                <text:p>0.521928</text:p>
              </table:table-cell>
              <table:table-cell office:value-type="float" office:value="0.505666">
                <text:p>0.505666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1288">
                <text:p>0.661288</text:p>
              </table:table-cell>
              <table:table-cell office:value-type="float" office:value="0.681982">
                <text:p>0.681982</text:p>
              </table:table-cell>
              <table:table-cell office:value-type="float" office:value="0.599399">
                <text:p>0.599399</text:p>
              </table:table-cell>
              <table:table-cell office:value-type="float" office:value="0.599828">
                <text:p>0.599828</text:p>
              </table:table-cell>
              <table:table-cell office:value-type="float" office:value="0.63562425">
                <text:p>0.63562425</text:p>
              </table:table-cell>
              <table:table-cell office:value-type="float" office:value="0.719016">
                <text:p>0.719016</text:p>
              </table:table-cell>
              <table:table-cell office:value-type="float" office:value="0.666508">
                <text:p>0.666508</text:p>
              </table:table-cell>
              <table:table-cell office:value-type="float" office:value="0.508996">
                <text:p>0.508996</text:p>
              </table:table-cell>
              <table:table-cell office:value-type="float" office:value="0.511791">
                <text:p>0.511791</text:p>
              </table:table-cell>
              <table:table-cell office:value-type="float" office:value="0.60157775">
                <text:p>0.60157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28">
                <text:p>0.655928</text:p>
              </table:table-cell>
              <table:table-cell office:value-type="float" office:value="0.628271">
                <text:p>0.628271</text:p>
              </table:table-cell>
              <table:table-cell office:value-type="float" office:value="0.629298">
                <text:p>0.629298</text:p>
              </table:table-cell>
              <table:table-cell office:value-type="float" office:value="0.592885">
                <text:p>0.592885</text:p>
              </table:table-cell>
              <table:table-cell office:value-type="float" office:value="0.6265955">
                <text:p>0.6265955</text:p>
              </table:table-cell>
              <table:table-cell office:value-type="float" office:value="0.677256">
                <text:p>0.677256</text:p>
              </table:table-cell>
              <table:table-cell office:value-type="float" office:value="0.601475">
                <text:p>0.601475</text:p>
              </table:table-cell>
              <table:table-cell office:value-type="float" office:value="0.534995">
                <text:p>0.534995</text:p>
              </table:table-cell>
              <table:table-cell office:value-type="float" office:value="0.519122">
                <text:p>0.519122</text:p>
              </table:table-cell>
              <table:table-cell office:value-type="float" office:value="0.583212">
                <text:p>0.583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9971">
                <text:p>0.659971</text:p>
              </table:table-cell>
              <table:table-cell office:value-type="float" office:value="0.630075">
                <text:p>0.630075</text:p>
              </table:table-cell>
              <table:table-cell office:value-type="float" office:value="0.566001">
                <text:p>0.566001</text:p>
              </table:table-cell>
              <table:table-cell office:value-type="float" office:value="0.609663">
                <text:p>0.609663</text:p>
              </table:table-cell>
              <table:table-cell office:value-type="float" office:value="0.6164275">
                <text:p>0.6164275</text:p>
              </table:table-cell>
              <table:table-cell office:value-type="float" office:value="0.698053">
                <text:p>0.698053</text:p>
              </table:table-cell>
              <table:table-cell office:value-type="float" office:value="0.578601">
                <text:p>0.578601</text:p>
              </table:table-cell>
              <table:table-cell office:value-type="float" office:value="0.526943">
                <text:p>0.526943</text:p>
              </table:table-cell>
              <table:table-cell office:value-type="float" office:value="0.524107">
                <text:p>0.524107</text:p>
              </table:table-cell>
              <table:table-cell office:value-type="float" office:value="0.581926">
                <text:p>0.581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4094">
                <text:p>0.664094</text:p>
              </table:table-cell>
              <table:table-cell office:value-type="float" office:value="0.653237">
                <text:p>0.653237</text:p>
              </table:table-cell>
              <table:table-cell office:value-type="float" office:value="0.576901">
                <text:p>0.576901</text:p>
              </table:table-cell>
              <table:table-cell office:value-type="float" office:value="0.550748">
                <text:p>0.550748</text:p>
              </table:table-cell>
              <table:table-cell office:value-type="float" office:value="0.611245">
                <text:p>0.611245</text:p>
              </table:table-cell>
              <table:table-cell office:value-type="float" office:value="0.669197">
                <text:p>0.669197</text:p>
              </table:table-cell>
              <table:table-cell office:value-type="float" office:value="0.713098">
                <text:p>0.713098</text:p>
              </table:table-cell>
              <table:table-cell office:value-type="float" office:value="0.564301">
                <text:p>0.564301</text:p>
              </table:table-cell>
              <table:table-cell office:value-type="float" office:value="0.535375">
                <text:p>0.535375</text:p>
              </table:table-cell>
              <table:table-cell office:value-type="float" office:value="0.62049275">
                <text:p>0.62049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3319">
                <text:p>0.683319</text:p>
              </table:table-cell>
              <table:table-cell office:value-type="float" office:value="0.62157">
                <text:p>0.62157</text:p>
              </table:table-cell>
              <table:table-cell office:value-type="float" office:value="0.601007">
                <text:p>0.601007</text:p>
              </table:table-cell>
              <table:table-cell office:value-type="float" office:value="0.617419">
                <text:p>0.617419</text:p>
              </table:table-cell>
              <table:table-cell office:value-type="float" office:value="0.63082875">
                <text:p>0.63082875</text:p>
              </table:table-cell>
              <table:table-cell office:value-type="float" office:value="0.70012">
                <text:p>0.70012</text:p>
              </table:table-cell>
              <table:table-cell office:value-type="float" office:value="0.679111">
                <text:p>0.679111</text:p>
              </table:table-cell>
              <table:table-cell office:value-type="float" office:value="0.557665">
                <text:p>0.557665</text:p>
              </table:table-cell>
              <table:table-cell office:value-type="float" office:value="0.554906">
                <text:p>0.554906</text:p>
              </table:table-cell>
              <table:table-cell office:value-type="float" office:value="0.6229505">
                <text:p>0.6229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6836">
                <text:p>0.646836</text:p>
              </table:table-cell>
              <table:table-cell office:value-type="float" office:value="0.664251">
                <text:p>0.664251</text:p>
              </table:table-cell>
              <table:table-cell office:value-type="float" office:value="0.585541">
                <text:p>0.585541</text:p>
              </table:table-cell>
              <table:table-cell office:value-type="float" office:value="0.585032">
                <text:p>0.585032</text:p>
              </table:table-cell>
              <table:table-cell office:value-type="float" office:value="0.620415">
                <text:p>0.620415</text:p>
              </table:table-cell>
              <table:table-cell office:value-type="float" office:value="0.644922">
                <text:p>0.644922</text:p>
              </table:table-cell>
              <table:table-cell office:value-type="float" office:value="0.732298">
                <text:p>0.732298</text:p>
              </table:table-cell>
              <table:table-cell office:value-type="float" office:value="0.604472">
                <text:p>0.604472</text:p>
              </table:table-cell>
              <table:table-cell office:value-type="float" office:value="0.593321">
                <text:p>0.593321</text:p>
              </table:table-cell>
              <table:table-cell office:value-type="float" office:value="0.64375325">
                <text:p>0.64375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3193">
                <text:p>0.643193</text:p>
              </table:table-cell>
              <table:table-cell office:value-type="float" office:value="0.70848">
                <text:p>0.70848</text:p>
              </table:table-cell>
              <table:table-cell office:value-type="float" office:value="0.613221">
                <text:p>0.613221</text:p>
              </table:table-cell>
              <table:table-cell office:value-type="float" office:value="0.610561">
                <text:p>0.610561</text:p>
              </table:table-cell>
              <table:table-cell office:value-type="float" office:value="0.64386375">
                <text:p>0.64386375</text:p>
              </table:table-cell>
              <table:table-cell office:value-type="float" office:value="0.721166">
                <text:p>0.721166</text:p>
              </table:table-cell>
              <table:table-cell office:value-type="float" office:value="0.704488">
                <text:p>0.704488</text:p>
              </table:table-cell>
              <table:table-cell office:value-type="float" office:value="0.632756">
                <text:p>0.632756</text:p>
              </table:table-cell>
              <table:table-cell office:value-type="float" office:value="0.59887">
                <text:p>0.59887</text:p>
              </table:table-cell>
              <table:table-cell office:value-type="float" office:value="0.66432">
                <text:p>0.66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486">
                <text:p>0.65486</text:p>
              </table:table-cell>
              <table:table-cell office:value-type="float" office:value="0.667575">
                <text:p>0.667575</text:p>
              </table:table-cell>
              <table:table-cell office:value-type="float" office:value="0.605473">
                <text:p>0.605473</text:p>
              </table:table-cell>
              <table:table-cell office:value-type="float" office:value="0.580249">
                <text:p>0.580249</text:p>
              </table:table-cell>
              <table:table-cell office:value-type="float" office:value="0.62703925">
                <text:p>0.62703925</text:p>
              </table:table-cell>
              <table:table-cell office:value-type="float" office:value="0.703959">
                <text:p>0.703959</text:p>
              </table:table-cell>
              <table:table-cell office:value-type="float" office:value="0.784885">
                <text:p>0.784885</text:p>
              </table:table-cell>
              <table:table-cell office:value-type="float" office:value="0.621041">
                <text:p>0.621041</text:p>
              </table:table-cell>
              <table:table-cell office:value-type="float" office:value="0.641834">
                <text:p>0.641834</text:p>
              </table:table-cell>
              <table:table-cell office:value-type="float" office:value="0.68792975">
                <text:p>0.68792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7699">
                <text:p>0.657699</text:p>
              </table:table-cell>
              <table:table-cell office:value-type="float" office:value="0.674865">
                <text:p>0.674865</text:p>
              </table:table-cell>
              <table:table-cell office:value-type="float" office:value="0.613978">
                <text:p>0.613978</text:p>
              </table:table-cell>
              <table:table-cell office:value-type="float" office:value="0.588523">
                <text:p>0.588523</text:p>
              </table:table-cell>
              <table:table-cell office:value-type="float" office:value="0.63376625">
                <text:p>0.63376625</text:p>
              </table:table-cell>
              <table:table-cell office:value-type="float" office:value="0.678415">
                <text:p>0.678415</text:p>
              </table:table-cell>
              <table:table-cell office:value-type="float" office:value="0.729293">
                <text:p>0.729293</text:p>
              </table:table-cell>
              <table:table-cell office:value-type="float" office:value="0.652411">
                <text:p>0.652411</text:p>
              </table:table-cell>
              <table:table-cell office:value-type="float" office:value="0.658444">
                <text:p>0.658444</text:p>
              </table:table-cell>
              <table:table-cell office:value-type="float" office:value="0.67964075">
                <text:p>0.67964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2473">
                <text:p>0.622473</text:p>
              </table:table-cell>
              <table:table-cell office:value-type="float" office:value="0.669046">
                <text:p>0.669046</text:p>
              </table:table-cell>
              <table:table-cell office:value-type="float" office:value="0.610922">
                <text:p>0.610922</text:p>
              </table:table-cell>
              <table:table-cell office:value-type="float" office:value="0.604329">
                <text:p>0.604329</text:p>
              </table:table-cell>
              <table:table-cell office:value-type="float" office:value="0.6266925">
                <text:p>0.6266925</text:p>
              </table:table-cell>
              <table:table-cell office:value-type="float" office:value="0.674473">
                <text:p>0.674473</text:p>
              </table:table-cell>
              <table:table-cell office:value-type="float" office:value="0.74093">
                <text:p>0.74093</text:p>
              </table:table-cell>
              <table:table-cell office:value-type="float" office:value="0.678594">
                <text:p>0.678594</text:p>
              </table:table-cell>
              <table:table-cell office:value-type="float" office:value="0.644215">
                <text:p>0.644215</text:p>
              </table:table-cell>
              <table:table-cell office:value-type="float" office:value="0.684553">
                <text:p>0.684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4374">
                <text:p>0.674374</text:p>
              </table:table-cell>
              <table:table-cell office:value-type="float" office:value="0.640171">
                <text:p>0.640171</text:p>
              </table:table-cell>
              <table:table-cell office:value-type="float" office:value="0.608735">
                <text:p>0.608735</text:p>
              </table:table-cell>
              <table:table-cell office:value-type="float" office:value="0.565543">
                <text:p>0.565543</text:p>
              </table:table-cell>
              <table:table-cell office:value-type="float" office:value="0.62220575">
                <text:p>0.62220575</text:p>
              </table:table-cell>
              <table:table-cell office:value-type="float" office:value="0.710634">
                <text:p>0.710634</text:p>
              </table:table-cell>
              <table:table-cell office:value-type="float" office:value="0.779671">
                <text:p>0.779671</text:p>
              </table:table-cell>
              <table:table-cell office:value-type="float" office:value="0.664488">
                <text:p>0.664488</text:p>
              </table:table-cell>
              <table:table-cell office:value-type="float" office:value="0.651294">
                <text:p>0.651294</text:p>
              </table:table-cell>
              <table:table-cell office:value-type="float" office:value="0.70152175">
                <text:p>0.70152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614">
                <text:p>0.66614</text:p>
              </table:table-cell>
              <table:table-cell office:value-type="float" office:value="0.69449">
                <text:p>0.69449</text:p>
              </table:table-cell>
              <table:table-cell office:value-type="float" office:value="0.618681">
                <text:p>0.618681</text:p>
              </table:table-cell>
              <table:table-cell office:value-type="float" office:value="0.584295">
                <text:p>0.584295</text:p>
              </table:table-cell>
              <table:table-cell office:value-type="float" office:value="0.6409015">
                <text:p>0.6409015</text:p>
              </table:table-cell>
              <table:table-cell office:value-type="float" office:value="0.752098">
                <text:p>0.752098</text:p>
              </table:table-cell>
              <table:table-cell office:value-type="float" office:value="0.795801">
                <text:p>0.795801</text:p>
              </table:table-cell>
              <table:table-cell office:value-type="float" office:value="0.674786">
                <text:p>0.674786</text:p>
              </table:table-cell>
              <table:table-cell office:value-type="float" office:value="0.656747">
                <text:p>0.656747</text:p>
              </table:table-cell>
              <table:table-cell office:value-type="float" office:value="0.719858">
                <text:p>0.719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8686">
                <text:p>0.658686</text:p>
              </table:table-cell>
              <table:table-cell office:value-type="float" office:value="0.649968">
                <text:p>0.649968</text:p>
              </table:table-cell>
              <table:table-cell office:value-type="float" office:value="0.624688">
                <text:p>0.624688</text:p>
              </table:table-cell>
              <table:table-cell office:value-type="float" office:value="0.597697">
                <text:p>0.597697</text:p>
              </table:table-cell>
              <table:table-cell office:value-type="float" office:value="0.63275975">
                <text:p>0.63275975</text:p>
              </table:table-cell>
              <table:table-cell office:value-type="float" office:value="0.710266">
                <text:p>0.710266</text:p>
              </table:table-cell>
              <table:table-cell office:value-type="float" office:value="0.787121">
                <text:p>0.787121</text:p>
              </table:table-cell>
              <table:table-cell office:value-type="float" office:value="0.676619">
                <text:p>0.676619</text:p>
              </table:table-cell>
              <table:table-cell office:value-type="float" office:value="0.65789">
                <text:p>0.65789</text:p>
              </table:table-cell>
              <table:table-cell office:value-type="float" office:value="0.707974">
                <text:p>0.707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0482">
                <text:p>0.660482</text:p>
              </table:table-cell>
              <table:table-cell office:value-type="float" office:value="0.718259">
                <text:p>0.718259</text:p>
              </table:table-cell>
              <table:table-cell office:value-type="float" office:value="0.618163">
                <text:p>0.618163</text:p>
              </table:table-cell>
              <table:table-cell office:value-type="float" office:value="0.605059">
                <text:p>0.605059</text:p>
              </table:table-cell>
              <table:table-cell office:value-type="float" office:value="0.65049075">
                <text:p>0.65049075</text:p>
              </table:table-cell>
              <table:table-cell office:value-type="float" office:value="0.712666">
                <text:p>0.712666</text:p>
              </table:table-cell>
              <table:table-cell office:value-type="float" office:value="0.741529">
                <text:p>0.741529</text:p>
              </table:table-cell>
              <table:table-cell office:value-type="float" office:value="0.669203">
                <text:p>0.669203</text:p>
              </table:table-cell>
              <table:table-cell office:value-type="float" office:value="0.67821">
                <text:p>0.67821</text:p>
              </table:table-cell>
              <table:table-cell office:value-type="float" office:value="0.700402">
                <text:p>0.700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4607">
                <text:p>0.654607</text:p>
              </table:table-cell>
              <table:table-cell office:value-type="float" office:value="0.664578">
                <text:p>0.664578</text:p>
              </table:table-cell>
              <table:table-cell office:value-type="float" office:value="0.615991">
                <text:p>0.615991</text:p>
              </table:table-cell>
              <table:table-cell office:value-type="float" office:value="0.605845">
                <text:p>0.605845</text:p>
              </table:table-cell>
              <table:table-cell office:value-type="float" office:value="0.63525525">
                <text:p>0.63525525</text:p>
              </table:table-cell>
              <table:table-cell office:value-type="float" office:value="0.724506">
                <text:p>0.724506</text:p>
              </table:table-cell>
              <table:table-cell office:value-type="float" office:value="0.770169">
                <text:p>0.770169</text:p>
              </table:table-cell>
              <table:table-cell office:value-type="float" office:value="0.681762">
                <text:p>0.681762</text:p>
              </table:table-cell>
              <table:table-cell office:value-type="float" office:value="0.664743">
                <text:p>0.664743</text:p>
              </table:table-cell>
              <table:table-cell office:value-type="float" office:value="0.710295">
                <text:p>0.710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47cm" svg:height="14.689cm" xlink:href=".." xlink:type="simple" chart:class="chart:line" chart:style-name="ch1">
        <chart:title svg:x="10.22cm" svg:y="0.429cm" chart:style-name="ch2">
          <text:p>Average AUC by Hour</text:p>
        </chart:title>
        <chart:subtitle svg:x="9.969cm" svg:y="1.501cm" chart:style-name="ch3">
          <text:p>Using only patient dynamics</text:p>
        </chart:subtitle>
        <chart:legend chart:legend-position="bottom" svg:x="8.944cm" svg:y="13.906cm" style:legend-expansion="wide" chart:style-name="ch4"/>
        <chart:plot-area chart:style-name="ch5" table:cell-range-address="graficos.F1:graficos.F48 graficos.K1:graficos.K48" chart:data-source-has-labels="row" svg:x="1.509cm" svg:y="2.477cm" svg:width="22.94cm" svg:height="10.155cm">
          <chartooo:coordinate-region svg:x="2.236cm" svg:y="2.676cm" svg:width="22.026cm" svg:height="9.309cm"/>
          <chart:axis chart:dimension="x" chart:name="primary-x" chart:style-name="ch6">
            <chart:title svg:x="12.565cm" svg:y="12.925cm" chart:style-name="ch7">
              <text:p>Hour</text:p>
            </chart:title>
          </chart:axis>
          <chart:axis chart:dimension="y" chart:name="primary-y" chart:style-name="ch6">
            <chart:title svg:x="0.451cm" svg:y="8.577cm" chart:style-name="ch8">
              <text:p>Average AUC</text:p>
            </chart:title>
            <chart:grid chart:style-name="ch9" chart:class="major"/>
          </chart:axis>
          <chart:series chart:style-name="ch10" chart:values-cell-range-address="graficos.F2:graficos.F48" chart:label-cell-address="graficos.F1:graficos.F1" chart:class="chart:line">
            <chart:data-point chart:repeated="47"/>
          </chart:series>
          <chart:series chart:style-name="ch11" chart:values-cell-range-address="graficos.K2:graficos.K48" chart:label-cell-address="graficos.K1:graficos.K1" chart:class="chart:line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- Average</text:p>
                <draw:g>
                  <svg:desc>graficos.F1:graficos.F1</svg:desc>
                </draw:g>
              </table:table-cell>
              <table:table-cell office:value-type="string">
                <text:p>Neural – Average</text:p>
                <draw:g>
                  <svg:desc>graficos.K1:grafic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36725">
                <text:p>0.5736725</text:p>
                <draw:g>
                  <svg:desc>graficos.F2:graficos.F48</svg:desc>
                </draw:g>
              </table:table-cell>
              <table:table-cell office:value-type="float" office:value="0.46685775">
                <text:p>0.46685775</text:p>
                <draw:g>
                  <svg:desc>graficos.K2:graficos.K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803725">
                <text:p>0.56803725</text:p>
              </table:table-cell>
              <table:table-cell office:value-type="float" office:value="0.480882">
                <text:p>0.48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0627">
                <text:p>0.600627</text:p>
              </table:table-cell>
              <table:table-cell office:value-type="float" office:value="0.496954">
                <text:p>0.496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636525">
                <text:p>0.57636525</text:p>
              </table:table-cell>
              <table:table-cell office:value-type="float" office:value="0.505494">
                <text:p>0.505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40345">
                <text:p>0.6040345</text:p>
              </table:table-cell>
              <table:table-cell office:value-type="float" office:value="0.520493">
                <text:p>0.520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06725">
                <text:p>0.61706725</text:p>
              </table:table-cell>
              <table:table-cell office:value-type="float" office:value="0.52240275">
                <text:p>0.5224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584425">
                <text:p>0.61584425</text:p>
              </table:table-cell>
              <table:table-cell office:value-type="float" office:value="0.50043475">
                <text:p>0.50043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378575">
                <text:p>0.61378575</text:p>
              </table:table-cell>
              <table:table-cell office:value-type="float" office:value="0.53138075">
                <text:p>0.53138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9">
                <text:p>0.6139</text:p>
              </table:table-cell>
              <table:table-cell office:value-type="float" office:value="0.50449">
                <text:p>0.50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860225">
                <text:p>0.62860225</text:p>
              </table:table-cell>
              <table:table-cell office:value-type="float" office:value="0.50589325">
                <text:p>0.5058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84265">
                <text:p>0.6384265</text:p>
              </table:table-cell>
              <table:table-cell office:value-type="float" office:value="0.49331225">
                <text:p>0.49331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75305">
                <text:p>0.6275305</text:p>
              </table:table-cell>
              <table:table-cell office:value-type="float" office:value="0.490655">
                <text:p>0.490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881675">
                <text:p>0.63881675</text:p>
              </table:table-cell>
              <table:table-cell office:value-type="float" office:value="0.49464525">
                <text:p>0.49464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66295">
                <text:p>0.6266295</text:p>
              </table:table-cell>
              <table:table-cell office:value-type="float" office:value="0.4927605">
                <text:p>0.4927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247525">
                <text:p>0.60247525</text:p>
              </table:table-cell>
              <table:table-cell office:value-type="float" office:value="0.4751245">
                <text:p>0.4751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6862">
                <text:p>0.626862</text:p>
              </table:table-cell>
              <table:table-cell office:value-type="float" office:value="0.486658">
                <text:p>0.486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41445">
                <text:p>0.6041445</text:p>
              </table:table-cell>
              <table:table-cell office:value-type="float" office:value="0.50893575">
                <text:p>0.50893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980175">
                <text:p>0.61980175</text:p>
              </table:table-cell>
              <table:table-cell office:value-type="float" office:value="0.526244">
                <text:p>0.526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253475">
                <text:p>0.63253475</text:p>
              </table:table-cell>
              <table:table-cell office:value-type="float" office:value="0.50881125">
                <text:p>0.5088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846175">
                <text:p>0.62846175</text:p>
              </table:table-cell>
              <table:table-cell office:value-type="float" office:value="0.5179915">
                <text:p>0.5179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008475">
                <text:p>0.62008475</text:p>
              </table:table-cell>
              <table:table-cell office:value-type="float" office:value="0.51728575">
                <text:p>0.51728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3194">
                <text:p>0.613194</text:p>
              </table:table-cell>
              <table:table-cell office:value-type="float" office:value="0.51573075">
                <text:p>0.51573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284675">
                <text:p>0.62284675</text:p>
              </table:table-cell>
              <table:table-cell office:value-type="float" office:value="0.546086">
                <text:p>0.546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226975">
                <text:p>0.61226975</text:p>
              </table:table-cell>
              <table:table-cell office:value-type="float" office:value="0.55108525">
                <text:p>0.55108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884275">
                <text:p>0.61884275</text:p>
              </table:table-cell>
              <table:table-cell office:value-type="float" office:value="0.543646">
                <text:p>0.543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71945">
                <text:p>0.6171945</text:p>
              </table:table-cell>
              <table:table-cell office:value-type="float" office:value="0.550835">
                <text:p>0.550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781975">
                <text:p>0.61781975</text:p>
              </table:table-cell>
              <table:table-cell office:value-type="float" office:value="0.5510725">
                <text:p>0.5510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39285">
                <text:p>0.6139285</text:p>
              </table:table-cell>
              <table:table-cell office:value-type="float" office:value="0.57022">
                <text:p>0.57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267275">
                <text:p>0.62267275</text:p>
              </table:table-cell>
              <table:table-cell office:value-type="float" office:value="0.5691155">
                <text:p>0.569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593075">
                <text:p>0.60593075</text:p>
              </table:table-cell>
              <table:table-cell office:value-type="float" office:value="0.580697">
                <text:p>0.580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15055">
                <text:p>0.6215055</text:p>
              </table:table-cell>
              <table:table-cell office:value-type="float" office:value="0.591357">
                <text:p>0.59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985075">
                <text:p>0.62985075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3562425">
                <text:p>0.63562425</text:p>
              </table:table-cell>
              <table:table-cell office:value-type="float" office:value="0.60157775">
                <text:p>0.60157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65955">
                <text:p>0.6265955</text:p>
              </table:table-cell>
              <table:table-cell office:value-type="float" office:value="0.583212">
                <text:p>0.583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64275">
                <text:p>0.6164275</text:p>
              </table:table-cell>
              <table:table-cell office:value-type="float" office:value="0.581926">
                <text:p>0.581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1245">
                <text:p>0.611245</text:p>
              </table:table-cell>
              <table:table-cell office:value-type="float" office:value="0.62049275">
                <text:p>0.62049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082875">
                <text:p>0.63082875</text:p>
              </table:table-cell>
              <table:table-cell office:value-type="float" office:value="0.6229505">
                <text:p>0.6229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20415">
                <text:p>0.620415</text:p>
              </table:table-cell>
              <table:table-cell office:value-type="float" office:value="0.64375325">
                <text:p>0.64375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386375">
                <text:p>0.64386375</text:p>
              </table:table-cell>
              <table:table-cell office:value-type="float" office:value="0.66432">
                <text:p>0.66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703925">
                <text:p>0.62703925</text:p>
              </table:table-cell>
              <table:table-cell office:value-type="float" office:value="0.68792975">
                <text:p>0.68792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376625">
                <text:p>0.63376625</text:p>
              </table:table-cell>
              <table:table-cell office:value-type="float" office:value="0.67964075">
                <text:p>0.67964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66925">
                <text:p>0.6266925</text:p>
              </table:table-cell>
              <table:table-cell office:value-type="float" office:value="0.684553">
                <text:p>0.684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220575">
                <text:p>0.62220575</text:p>
              </table:table-cell>
              <table:table-cell office:value-type="float" office:value="0.70152175">
                <text:p>0.70152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09015">
                <text:p>0.6409015</text:p>
              </table:table-cell>
              <table:table-cell office:value-type="float" office:value="0.719858">
                <text:p>0.719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275975">
                <text:p>0.63275975</text:p>
              </table:table-cell>
              <table:table-cell office:value-type="float" office:value="0.707974">
                <text:p>0.707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049075">
                <text:p>0.65049075</text:p>
              </table:table-cell>
              <table:table-cell office:value-type="float" office:value="0.700402">
                <text:p>0.700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525525">
                <text:p>0.63525525</text:p>
              </table:table-cell>
              <table:table-cell office:value-type="float" office:value="0.710295">
                <text:p>0.710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